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3.5409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799in"/>
    </style:style>
    <style:style style:name="co7" style:family="table-column">
      <style:table-column-properties fo:break-before="auto" style:column-width="8.2717in"/>
    </style:style>
    <style:style style:name="co8" style:family="table-column">
      <style:table-column-properties fo:break-before="auto" style:column-width="3.198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75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color="#000000"/>
    </style:style>
    <style:style style:name="ce5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TOTAL TRAFFIC - METRIC TO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(excluding bunkers &amp; supplies and passenger vehicle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ONS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yhan</text:p>
          </table:table-cell>
          <table:table-cell office:value-type="string">
            <text:p>Turkey</text:p>
          </table:table-cell>
          <table:table-cell office:value-type="float" office:value="3219859">
            <text:p>3219859</text:p>
          </table:table-cell>
          <table:table-cell/>
          <table:table-cell table:formula="of:=VLOOKUP([.B4];['file:///home/stefano/Desktop/htdocs/GenoaPortStats/top61/portstat2011.ods'#$TON.$B$3:.$F$63];5; )" office:value-type="string" office:string-value="35.8331,37.0562">
            <text:p>35.8331,37.0562</text:p>
          </table:table-cell>
          <table:table-cell/>
          <table:table-cell table:style-name="ce2" table:formula="of:=CONCATENATE(&quot;{'type': 'Feature', 'properties': {'name':'&quot;;[.B4];&quot;','quantity':&quot;;[.D4];&quot;}, 'geometry': { 'type': 'Point', 'coordinates': [&quot;;[.F4];&quot;] }}&quot;)" office:value-type="string" office:string-value="{'type': 'Feature', 'properties': {'name':'Ceyhan','quantity':3219859}, 'geometry': { 'type': 'Point', 'coordinates': [35.8331,37.0562] }}">
            <text:p>{'type': 'Feature', 'properties': {'name':'Ceyhan','quantity':3219859}, 'geometry': { 'type': 'Point', 'coordinates': [35.8331,37.0562] }}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Novorossiysk</text:p>
          </table:table-cell>
          <table:table-cell office:value-type="string">
            <text:p>Russia</text:p>
          </table:table-cell>
          <table:table-cell office:value-type="float" office:value="3079588">
            <text:p>3079588</text:p>
          </table:table-cell>
          <table:table-cell/>
          <table:table-cell table:formula="of:=VLOOKUP([.B5];['file:///home/stefano/Desktop/htdocs/GenoaPortStats/top61/portstat2011.ods'#$TON.$B$3:.$F$63];5; )" office:value-type="string" office:string-value="37.7874,44.7108">
            <text:p>37.7874,44.7108</text:p>
          </table:table-cell>
          <table:table-cell/>
          <table:table-cell table:style-name="ce2" table:formula="of:=CONCATENATE(&quot;{'type': 'Feature', 'properties': {'name':'&quot;;[.B5];&quot;','quantity':&quot;;[.D5];&quot;}, 'geometry': { 'type': 'Point', 'coordinates': [&quot;;[.F5];&quot;] }}&quot;)" office:value-type="string" office:string-value="{'type': 'Feature', 'properties': {'name':'Novorossiysk','quantity':3079588}, 'geometry': { 'type': 'Point', 'coordinates': [37.7874,44.7108] }}">
            <text:p>{'type': 'Feature', 'properties': {'name':'Novorossiysk','quantity':3079588}, 'geometry': { 'type': 'Point', 'coordinates': [37.7874,44.7108] }}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aranto</text:p>
          </table:table-cell>
          <table:table-cell office:value-type="string">
            <text:p>Italy</text:p>
          </table:table-cell>
          <table:table-cell office:value-type="float" office:value="2751913">
            <text:p>2751913</text:p>
          </table:table-cell>
          <table:table-cell/>
          <table:table-cell table:formula="of:=VLOOKUP([.B6];['file:///home/stefano/Desktop/htdocs/GenoaPortStats/top61/portstat2011.ods'#$TON.$B$3:.$F$63];5; )" office:value-type="string" office:string-value="17.2997,40.4618">
            <text:p>17.2997,40.4618</text:p>
          </table:table-cell>
          <table:table-cell/>
          <table:table-cell table:style-name="ce2" table:formula="of:=CONCATENATE(&quot;{'type': 'Feature', 'properties': {'name':'&quot;;[.B6];&quot;','quantity':&quot;;[.D6];&quot;}, 'geometry': { 'type': 'Point', 'coordinates': [&quot;;[.F6];&quot;] }}&quot;)" office:value-type="string" office:string-value="{'type': 'Feature', 'properties': {'name':'Taranto','quantity':2751913}, 'geometry': { 'type': 'Point', 'coordinates': [17.2997,40.4618] }}">
            <text:p>{'type': 'Feature', 'properties': {'name':'Taranto','quantity':2751913}, 'geometry': { 'type': 'Point', 'coordinates': [17.2997,40.4618] }}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office:value-type="float" office:value="1446915">
            <text:p>1446915</text:p>
          </table:table-cell>
          <table:table-cell/>
          <table:table-cell table:formula="of:=VLOOKUP([.B7];['file:///home/stefano/Desktop/htdocs/GenoaPortStats/top61/portstat2011.ods'#$TON.$B$3:.$F$63];5; )" office:value-type="string" office:string-value="9.0960,39.2204">
            <text:p>9.0960,39.2204</text:p>
          </table:table-cell>
          <table:table-cell/>
          <table:table-cell table:style-name="ce2" table:formula="of:=CONCATENATE(&quot;{'type': 'Feature', 'properties': {'name':'&quot;;[.B7];&quot;','quantity':&quot;;[.D7];&quot;}, 'geometry': { 'type': 'Point', 'coordinates': [&quot;;[.F7];&quot;] }}&quot;)" office:value-type="string" office:string-value="{'type': 'Feature', 'properties': {'name':'Cagliari','quantity':1446915}, 'geometry': { 'type': 'Point', 'coordinates': [9.0960,39.2204] }}">
            <text:p>{'type': 'Feature', 'properties': {'name':'Cagliari','quantity':1446915}, 'geometry': { 'type': 'Point', 'coordinates': [9.0960,39.2204] }}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orto Torres</text:p>
          </table:table-cell>
          <table:table-cell office:value-type="string">
            <text:p>Italy</text:p>
          </table:table-cell>
          <table:table-cell office:value-type="float" office:value="1408533">
            <text:p>1408533</text:p>
          </table:table-cell>
          <table:table-cell/>
          <table:table-cell table:formula="of:=VLOOKUP([.B8];['file:///home/stefano/Desktop/htdocs/GenoaPortStats/top61/portstat2011.ods'#$TON.$B$3:.$F$63];5; )" office:value-type="string" office:string-value="8.3338,40.9513">
            <text:p>8.3338,40.9513</text:p>
          </table:table-cell>
          <table:table-cell/>
          <table:table-cell table:style-name="ce2" table:formula="of:=CONCATENATE(&quot;{'type': 'Feature', 'properties': {'name':'&quot;;[.B8];&quot;','quantity':&quot;;[.D8];&quot;}, 'geometry': { 'type': 'Point', 'coordinates': [&quot;;[.F8];&quot;] }}&quot;)" office:value-type="string" office:string-value="{'type': 'Feature', 'properties': {'name':'Porto Torres','quantity':1408533}, 'geometry': { 'type': 'Point', 'coordinates': [8.3338,40.9513] }}">
            <text:p>{'type': 'Feature', 'properties': {'name':'Porto Torres','quantity':1408533}, 'geometry': { 'type': 'Point', 'coordinates': [8.3338,40.9513] }}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office:value-type="float" office:value="1283791">
            <text:p>1283791</text:p>
          </table:table-cell>
          <table:table-cell/>
          <table:table-cell table:formula="of:=VLOOKUP([.B9];['file:///home/stefano/Desktop/htdocs/GenoaPortStats/top61/portstat2011.ods'#$TON.$B$3:.$F$63];5; )" office:value-type="string" office:string-value="121.4915,31.2246">
            <text:p>121.4915,31.2246</text:p>
          </table:table-cell>
          <table:table-cell/>
          <table:table-cell table:style-name="ce2" table:formula="of:=CONCATENATE(&quot;{'type': 'Feature', 'properties': {'name':'&quot;;[.B9];&quot;','quantity':&quot;;[.D9];&quot;}, 'geometry': { 'type': 'Point', 'coordinates': [&quot;;[.F9];&quot;] }}&quot;)" office:value-type="string" office:string-value="{'type': 'Feature', 'properties': {'name':'Shanghai','quantity':1283791}, 'geometry': { 'type': 'Point', 'coordinates': [121.4915,31.2246] }}">
            <text:p>{'type': 'Feature', 'properties': {'name':'Shanghai','quantity':1283791}, 'geometry': { 'type': 'Point', 'coordinates': [121.4915,31.2246] }}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elitah</text:p>
          </table:table-cell>
          <table:table-cell office:value-type="string">
            <text:p>Libya</text:p>
          </table:table-cell>
          <table:table-cell office:value-type="float" office:value="1249627">
            <text:p>1249627</text:p>
          </table:table-cell>
          <table:table-cell/>
          <table:table-cell office:value-type="string">
            <text:p>12.230272,32.863944</text:p>
          </table:table-cell>
          <table:table-cell/>
          <table:table-cell table:style-name="ce2" table:formula="of:=CONCATENATE(&quot;{'type': 'Feature', 'properties': {'name':'&quot;;[.B10];&quot;','quantity':&quot;;[.D10];&quot;}, 'geometry': { 'type': 'Point', 'coordinates': [&quot;;[.F10];&quot;] }}&quot;)" office:value-type="string" office:string-value="{'type': 'Feature', 'properties': {'name':'Melitah','quantity':1249627}, 'geometry': { 'type': 'Point', 'coordinates': [12.230272,32.863944] }}">
            <text:p>{'type': 'Feature', 'properties': {'name':'Melitah','quantity':1249627}, 'geometry': { 'type': 'Point', 'coordinates': [12.230272,32.863944] }}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lermo</text:p>
          </table:table-cell>
          <table:table-cell office:value-type="string">
            <text:p>Italy</text:p>
          </table:table-cell>
          <table:table-cell office:value-type="float" office:value="1096626">
            <text:p>1096626</text:p>
          </table:table-cell>
          <table:table-cell/>
          <table:table-cell table:formula="of:=VLOOKUP([.B11];['file:///home/stefano/Desktop/htdocs/GenoaPortStats/top61/portstat2011.ods'#$TON.$B$3:.$F$63];5; )" office:value-type="string" office:string-value="13.3473,38.1373">
            <text:p>13.3473,38.1373</text:p>
          </table:table-cell>
          <table:table-cell/>
          <table:table-cell table:style-name="ce2" table:formula="of:=CONCATENATE(&quot;{'type': 'Feature', 'properties': {'name':'&quot;;[.B11];&quot;','quantity':&quot;;[.D11];&quot;}, 'geometry': { 'type': 'Point', 'coordinates': [&quot;;[.F11];&quot;] }}&quot;)" office:value-type="string" office:string-value="{'type': 'Feature', 'properties': {'name':'Palermo','quantity':1096626}, 'geometry': { 'type': 'Point', 'coordinates': [13.3473,38.1373] }}">
            <text:p>{'type': 'Feature', 'properties': {'name':'Palermo','quantity':1096626}, 'geometry': { 'type': 'Point', 'coordinates': [13.3473,38.1373] }}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idi Kerir Terminal</text:p>
          </table:table-cell>
          <table:table-cell office:value-type="string">
            <text:p>Egypt</text:p>
          </table:table-cell>
          <table:table-cell office:value-type="float" office:value="1048097">
            <text:p>1048097</text:p>
          </table:table-cell>
          <table:table-cell/>
          <table:table-cell table:formula="of:=VLOOKUP([.B12];['file:///home/stefano/Desktop/htdocs/GenoaPortStats/top61/portstat2011.ods'#$TON.$B$3:.$F$63];5; )" office:value-type="string" office:string-value="29.6734,31.0516">
            <text:p>29.6734,31.0516</text:p>
          </table:table-cell>
          <table:table-cell/>
          <table:table-cell table:style-name="ce2" table:formula="of:=CONCATENATE(&quot;{'type': 'Feature', 'properties': {'name':'&quot;;[.B12];&quot;','quantity':&quot;;[.D12];&quot;}, 'geometry': { 'type': 'Point', 'coordinates': [&quot;;[.F12];&quot;] }}&quot;)" office:value-type="string" office:string-value="{'type': 'Feature', 'properties': {'name':'Sidi Kerir Terminal','quantity':1048097}, 'geometry': { 'type': 'Point', 'coordinates': [29.6734,31.0516] }}">
            <text:p>{'type': 'Feature', 'properties': {'name':'Sidi Kerir Terminal','quantity':1048097}, 'geometry': { 'type': 'Point', 'coordinates': [29.6734,31.0516] }}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rmini Imerese</text:p>
          </table:table-cell>
          <table:table-cell office:value-type="string">
            <text:p>Italy</text:p>
          </table:table-cell>
          <table:table-cell office:value-type="float" office:value="1046728">
            <text:p>1046728</text:p>
          </table:table-cell>
          <table:table-cell/>
          <table:table-cell table:formula="of:=VLOOKUP([.B13];['file:///home/stefano/Desktop/htdocs/GenoaPortStats/top61/portstat2011.ods'#$TON.$B$3:.$F$63];5; )" office:value-type="string" office:string-value="37.9872,13.7101">
            <text:p>37.9872,13.7101</text:p>
          </table:table-cell>
          <table:table-cell/>
          <table:table-cell table:style-name="ce2" table:formula="of:=CONCATENATE(&quot;{'type': 'Feature', 'properties': {'name':'&quot;;[.B13];&quot;','quantity':&quot;;[.D13];&quot;}, 'geometry': { 'type': 'Point', 'coordinates': [&quot;;[.F13];&quot;] }}&quot;)" office:value-type="string" office:string-value="{'type': 'Feature', 'properties': {'name':'Termini Imerese','quantity':1046728}, 'geometry': { 'type': 'Point', 'coordinates': [37.9872,13.7101] }}">
            <text:p>{'type': 'Feature', 'properties': {'name':'Termini Imerese','quantity':1046728}, 'geometry': { 'type': 'Point', 'coordinates': [37.9872,13.7101] }}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atania</text:p>
          </table:table-cell>
          <table:table-cell office:value-type="string">
            <text:p>Italy</text:p>
          </table:table-cell>
          <table:table-cell office:value-type="float" office:value="1012912">
            <text:p>1012912</text:p>
          </table:table-cell>
          <table:table-cell/>
          <table:table-cell table:formula="of:=VLOOKUP([.B14];['file:///home/stefano/Desktop/htdocs/GenoaPortStats/top61/portstat2011.ods'#$TON.$B$3:.$F$63];5; )" office:value-type="string" office:string-value="15.0306,37.4603">
            <text:p>15.0306,37.4603</text:p>
          </table:table-cell>
          <table:table-cell/>
          <table:table-cell table:style-name="ce2" table:formula="of:=CONCATENATE(&quot;{'type': 'Feature', 'properties': {'name':'&quot;;[.B14];&quot;','quantity':&quot;;[.D14];&quot;}, 'geometry': { 'type': 'Point', 'coordinates': [&quot;;[.F14];&quot;] }}&quot;)" office:value-type="string" office:string-value="{'type': 'Feature', 'properties': {'name':'Catania','quantity':1012912}, 'geometry': { 'type': 'Point', 'coordinates': [15.0306,37.4603] }}">
            <text:p>{'type': 'Feature', 'properties': {'name':'Catania','quantity':1012912}, 'geometry': { 'type': 'Point', 'coordinates': [15.0306,37.4603] }}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Singapore</text:p>
          </table:table-cell>
          <table:table-cell table:style-name="ce3" office:value-type="string">
            <text:p>919378</text:p>
          </table:table-cell>
          <table:table-cell/>
          <table:table-cell table:formula="of:=VLOOKUP([.B15];['file:///home/stefano/Desktop/htdocs/GenoaPortStats/top61/portstat2011.ods'#$TON.$B$3:.$F$63];5; )" office:value-type="string" office:string-value="103.85283,1.29063">
            <text:p>103.85283,1.29063</text:p>
          </table:table-cell>
          <table:table-cell/>
          <table:table-cell table:style-name="ce2" table:formula="of:=CONCATENATE(&quot;{'type': 'Feature', 'properties': {'name':'&quot;;[.B15];&quot;','quantity':&quot;;[.D15];&quot;}, 'geometry': { 'type': 'Point', 'coordinates': [&quot;;[.F15];&quot;] }}&quot;)" office:value-type="string" office:string-value="{'type': 'Feature', 'properties': {'name':'Singapore','quantity':919378}, 'geometry': { 'type': 'Point', 'coordinates': [103.85283,1.29063] }}">
            <text:p>{'type': 'Feature', 'properties': {'name':'Singapore','quantity':919378}, 'geometry': { 'type': 'Point', 'coordinates': [103.85283,1.29063] }}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table:style-name="ce3" office:value-type="string">
            <text:p>819301</text:p>
          </table:table-cell>
          <table:table-cell/>
          <table:table-cell table:style-name="ce2" office:value-type="string">
            <text:p>10.18479,36.80011</text:p>
          </table:table-cell>
          <table:table-cell/>
          <table:table-cell table:style-name="ce2" table:formula="of:=CONCATENATE(&quot;{'type': 'Feature', 'properties': {'name':'&quot;;[.B16];&quot;','quantity':&quot;;[.D16];&quot;}, 'geometry': { 'type': 'Point', 'coordinates': [&quot;;[.F16];&quot;] }}&quot;)" office:value-type="string" office:string-value="{'type': 'Feature', 'properties': {'name':'Tunis','quantity':819301}, 'geometry': { 'type': 'Point', 'coordinates': [10.18479,36.80011] }}">
            <text:p>{'type': 'Feature', 'properties': {'name':'Tunis','quantity':819301}, 'geometry': { 'type': 'Point', 'coordinates': [10.18479,36.80011] }}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Zawia Terminal</text:p>
          </table:table-cell>
          <table:table-cell office:value-type="string">
            <text:p>Libya</text:p>
          </table:table-cell>
          <table:table-cell table:style-name="ce3" office:value-type="string">
            <text:p>772369</text:p>
          </table:table-cell>
          <table:table-cell/>
          <table:table-cell table:formula="of:=VLOOKUP([.B17];['file:///home/stefano/Desktop/htdocs/GenoaPortStats/top61/portstat2011.ods'#$TON.$B$3:.$F$63];5; )" office:value-type="string" office:string-value="12.7224,32.7706">
            <text:p>12.7224,32.7706</text:p>
          </table:table-cell>
          <table:table-cell/>
          <table:table-cell table:style-name="ce2" table:formula="of:=CONCATENATE(&quot;{'type': 'Feature', 'properties': {'name':'&quot;;[.B17];&quot;','quantity':&quot;;[.D17];&quot;}, 'geometry': { 'type': 'Point', 'coordinates': [&quot;;[.F17];&quot;] }}&quot;)" office:value-type="string" office:string-value="{'type': 'Feature', 'properties': {'name':'Zawia Terminal','quantity':772369}, 'geometry': { 'type': 'Point', 'coordinates': [12.7224,32.7706] }}">
            <text:p>{'type': 'Feature', 'properties': {'name':'Zawia Terminal','quantity':772369}, 'geometry': { 'type': 'Point', 'coordinates': [12.7224,32.7706] }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763548</text:p>
          </table:table-cell>
          <table:table-cell/>
          <table:table-cell table:formula="of:=VLOOKUP([.B18];['file:///home/stefano/Desktop/htdocs/GenoaPortStats/top61/portstat2011.ods'#$TON.$B$3:.$F$63];5; )" office:value-type="string" office:string-value="-73.9796,40.6979">
            <text:p>-73.9796,40.6979</text:p>
          </table:table-cell>
          <table:table-cell/>
          <table:table-cell table:style-name="ce2" table:formula="of:=CONCATENATE(&quot;{'type': 'Feature', 'properties': {'name':'&quot;;[.B18];&quot;','quantity':&quot;;[.D18];&quot;}, 'geometry': { 'type': 'Point', 'coordinates': [&quot;;[.F18];&quot;] }}&quot;)" office:value-type="string" office:string-value="{'type': 'Feature', 'properties': {'name':'New York','quantity':763548}, 'geometry': { 'type': 'Point', 'coordinates': [-73.9796,40.6979] }}">
            <text:p>{'type': 'Feature', 'properties': {'name':'New York','quantity':763548}, 'geometry': { 'type': 'Point', 'coordinates': [-73.9796,40.6979] }}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table:style-name="ce3" office:value-type="string">
            <text:p>719216</text:p>
          </table:table-cell>
          <table:table-cell/>
          <table:table-cell table:formula="of:=VLOOKUP([.B19];['file:///home/stefano/Desktop/htdocs/GenoaPortStats/top61/portstat2011.ods'#$TON.$B$3:.$F$63];5; )" office:value-type="string" office:string-value="-94.9171,29.7232">
            <text:p>-94.9171,29.7232</text:p>
          </table:table-cell>
          <table:table-cell/>
          <table:table-cell table:style-name="ce2" table:formula="of:=CONCATENATE(&quot;{'type': 'Feature', 'properties': {'name':'&quot;;[.B19];&quot;','quantity':&quot;;[.D19];&quot;}, 'geometry': { 'type': 'Point', 'coordinates': [&quot;;[.F19];&quot;] }}&quot;)" office:value-type="string" office:string-value="{'type': 'Feature', 'properties': {'name':'Houston','quantity':719216}, 'geometry': { 'type': 'Point', 'coordinates': [-94.9171,29.7232] }}">
            <text:p>{'type': 'Feature', 'properties': {'name':'Houston','quantity':719216}, 'geometry': { 'type': 'Point', 'coordinates': [-94.9171,29.7232] }}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style-name="ce3" office:value-type="string">
            <text:p>699757</text:p>
          </table:table-cell>
          <table:table-cell/>
          <table:table-cell table:formula="of:=VLOOKUP([.B20];['file:///home/stefano/Desktop/htdocs/GenoaPortStats/top61/portstat2011.ods'#$TON.$B$3:.$F$63];5; )" office:value-type="string" office:string-value="2.1889,41.3996">
            <text:p>2.1889,41.3996</text:p>
          </table:table-cell>
          <table:table-cell/>
          <table:table-cell table:style-name="ce2" table:formula="of:=CONCATENATE(&quot;{'type': 'Feature', 'properties': {'name':'&quot;;[.B20];&quot;','quantity':&quot;;[.D20];&quot;}, 'geometry': { 'type': 'Point', 'coordinates': [&quot;;[.F20];&quot;] }}&quot;)" office:value-type="string" office:string-value="{'type': 'Feature', 'properties': {'name':'Barcelona','quantity':699757}, 'geometry': { 'type': 'Point', 'coordinates': [2.1889,41.3996] }}">
            <text:p>{'type': 'Feature', 'properties': {'name':'Barcelona','quantity':699757}, 'geometry': { 'type': 'Point', 'coordinates': [2.1889,41.3996] }}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Malta</text:p>
          </table:table-cell>
          <table:table-cell table:style-name="ce3" office:value-type="string">
            <text:p>659665</text:p>
          </table:table-cell>
          <table:table-cell/>
          <table:table-cell table:formula="of:=VLOOKUP([.B21];['file:///home/stefano/Desktop/htdocs/GenoaPortStats/top61/portstat2011.ods'#$TON.$B$3:.$F$63];5; )" office:value-type="string" office:string-value="14.5244,35.9180">
            <text:p>14.5244,35.9180</text:p>
          </table:table-cell>
          <table:table-cell/>
          <table:table-cell table:style-name="ce2" table:formula="of:=CONCATENATE(&quot;{'type': 'Feature', 'properties': {'name':'&quot;;[.B21];&quot;','quantity':&quot;;[.D21];&quot;}, 'geometry': { 'type': 'Point', 'coordinates': [&quot;;[.F21];&quot;] }}&quot;)" office:value-type="string" office:string-value="{'type': 'Feature', 'properties': {'name':'Malta','quantity':659665}, 'geometry': { 'type': 'Point', 'coordinates': [14.5244,35.9180] }}">
            <text:p>{'type': 'Feature', 'properties': {'name':'Malta','quantity':659665}, 'geometry': { 'type': 'Point', 'coordinates': [14.5244,35.9180] }}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table:style-name="ce3" office:value-type="string">
            <text:p>614420</text:p>
          </table:table-cell>
          <table:table-cell/>
          <table:table-cell table:formula="of:=VLOOKUP([.B22];['file:///home/stefano/Desktop/htdocs/GenoaPortStats/top61/portstat2011.ods'#$TON.$B$3:.$F$63];5; )" office:value-type="string" office:string-value="114.1229,22.3434">
            <text:p>114.1229,22.3434</text:p>
          </table:table-cell>
          <table:table-cell/>
          <table:table-cell table:style-name="ce2" table:formula="of:=CONCATENATE(&quot;{'type': 'Feature', 'properties': {'name':'&quot;;[.B22];&quot;','quantity':&quot;;[.D22];&quot;}, 'geometry': { 'type': 'Point', 'coordinates': [&quot;;[.F22];&quot;] }}&quot;)" office:value-type="string" office:string-value="{'type': 'Feature', 'properties': {'name':'Hong Kong','quantity':614420}, 'geometry': { 'type': 'Point', 'coordinates': [114.1229,22.3434] }}">
            <text:p>{'type': 'Feature', 'properties': {'name':'Hong Kong','quantity':614420}, 'geometry': { 'type': 'Point', 'coordinates': [114.1229,22.3434] }}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oudi Terminal</text:p>
          </table:table-cell>
          <table:table-cell office:value-type="string">
            <text:p>Cameroon</text:p>
          </table:table-cell>
          <table:table-cell table:style-name="ce3" office:value-type="string">
            <text:p>595287</text:p>
          </table:table-cell>
          <table:table-cell/>
          <table:table-cell table:formula="of:=VLOOKUP([.B23];['file:///home/stefano/Desktop/htdocs/GenoaPortStats/top61/portstat2011.ods'#$TON.$B$3:.$F$63];5; )" office:value-type="string" office:string-value="4.3611,8.4488">
            <text:p>4.3611,8.4488</text:p>
          </table:table-cell>
          <table:table-cell/>
          <table:table-cell table:style-name="ce2" table:formula="of:=CONCATENATE(&quot;{'type': 'Feature', 'properties': {'name':'&quot;;[.B23];&quot;','quantity':&quot;;[.D23];&quot;}, 'geometry': { 'type': 'Point', 'coordinates': [&quot;;[.F23];&quot;] }}&quot;)" office:value-type="string" office:string-value="{'type': 'Feature', 'properties': {'name':'Moudi Terminal','quantity':595287}, 'geometry': { 'type': 'Point', 'coordinates': [4.3611,8.4488] }}">
            <text:p>{'type': 'Feature', 'properties': {'name':'Moudi Terminal','quantity':595287}, 'geometry': { 'type': 'Point', 'coordinates': [4.3611,8.4488] }}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table:style-name="ce3" office:value-type="string">
            <text:p>536502</text:p>
          </table:table-cell>
          <table:table-cell/>
          <table:table-cell table:formula="of:=VLOOKUP([.B24];['file:///home/stefano/Desktop/htdocs/GenoaPortStats/top61/portstat2011.ods'#$TON.$B$3:.$F$63];5; )" office:value-type="string" office:string-value="29.8944,31.1990">
            <text:p>29.8944,31.1990</text:p>
          </table:table-cell>
          <table:table-cell/>
          <table:table-cell table:style-name="ce2" table:formula="of:=CONCATENATE(&quot;{'type': 'Feature', 'properties': {'name':'&quot;;[.B24];&quot;','quantity':&quot;;[.D24];&quot;}, 'geometry': { 'type': 'Point', 'coordinates': [&quot;;[.F24];&quot;] }}&quot;)" office:value-type="string" office:string-value="{'type': 'Feature', 'properties': {'name':'Alexandria','quantity':536502}, 'geometry': { 'type': 'Point', 'coordinates': [29.8944,31.1990] }}">
            <text:p>{'type': 'Feature', 'properties': {'name':'Alexandria','quantity':536502}, 'geometry': { 'type': 'Point', 'coordinates': [29.8944,31.1990] }}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imorsk, Koivisto</text:p>
          </table:table-cell>
          <table:table-cell office:value-type="string">
            <text:p>Russia</text:p>
          </table:table-cell>
          <table:table-cell table:style-name="ce3" office:value-type="string">
            <text:p>530210</text:p>
          </table:table-cell>
          <table:table-cell/>
          <table:table-cell office:value-type="string">
            <text:p>28.6220,60.3589</text:p>
          </table:table-cell>
          <table:table-cell/>
          <table:table-cell table:style-name="ce2" table:formula="of:=CONCATENATE(&quot;{'type': 'Feature', 'properties': {'name':'&quot;;[.B25];&quot;','quantity':&quot;;[.D25];&quot;}, 'geometry': { 'type': 'Point', 'coordinates': [&quot;;[.F25];&quot;] }}&quot;)" office:value-type="string" office:string-value="{'type': 'Feature', 'properties': {'name':'Primorsk, Koivisto','quantity':530210}, 'geometry': { 'type': 'Point', 'coordinates': [28.6220,60.3589] }}">
            <text:p>{'type': 'Feature', 'properties': {'name':'Primorsk, Koivisto','quantity':530210}, 'geometry': { 'type': 'Point', 'coordinates': [28.6220,60.3589] }}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table:style-name="ce3" office:value-type="string">
            <text:p>465148</text:p>
          </table:table-cell>
          <table:table-cell/>
          <table:table-cell table:formula="of:=VLOOKUP([.B26];['file:///home/stefano/Desktop/htdocs/GenoaPortStats/top61/portstat2011.ods'#$TON.$B$3:.$F$63];5; )" office:value-type="string" office:string-value="10.3073,43.5457">
            <text:p>10.3073,43.5457</text:p>
          </table:table-cell>
          <table:table-cell/>
          <table:table-cell table:style-name="ce2" table:formula="of:=CONCATENATE(&quot;{'type': 'Feature', 'properties': {'name':'&quot;;[.B26];&quot;','quantity':&quot;;[.D26];&quot;}, 'geometry': { 'type': 'Point', 'coordinates': [&quot;;[.F26];&quot;] }}&quot;)" office:value-type="string" office:string-value="{'type': 'Feature', 'properties': {'name':'Livorno','quantity':465148}, 'geometry': { 'type': 'Point', 'coordinates': [10.3073,43.5457] }}">
            <text:p>{'type': 'Feature', 'properties': {'name':'Livorno','quantity':465148}, 'geometry': { 'type': 'Point', 'coordinates': [10.3073,43.5457] }}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table:style-name="ce3" office:value-type="string">
            <text:p>453370</text:p>
          </table:table-cell>
          <table:table-cell/>
          <table:table-cell table:formula="of:=VLOOKUP([.B27];['file:///home/stefano/Desktop/htdocs/GenoaPortStats/top61/portstat2011.ods'#$TON.$B$3:.$F$63];5; )" office:value-type="string" office:string-value="10.27697,36.77440">
            <text:p>10.27697,36.77440</text:p>
          </table:table-cell>
          <table:table-cell/>
          <table:table-cell table:style-name="ce2" table:formula="of:=CONCATENATE(&quot;{'type': 'Feature', 'properties': {'name':'&quot;;[.B27];&quot;','quantity':&quot;;[.D27];&quot;}, 'geometry': { 'type': 'Point', 'coordinates': [&quot;;[.F27];&quot;] }}&quot;)" office:value-type="string" office:string-value="{'type': 'Feature', 'properties': {'name':'Rades','quantity':453370}, 'geometry': { 'type': 'Point', 'coordinates': [10.27697,36.77440] }}">
            <text:p>{'type': 'Feature', 'properties': {'name':'Rades','quantity':453370}, 'geometry': { 'type': 'Point', 'coordinates': [10.27697,36.77440] }}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table:style-name="ce3" office:value-type="string">
            <text:p>452209</text:p>
          </table:table-cell>
          <table:table-cell/>
          <table:table-cell table:formula="of:=VLOOKUP([.B28];['file:///home/stefano/Desktop/htdocs/GenoaPortStats/top61/portstat2011.ods'#$TON.$B$3:.$F$63];5; )" office:value-type="string" office:string-value="121.54988,29.87203">
            <text:p>121.54988,29.87203</text:p>
          </table:table-cell>
          <table:table-cell/>
          <table:table-cell table:style-name="ce2" table:formula="of:=CONCATENATE(&quot;{'type': 'Feature', 'properties': {'name':'&quot;;[.B28];&quot;','quantity':&quot;;[.D28];&quot;}, 'geometry': { 'type': 'Point', 'coordinates': [&quot;;[.F28];&quot;] }}&quot;)" office:value-type="string" office:string-value="{'type': 'Feature', 'properties': {'name':'Ningbo','quantity':452209}, 'geometry': { 'type': 'Point', 'coordinates': [121.54988,29.87203] }}">
            <text:p>{'type': 'Feature', 'properties': {'name':'Ningbo','quantity':452209}, 'geometry': { 'type': 'Point', 'coordinates': [121.54988,29.87203] }}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os-sur-Mer</text:p>
          </table:table-cell>
          <table:table-cell office:value-type="string">
            <text:p>France</text:p>
          </table:table-cell>
          <table:table-cell table:style-name="ce3" office:value-type="string">
            <text:p>448841</text:p>
          </table:table-cell>
          <table:table-cell/>
          <table:table-cell table:formula="of:=VLOOKUP([.B29];['file:///home/stefano/Desktop/htdocs/GenoaPortStats/top61/portstat2011.ods'#$TON.$B$3:.$F$63];5; )" office:value-type="string" office:string-value="4.945595,43.4380714">
            <text:p>4.945595,43.4380714</text:p>
          </table:table-cell>
          <table:table-cell/>
          <table:table-cell table:style-name="ce2" table:formula="of:=CONCATENATE(&quot;{'type': 'Feature', 'properties': {'name':'&quot;;[.B29];&quot;','quantity':&quot;;[.D29];&quot;}, 'geometry': { 'type': 'Point', 'coordinates': [&quot;;[.F29];&quot;] }}&quot;)" office:value-type="string" office:string-value="{'type': 'Feature', 'properties': {'name':'Fos-sur-Mer','quantity':448841}, 'geometry': { 'type': 'Point', 'coordinates': [4.945595,43.4380714] }}">
            <text:p>{'type': 'Feature', 'properties': {'name':'Fos-sur-Mer','quantity':448841}, 'geometry': { 'type': 'Point', 'coordinates': [4.945595,43.4380714] }}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atumi</text:p>
          </table:table-cell>
          <table:table-cell office:value-type="string">
            <text:p>Georgia</text:p>
          </table:table-cell>
          <table:table-cell table:style-name="ce3" office:value-type="string">
            <text:p>430368</text:p>
          </table:table-cell>
          <table:table-cell/>
          <table:table-cell table:formula="of:=VLOOKUP([.B30];['file:///home/stefano/Desktop/htdocs/GenoaPortStats/top61/portstat2011.ods'#$TON.$B$3:.$F$63];5; )" office:value-type="string" office:string-value="41.6658,41.6568">
            <text:p>41.6658,41.6568</text:p>
          </table:table-cell>
          <table:table-cell/>
          <table:table-cell table:style-name="ce2" table:formula="of:=CONCATENATE(&quot;{'type': 'Feature', 'properties': {'name':'&quot;;[.B30];&quot;','quantity':&quot;;[.D30];&quot;}, 'geometry': { 'type': 'Point', 'coordinates': [&quot;;[.F30];&quot;] }}&quot;)" office:value-type="string" office:string-value="{'type': 'Feature', 'properties': {'name':'Batumi','quantity':430368}, 'geometry': { 'type': 'Point', 'coordinates': [41.6658,41.6568] }}">
            <text:p>{'type': 'Feature', 'properties': {'name':'Batumi','quantity':430368}, 'geometry': { 'type': 'Point', 'coordinates': [41.6658,41.6568] }}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Yuzhnyy</text:p>
          </table:table-cell>
          <table:table-cell office:value-type="string">
            <text:p>Ukraine</text:p>
          </table:table-cell>
          <table:table-cell table:style-name="ce3" office:value-type="string">
            <text:p>421108</text:p>
          </table:table-cell>
          <table:table-cell/>
          <table:table-cell office:value-type="string">
            <text:p>31.1114,46.6255</text:p>
          </table:table-cell>
          <table:table-cell/>
          <table:table-cell table:style-name="ce2" table:formula="of:=CONCATENATE(&quot;{'type': 'Feature', 'properties': {'name':'&quot;;[.B31];&quot;','quantity':&quot;;[.D31];&quot;}, 'geometry': { 'type': 'Point', 'coordinates': [&quot;;[.F31];&quot;] }}&quot;)" office:value-type="string" office:string-value="{'type': 'Feature', 'properties': {'name':'Yuzhnyy','quantity':421108}, 'geometry': { 'type': 'Point', 'coordinates': [31.1114,46.6255] }}">
            <text:p>{'type': 'Feature', 'properties': {'name':'Yuzhnyy','quantity':421108}, 'geometry': { 'type': 'Point', 'coordinates': [31.1114,46.6255] }}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table:style-name="ce3" office:value-type="string">
            <text:p>386417</text:p>
          </table:table-cell>
          <table:table-cell/>
          <table:table-cell table:formula="of:=VLOOKUP([.B32];['file:///home/stefano/Desktop/htdocs/GenoaPortStats/top61/portstat2011.ods'#$TON.$B$3:.$F$63];5; )" office:value-type="string" office:string-value="101.3006,2.9410">
            <text:p>101.3006,2.9410</text:p>
          </table:table-cell>
          <table:table-cell/>
          <table:table-cell table:style-name="ce2" table:formula="of:=CONCATENATE(&quot;{'type': 'Feature', 'properties': {'name':'&quot;;[.B32];&quot;','quantity':&quot;;[.D32];&quot;}, 'geometry': { 'type': 'Point', 'coordinates': [&quot;;[.F32];&quot;] }}&quot;)" office:value-type="string" office:string-value="{'type': 'Feature', 'properties': {'name':'Port Kelang','quantity':386417}, 'geometry': { 'type': 'Point', 'coordinates': [101.3006,2.9410] }}">
            <text:p>{'type': 'Feature', 'properties': {'name':'Port Kelang','quantity':386417}, 'geometry': { 'type': 'Point', 'coordinates': [101.3006,2.9410] }}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table:style-name="ce3" office:value-type="string">
            <text:p>369802</text:p>
          </table:table-cell>
          <table:table-cell/>
          <table:table-cell table:formula="of:=VLOOKUP([.B33];['file:///home/stefano/Desktop/htdocs/GenoaPortStats/top61/portstat2011.ods'#$TON.$B$3:.$F$63];5; )" office:value-type="string" office:string-value="39.16404,21.58222">
            <text:p>39.16404,21.58222</text:p>
          </table:table-cell>
          <table:table-cell/>
          <table:table-cell table:style-name="ce2" table:formula="of:=CONCATENATE(&quot;{'type': 'Feature', 'properties': {'name':'&quot;;[.B33];&quot;','quantity':&quot;;[.D33];&quot;}, 'geometry': { 'type': 'Point', 'coordinates': [&quot;;[.F33];&quot;] }}&quot;)" office:value-type="string" office:string-value="{'type': 'Feature', 'properties': {'name':'Jeddah','quantity':369802}, 'geometry': { 'type': 'Point', 'coordinates': [39.16404,21.58222] }}">
            <text:p>{'type': 'Feature', 'properties': {'name':'Jeddah','quantity':369802}, 'geometry': { 'type': 'Point', 'coordinates': [39.16404,21.58222] }}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usan (Pusan)</text:p>
          </table:table-cell>
          <table:table-cell office:value-type="string">
            <text:p>South Korea</text:p>
          </table:table-cell>
          <table:table-cell table:style-name="ce3" office:value-type="string">
            <text:p>324969</text:p>
          </table:table-cell>
          <table:table-cell/>
          <table:table-cell table:formula="of:=VLOOKUP([.B34];['file:///home/stefano/Desktop/htdocs/GenoaPortStats/top61/portstat2011.ods'#$TON.$B$3:.$F$63];5; )" office:value-type="string" office:string-value="129.0176,35.0803">
            <text:p>129.0176,35.0803</text:p>
          </table:table-cell>
          <table:table-cell/>
          <table:table-cell table:style-name="ce2" table:formula="of:=CONCATENATE(&quot;{'type': 'Feature', 'properties': {'name':'&quot;;[.B34];&quot;','quantity':&quot;;[.D34];&quot;}, 'geometry': { 'type': 'Point', 'coordinates': [&quot;;[.F34];&quot;] }}&quot;)" office:value-type="string" office:string-value="{'type': 'Feature', 'properties': {'name':'Busan (Pusan)','quantity':324969}, 'geometry': { 'type': 'Point', 'coordinates': [129.0176,35.0803] }}">
            <text:p>{'type': 'Feature', 'properties': {'name':'Busan (Pusan)','quantity':324969}, 'geometry': { 'type': 'Point', 'coordinates': [129.0176,35.0803] }}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table:style-name="ce3" office:value-type="string">
            <text:p>315214</text:p>
          </table:table-cell>
          <table:table-cell/>
          <table:table-cell table:formula="of:=VLOOKUP([.B35];['file:///home/stefano/Desktop/htdocs/GenoaPortStats/top61/portstat2011.ods'#$TON.$B$3:.$F$63];5; )" office:value-type="string" office:string-value="55.0687,24.9959">
            <text:p>55.0687,24.9959</text:p>
          </table:table-cell>
          <table:table-cell/>
          <table:table-cell table:style-name="ce2" table:formula="of:=CONCATENATE(&quot;{'type': 'Feature', 'properties': {'name':'&quot;;[.B35];&quot;','quantity':&quot;;[.D35];&quot;}, 'geometry': { 'type': 'Point', 'coordinates': [&quot;;[.F35];&quot;] }}&quot;)" office:value-type="string" office:string-value="{'type': 'Feature', 'properties': {'name':'Jebel Ali','quantity':315214}, 'geometry': { 'type': 'Point', 'coordinates': [55.0687,24.9959] }}">
            <text:p>{'type': 'Feature', 'properties': {'name':'Jebel Ali','quantity':315214}, 'geometry': { 'type': 'Point', 'coordinates': [55.0687,24.9959] }}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aniyas</text:p>
          </table:table-cell>
          <table:table-cell office:value-type="string">
            <text:p>Syria</text:p>
          </table:table-cell>
          <table:table-cell table:style-name="ce3" office:value-type="string">
            <text:p>297451</text:p>
          </table:table-cell>
          <table:table-cell/>
          <table:table-cell table:formula="of:=VLOOKUP([.B36];['file:///home/stefano/Desktop/htdocs/GenoaPortStats/top61/portstat2011.ods'#$TON.$B$3:.$F$63];5; )" office:value-type="string" office:string-value="35.944906,35.1820319">
            <text:p>35.944906,35.1820319</text:p>
          </table:table-cell>
          <table:table-cell/>
          <table:table-cell table:style-name="ce2" table:formula="of:=CONCATENATE(&quot;{'type': 'Feature', 'properties': {'name':'&quot;;[.B36];&quot;','quantity':&quot;;[.D36];&quot;}, 'geometry': { 'type': 'Point', 'coordinates': [&quot;;[.F36];&quot;] }}&quot;)" office:value-type="string" office:string-value="{'type': 'Feature', 'properties': {'name':'Baniyas','quantity':297451}, 'geometry': { 'type': 'Point', 'coordinates': [35.944906,35.1820319] }}">
            <text:p>{'type': 'Feature', 'properties': {'name':'Baniyas','quantity':297451}, 'geometry': { 'type': 'Point', 'coordinates': [35.944906,35.1820319] }}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style-name="ce3" office:value-type="string">
            <text:p>289759</text:p>
          </table:table-cell>
          <table:table-cell/>
          <table:table-cell table:formula="of:=VLOOKUP([.B37];['file:///home/stefano/Desktop/htdocs/GenoaPortStats/top61/portstat2011.ods'#$TON.$B$3:.$F$63];5; )" office:value-type="string" office:string-value="-73.6554,45.5027">
            <text:p>-73.6554,45.5027</text:p>
          </table:table-cell>
          <table:table-cell/>
          <table:table-cell table:style-name="ce2" table:formula="of:=CONCATENATE(&quot;{'type': 'Feature', 'properties': {'name':'&quot;;[.B37];&quot;','quantity':&quot;;[.D37];&quot;}, 'geometry': { 'type': 'Point', 'coordinates': [&quot;;[.F37];&quot;] }}&quot;)" office:value-type="string" office:string-value="{'type': 'Feature', 'properties': {'name':'Montreal','quantity':289759}, 'geometry': { 'type': 'Point', 'coordinates': [-73.6554,45.5027] }}">
            <text:p>{'type': 'Feature', 'properties': {'name':'Montreal','quantity':289759}, 'geometry': { 'type': 'Point', 'coordinates': [-73.6554,45.5027] }}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Olbia</text:p>
          </table:table-cell>
          <table:table-cell office:value-type="string">
            <text:p>Italy</text:p>
          </table:table-cell>
          <table:table-cell table:style-name="ce3" office:value-type="string">
            <text:p>286901</text:p>
          </table:table-cell>
          <table:table-cell/>
          <table:table-cell table:formula="of:=VLOOKUP([.B38];['file:///home/stefano/Desktop/htdocs/GenoaPortStats/top61/portstat2011.ods'#$TON.$B$3:.$F$63];5; )" office:value-type="string" office:string-value="9.5397,40.9206">
            <text:p>9.5397,40.9206</text:p>
          </table:table-cell>
          <table:table-cell/>
          <table:table-cell table:style-name="ce2" table:formula="of:=CONCATENATE(&quot;{'type': 'Feature', 'properties': {'name':'&quot;;[.B38];&quot;','quantity':&quot;;[.D38];&quot;}, 'geometry': { 'type': 'Point', 'coordinates': [&quot;;[.F38];&quot;] }}&quot;)" office:value-type="string" office:string-value="{'type': 'Feature', 'properties': {'name':'Olbia','quantity':286901}, 'geometry': { 'type': 'Point', 'coordinates': [9.5397,40.9206] }}">
            <text:p>{'type': 'Feature', 'properties': {'name':'Olbia','quantity':286901}, 'geometry': { 'type': 'Point', 'coordinates': [9.5397,40.9206] }}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table:style-name="ce3" office:value-type="string">
            <text:p>271863</text:p>
          </table:table-cell>
          <table:table-cell/>
          <table:table-cell table:formula="of:=VLOOKUP([.B39];['file:///home/stefano/Desktop/htdocs/GenoaPortStats/top61/portstat2011.ods'#$TON.$B$3:.$F$63];5; )" office:value-type="string" office:string-value="120.2893,22.6015">
            <text:p>120.2893,22.6015</text:p>
          </table:table-cell>
          <table:table-cell/>
          <table:table-cell table:style-name="ce2" table:formula="of:=CONCATENATE(&quot;{'type': 'Feature', 'properties': {'name':'&quot;;[.B39];&quot;','quantity':&quot;;[.D39];&quot;}, 'geometry': { 'type': 'Point', 'coordinates': [&quot;;[.F39];&quot;] }}&quot;)" office:value-type="string" office:string-value="{'type': 'Feature', 'properties': {'name':'Kaohsiung','quantity':271863}, 'geometry': { 'type': 'Point', 'coordinates': [120.2893,22.6015] }}">
            <text:p>{'type': 'Feature', 'properties': {'name':'Kaohsiung','quantity':271863}, 'geometry': { 'type': 'Point', 'coordinates': [120.2893,22.6015] }}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table:style-name="ce3" office:value-type="string">
            <text:p>265354</text:p>
          </table:table-cell>
          <table:table-cell/>
          <table:table-cell table:formula="of:=VLOOKUP([.B40];['file:///home/stefano/Desktop/htdocs/GenoaPortStats/top61/portstat2011.ods'#$TON.$B$3:.$F$63];5; )" office:value-type="string" office:string-value="72.9644,18.9629">
            <text:p>72.9644,18.9629</text:p>
          </table:table-cell>
          <table:table-cell/>
          <table:table-cell table:style-name="ce2" table:formula="of:=CONCATENATE(&quot;{'type': 'Feature', 'properties': {'name':'&quot;;[.B40];&quot;','quantity':&quot;;[.D40];&quot;}, 'geometry': { 'type': 'Point', 'coordinates': [&quot;;[.F40];&quot;] }}&quot;)" office:value-type="string" office:string-value="{'type': 'Feature', 'properties': {'name':'Jawaharlal Neru (Nhava Sheva)','quantity':265354}, 'geometry': { 'type': 'Point', 'coordinates': [72.9644,18.9629] }}">
            <text:p>{'type': 'Feature', 'properties': {'name':'Jawaharlal Neru (Nhava Sheva)','quantity':265354}, 'geometry': { 'type': 'Point', 'coordinates': [72.9644,18.9629] }}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table:style-name="ce3" office:value-type="string">
            <text:p>260129</text:p>
          </table:table-cell>
          <table:table-cell/>
          <table:table-cell table:formula="of:=VLOOKUP([.B41];['file:///home/stefano/Desktop/htdocs/GenoaPortStats/top61/portstat2011.ods'#$TON.$B$3:.$F$63];5; )" office:value-type="string" office:string-value="120.3189,36.0696">
            <text:p>120.3189,36.0696</text:p>
          </table:table-cell>
          <table:table-cell/>
          <table:table-cell table:style-name="ce2" table:formula="of:=CONCATENATE(&quot;{'type': 'Feature', 'properties': {'name':'&quot;;[.B41];&quot;','quantity':&quot;;[.D41];&quot;}, 'geometry': { 'type': 'Point', 'coordinates': [&quot;;[.F41];&quot;] }}&quot;)" office:value-type="string" office:string-value="{'type': 'Feature', 'properties': {'name':'Qingdao','quantity':260129}, 'geometry': { 'type': 'Point', 'coordinates': [120.3189,36.0696] }}">
            <text:p>{'type': 'Feature', 'properties': {'name':'Qingdao','quantity':260129}, 'geometry': { 'type': 'Point', 'coordinates': [120.3189,36.0696] }}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table:style-name="ce3" office:value-type="string">
            <text:p>253609</text:p>
          </table:table-cell>
          <table:table-cell/>
          <table:table-cell table:formula="of:=VLOOKUP([.B42];['file:///home/stefano/Desktop/htdocs/GenoaPortStats/top61/portstat2011.ods'#$TON.$B$3:.$F$63];5; )" office:value-type="string" office:string-value="15.9207,38.4271">
            <text:p>15.9207,38.4271</text:p>
          </table:table-cell>
          <table:table-cell/>
          <table:table-cell table:style-name="ce2" table:formula="of:=CONCATENATE(&quot;{'type': 'Feature', 'properties': {'name':'&quot;;[.B42];&quot;','quantity':&quot;;[.D42];&quot;}, 'geometry': { 'type': 'Point', 'coordinates': [&quot;;[.F42];&quot;] }}&quot;)" office:value-type="string" office:string-value="{'type': 'Feature', 'properties': {'name':'Gioia Tauro','quantity':253609}, 'geometry': { 'type': 'Point', 'coordinates': [15.9207,38.4271] }}">
            <text:p>{'type': 'Feature', 'properties': {'name':'Gioia Tauro','quantity':253609}, 'geometry': { 'type': 'Point', 'coordinates': [15.9207,38.4271] }}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table:style-name="ce3" office:value-type="string">
            <text:p>230860</text:p>
          </table:table-cell>
          <table:table-cell/>
          <table:table-cell table:formula="of:=VLOOKUP([.B43];['file:///home/stefano/Desktop/htdocs/GenoaPortStats/top61/portstat2011.ods'#$TON.$B$3:.$F$63];5; )" office:value-type="string" office:string-value="-81.0980,31.9996">
            <text:p>-81.0980,31.9996</text:p>
          </table:table-cell>
          <table:table-cell/>
          <table:table-cell table:style-name="ce2" table:formula="of:=CONCATENATE(&quot;{'type': 'Feature', 'properties': {'name':'&quot;;[.B43];&quot;','quantity':&quot;;[.D43];&quot;}, 'geometry': { 'type': 'Point', 'coordinates': [&quot;;[.F43];&quot;] }}&quot;)" office:value-type="string" office:string-value="{'type': 'Feature', 'properties': {'name':'Savannah','quantity':230860}, 'geometry': { 'type': 'Point', 'coordinates': [-81.0980,31.9996] }}">
            <text:p>{'type': 'Feature', 'properties': {'name':'Savannah','quantity':230860}, 'geometry': { 'type': 'Point', 'coordinates': [-81.0980,31.9996] }}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table:style-name="ce3" office:value-type="string">
            <text:p>229200</text:p>
          </table:table-cell>
          <table:table-cell/>
          <table:table-cell table:formula="of:=VLOOKUP([.B44];['file:///home/stefano/Desktop/htdocs/GenoaPortStats/top61/portstat2011.ods'#$TON.$B$3:.$F$63];5; )" office:value-type="string" office:string-value="103.54571,1.3570015">
            <text:p>103.54571,1.3570015</text:p>
          </table:table-cell>
          <table:table-cell/>
          <table:table-cell table:style-name="ce2" table:formula="of:=CONCATENATE(&quot;{'type': 'Feature', 'properties': {'name':'&quot;;[.B44];&quot;','quantity':&quot;;[.D44];&quot;}, 'geometry': { 'type': 'Point', 'coordinates': [&quot;;[.F44];&quot;] }}&quot;)" office:value-type="string" office:string-value="{'type': 'Feature', 'properties': {'name':'Tanjong Pelepas','quantity':229200}, 'geometry': { 'type': 'Point', 'coordinates': [103.54571,1.3570015] }}">
            <text:p>{'type': 'Feature', 'properties': {'name':'Tanjong Pelepas','quantity':229200}, 'geometry': { 'type': 'Point', 'coordinates': [103.54571,1.3570015] }}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kikda</text:p>
          </table:table-cell>
          <table:table-cell office:value-type="string">
            <text:p>Algeria</text:p>
          </table:table-cell>
          <table:table-cell table:style-name="ce3" office:value-type="string">
            <text:p>224123</text:p>
          </table:table-cell>
          <table:table-cell/>
          <table:table-cell office:value-type="string">
            <text:p>6.89998164,36.8804219</text:p>
          </table:table-cell>
          <table:table-cell/>
          <table:table-cell table:style-name="ce2" table:formula="of:=CONCATENATE(&quot;{'type': 'Feature', 'properties': {'name':'&quot;;[.B45];&quot;','quantity':&quot;;[.D45];&quot;}, 'geometry': { 'type': 'Point', 'coordinates': [&quot;;[.F45];&quot;] }}&quot;)" office:value-type="string" office:string-value="{'type': 'Feature', 'properties': {'name':'Skikda','quantity':224123}, 'geometry': { 'type': 'Point', 'coordinates': [6.89998164,36.8804219] }}">
            <text:p>{'type': 'Feature', 'properties': {'name':'Skikda','quantity':224123}, 'geometry': { 'type': 'Point', 'coordinates': [6.89998164,36.8804219] }}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table:style-name="ce3" office:value-type="string">
            <text:p>224039</text:p>
          </table:table-cell>
          <table:table-cell/>
          <table:table-cell table:formula="of:=VLOOKUP([.B46];['file:///home/stefano/Desktop/htdocs/GenoaPortStats/top61/portstat2011.ods'#$TON.$B$3:.$F$63];5; )" office:value-type="string" office:string-value="56.3709,25.3584">
            <text:p>56.3709,25.3584</text:p>
          </table:table-cell>
          <table:table-cell/>
          <table:table-cell table:style-name="ce2" table:formula="of:=CONCATENATE(&quot;{'type': 'Feature', 'properties': {'name':'&quot;;[.B46];&quot;','quantity':&quot;;[.D46];&quot;}, 'geometry': { 'type': 'Point', 'coordinates': [&quot;;[.F46];&quot;] }}&quot;)" office:value-type="string" office:string-value="{'type': 'Feature', 'properties': {'name':'Khor al Fakkan','quantity':224039}, 'geometry': { 'type': 'Point', 'coordinates': [56.3709,25.3584] }}">
            <text:p>{'type': 'Feature', 'properties': {'name':'Khor al Fakkan','quantity':224039}, 'geometry': { 'type': 'Point', 'coordinates': [56.3709,25.3584] }}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rsaxlokk</text:p>
          </table:table-cell>
          <table:table-cell office:value-type="string">
            <text:p>Malta</text:p>
          </table:table-cell>
          <table:table-cell table:style-name="ce3" office:value-type="string">
            <text:p>222218</text:p>
          </table:table-cell>
          <table:table-cell/>
          <table:table-cell office:value-type="string">
            <text:p>14.5441482,35.8418502</text:p>
          </table:table-cell>
          <table:table-cell/>
          <table:table-cell table:style-name="ce2" table:formula="of:=CONCATENATE(&quot;{'type': 'Feature', 'properties': {'name':'&quot;;[.B47];&quot;','quantity':&quot;;[.D47];&quot;}, 'geometry': { 'type': 'Point', 'coordinates': [&quot;;[.F47];&quot;] }}&quot;)" office:value-type="string" office:string-value="{'type': 'Feature', 'properties': {'name':'Marsaxlokk','quantity':222218}, 'geometry': { 'type': 'Point', 'coordinates': [14.5441482,35.8418502] }}">
            <text:p>{'type': 'Feature', 'properties': {'name':'Marsaxlokk','quantity':222218}, 'geometry': { 'type': 'Point', 'coordinates': [14.5441482,35.8418502] }}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bidjan</text:p>
          </table:table-cell>
          <table:table-cell office:value-type="string">
            <text:p>Ivory Coast</text:p>
          </table:table-cell>
          <table:table-cell table:style-name="ce3" office:value-type="string">
            <text:p>220835</text:p>
          </table:table-cell>
          <table:table-cell/>
          <table:table-cell office:value-type="string">
            <text:p>9.76998734,1.87000083</text:p>
          </table:table-cell>
          <table:table-cell/>
          <table:table-cell table:style-name="ce2" table:formula="of:=CONCATENATE(&quot;{'type': 'Feature', 'properties': {'name':'&quot;;[.B48];&quot;','quantity':&quot;;[.D48];&quot;}, 'geometry': { 'type': 'Point', 'coordinates': [&quot;;[.F48];&quot;] }}&quot;)" office:value-type="string" office:string-value="{'type': 'Feature', 'properties': {'name':'Abidjan','quantity':220835}, 'geometry': { 'type': 'Point', 'coordinates': [9.76998734,1.87000083] }}">
            <text:p>{'type': 'Feature', 'properties': {'name':'Abidjan','quantity':220835}, 'geometry': { 'type': 'Point', 'coordinates': [9.76998734,1.87000083] }}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as Lanuf</text:p>
          </table:table-cell>
          <table:table-cell office:value-type="string">
            <text:p>Lybia</text:p>
          </table:table-cell>
          <table:table-cell table:style-name="ce3" office:value-type="string">
            <text:p>218274</text:p>
          </table:table-cell>
          <table:table-cell/>
          <table:table-cell office:value-type="string">
            <text:p>18.41732,30.58686</text:p>
          </table:table-cell>
          <table:table-cell/>
          <table:table-cell table:style-name="ce2" table:formula="of:=CONCATENATE(&quot;{'type': 'Feature', 'properties': {'name':'&quot;;[.B49];&quot;','quantity':&quot;;[.D49];&quot;}, 'geometry': { 'type': 'Point', 'coordinates': [&quot;;[.F49];&quot;] }}&quot;)" office:value-type="string" office:string-value="{'type': 'Feature', 'properties': {'name':'Ras Lanuf','quantity':218274}, 'geometry': { 'type': 'Point', 'coordinates': [18.41732,30.58686] }}">
            <text:p>{'type': 'Feature', 'properties': {'name':'Ras Lanuf','quantity':218274}, 'geometry': { 'type': 'Point', 'coordinates': [18.41732,30.58686] }}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table:style-name="ce3" office:value-type="string">
            <text:p>214089</text:p>
          </table:table-cell>
          <table:table-cell/>
          <table:table-cell table:formula="of:=VLOOKUP([.B50];['file:///home/stefano/Desktop/htdocs/GenoaPortStats/top61/portstat2011.ods'#$TON.$B$3:.$F$63];5; )" office:value-type="string" office:string-value="113.9161,22.4715">
            <text:p>113.9161,22.4715</text:p>
          </table:table-cell>
          <table:table-cell/>
          <table:table-cell table:style-name="ce2" table:formula="of:=CONCATENATE(&quot;{'type': 'Feature', 'properties': {'name':'&quot;;[.B50];&quot;','quantity':&quot;;[.D50];&quot;}, 'geometry': { 'type': 'Point', 'coordinates': [&quot;;[.F50];&quot;] }}&quot;)" office:value-type="string" office:string-value="{'type': 'Feature', 'properties': {'name':'Shekou','quantity':214089}, 'geometry': { 'type': 'Point', 'coordinates': [113.9161,22.4715] }}">
            <text:p>{'type': 'Feature', 'properties': {'name':'Shekou','quantity':214089}, 'geometry': { 'type': 'Point', 'coordinates': [113.9161,22.4715] }}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Gela</text:p>
          </table:table-cell>
          <table:table-cell office:value-type="string">
            <text:p>Italy</text:p>
          </table:table-cell>
          <table:table-cell table:style-name="ce3" office:value-type="string">
            <text:p>208550</text:p>
          </table:table-cell>
          <table:table-cell/>
          <table:table-cell office:value-type="string">
            <text:p>14.25075,37.06659</text:p>
          </table:table-cell>
          <table:table-cell/>
          <table:table-cell table:style-name="ce2" table:formula="of:=CONCATENATE(&quot;{'type': 'Feature', 'properties': {'name':'&quot;;[.B51];&quot;','quantity':&quot;;[.D51];&quot;}, 'geometry': { 'type': 'Point', 'coordinates': [&quot;;[.F51];&quot;] }}&quot;)" office:value-type="string" office:string-value="{'type': 'Feature', 'properties': {'name':'Gela','quantity':208550}, 'geometry': { 'type': 'Point', 'coordinates': [14.25075,37.06659] }}">
            <text:p>{'type': 'Feature', 'properties': {'name':'Gela','quantity':208550}, 'geometry': { 'type': 'Point', 'coordinates': [14.25075,37.06659] }}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ilazzo</text:p>
          </table:table-cell>
          <table:table-cell office:value-type="string">
            <text:p>Italy</text:p>
          </table:table-cell>
          <table:table-cell table:style-name="ce3" office:value-type="string">
            <text:p>207742</text:p>
          </table:table-cell>
          <table:table-cell/>
          <table:table-cell table:formula="of:=VLOOKUP([.B52];['file:///home/stefano/Desktop/htdocs/GenoaPortStats/top61/portstat2011.ods'#$TON.$B$3:.$F$63];5; )" office:value-type="string" office:string-value="15.2734,38.2144">
            <text:p>15.2734,38.2144</text:p>
          </table:table-cell>
          <table:table-cell/>
          <table:table-cell table:style-name="ce2" table:formula="of:=CONCATENATE(&quot;{'type': 'Feature', 'properties': {'name':'&quot;;[.B52];&quot;','quantity':&quot;;[.D52];&quot;}, 'geometry': { 'type': 'Point', 'coordinates': [&quot;;[.F52];&quot;] }}&quot;)" office:value-type="string" office:string-value="{'type': 'Feature', 'properties': {'name':'Milazzo','quantity':207742}, 'geometry': { 'type': 'Point', 'coordinates': [15.2734,38.2144] }}">
            <text:p>{'type': 'Feature', 'properties': {'name':'Milazzo','quantity':207742}, 'geometry': { 'type': 'Point', 'coordinates': [15.2734,38.2144] }}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table:style-name="ce3" office:value-type="string">
            <text:p>206941</text:p>
          </table:table-cell>
          <table:table-cell/>
          <table:table-cell table:formula="of:=VLOOKUP([.B53];['file:///home/stefano/Desktop/htdocs/GenoaPortStats/top61/portstat2011.ods'#$TON.$B$3:.$F$63];5; )" office:value-type="string" office:string-value="-46.2900,-23.8643">
            <text:p>-46.2900,-23.8643</text:p>
          </table:table-cell>
          <table:table-cell/>
          <table:table-cell table:style-name="ce2" table:formula="of:=CONCATENATE(&quot;{'type': 'Feature', 'properties': {'name':'&quot;;[.B53];&quot;','quantity':&quot;;[.D53];&quot;}, 'geometry': { 'type': 'Point', 'coordinates': [&quot;;[.F53];&quot;] }}&quot;)" office:value-type="string" office:string-value="{'type': 'Feature', 'properties': {'name':'Santos','quantity':206941}, 'geometry': { 'type': 'Point', 'coordinates': [-46.2900,-23.8643] }}">
            <text:p>{'type': 'Feature', 'properties': {'name':'Santos','quantity':206941}, 'geometry': { 'type': 'Point', 'coordinates': [-46.2900,-23.8643] }}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Tarragona</text:p>
          </table:table-cell>
          <table:table-cell office:value-type="string">
            <text:p>Spain</text:p>
          </table:table-cell>
          <table:table-cell table:style-name="ce3" office:value-type="string">
            <text:p>204613</text:p>
          </table:table-cell>
          <table:table-cell/>
          <table:table-cell office:value-type="string">
            <text:p>1.2546057,41.1172364</text:p>
          </table:table-cell>
          <table:table-cell/>
          <table:table-cell table:style-name="ce2" table:formula="of:=CONCATENATE(&quot;{'type': 'Feature', 'properties': {'name':'&quot;;[.B54];&quot;','quantity':&quot;;[.D54];&quot;}, 'geometry': { 'type': 'Point', 'coordinates': [&quot;;[.F54];&quot;] }}&quot;)" office:value-type="string" office:string-value="{'type': 'Feature', 'properties': {'name':'Tarragona','quantity':204613}, 'geometry': { 'type': 'Point', 'coordinates': [1.2546057,41.1172364] }}">
            <text:p>{'type': 'Feature', 'properties': {'name':'Tarragona','quantity':204613}, 'geometry': { 'type': 'Point', 'coordinates': [1.2546057,41.1172364] }}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 table:style-name="ce3" office:value-type="string">
            <text:p>193753</text:p>
          </table:table-cell>
          <table:table-cell/>
          <table:table-cell office:value-type="string">
            <text:p>114.2734,22.5863</text:p>
          </table:table-cell>
          <table:table-cell/>
          <table:table-cell table:style-name="ce2" table:formula="of:=CONCATENATE(&quot;{'type': 'Feature', 'properties': {'name':'&quot;;[.B55];&quot;','quantity':&quot;;[.D55];&quot;}, 'geometry': { 'type': 'Point', 'coordinates': [&quot;;[.F55];&quot;] }}&quot;)" office:value-type="string" office:string-value="{'type': 'Feature', 'properties': {'name':'Yantian Huangdong','quantity':193753}, 'geometry': { 'type': 'Point', 'coordinates': [114.2734,22.5863] }}">
            <text:p>{'type': 'Feature', 'properties': {'name':'Yantian Huangdong','quantity':193753}, 'geometry': { 'type': 'Point', 'coordinates': [114.2734,22.5863] }}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a Spezia</text:p>
          </table:table-cell>
          <table:table-cell office:value-type="string">
            <text:p>Italy</text:p>
          </table:table-cell>
          <table:table-cell table:style-name="ce3" office:value-type="string">
            <text:p>185696</text:p>
          </table:table-cell>
          <table:table-cell/>
          <table:table-cell office:value-type="string">
            <text:p>9.8282255,44.107033</text:p>
          </table:table-cell>
          <table:table-cell/>
          <table:table-cell table:style-name="ce2" table:formula="of:=CONCATENATE(&quot;{'type': 'Feature', 'properties': {'name':'&quot;;[.B56];&quot;','quantity':&quot;;[.D56];&quot;}, 'geometry': { 'type': 'Point', 'coordinates': [&quot;;[.F56];&quot;] }}&quot;)" office:value-type="string" office:string-value="{'type': 'Feature', 'properties': {'name':'La Spezia','quantity':185696}, 'geometry': { 'type': 'Point', 'coordinates': [9.8282255,44.107033] }}">
            <text:p>{'type': 'Feature', 'properties': {'name':'La Spezia','quantity':185696}, 'geometry': { 'type': 'Point', 'coordinates': [9.8282255,44.107033] }}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table:style-name="ce3" office:value-type="string">
            <text:p>185274</text:p>
          </table:table-cell>
          <table:table-cell/>
          <table:table-cell table:formula="of:=VLOOKUP([.B57];['file:///home/stefano/Desktop/htdocs/GenoaPortStats/top61/portstat2011.ods'#$TON.$B$3:.$F$63];5; )" office:value-type="string" office:string-value="-15.4357,28.0514">
            <text:p>-15.4357,28.0514</text:p>
          </table:table-cell>
          <table:table-cell/>
          <table:table-cell table:style-name="ce2" table:formula="of:=CONCATENATE(&quot;{'type': 'Feature', 'properties': {'name':'&quot;;[.B57];&quot;','quantity':&quot;;[.D57];&quot;}, 'geometry': { 'type': 'Point', 'coordinates': [&quot;;[.F57];&quot;] }}&quot;)" office:value-type="string" office:string-value="{'type': 'Feature', 'properties': {'name':'Las Palmas','quantity':185274}, 'geometry': { 'type': 'Point', 'coordinates': [-15.4357,28.0514] }}">
            <text:p>{'type': 'Feature', 'properties': {'name':'Las Palmas','quantity':185274}, 'geometry': { 'type': 'Point', 'coordinates': [-15.4357,28.0514] }}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akarta, Java</text:p>
          </table:table-cell>
          <table:table-cell office:value-type="string">
            <text:p>Indonesia</text:p>
          </table:table-cell>
          <table:table-cell table:style-name="ce3" office:value-type="string">
            <text:p>184241</text:p>
          </table:table-cell>
          <table:table-cell/>
          <table:table-cell office:value-type="string">
            <text:p>106.827143,-6.1753167</text:p>
          </table:table-cell>
          <table:table-cell/>
          <table:table-cell table:style-name="ce2" table:formula="of:=CONCATENATE(&quot;{'type': 'Feature', 'properties': {'name':'&quot;;[.B58];&quot;','quantity':&quot;;[.D58];&quot;}, 'geometry': { 'type': 'Point', 'coordinates': [&quot;;[.F58];&quot;] }}&quot;)" office:value-type="string" office:string-value="{'type': 'Feature', 'properties': {'name':'Jakarta, Java','quantity':184241}, 'geometry': { 'type': 'Point', 'coordinates': [106.827143,-6.1753167] }}">
            <text:p>{'type': 'Feature', 'properties': {'name':'Jakarta, Java','quantity':184241}, 'geometry': { 'type': 'Point', 'coordinates': [106.827143,-6.1753167] }}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ersin, Icel</text:p>
          </table:table-cell>
          <table:table-cell office:value-type="string">
            <text:p>Turkey</text:p>
          </table:table-cell>
          <table:table-cell table:style-name="ce3" office:value-type="string">
            <text:p>176848</text:p>
          </table:table-cell>
          <table:table-cell/>
          <table:table-cell office:value-type="string">
            <text:p>34.630542,36.81275</text:p>
          </table:table-cell>
          <table:table-cell/>
          <table:table-cell table:style-name="ce2" table:formula="of:=CONCATENATE(&quot;{'type': 'Feature', 'properties': {'name':'&quot;;[.B59];&quot;','quantity':&quot;;[.D59];&quot;}, 'geometry': { 'type': 'Point', 'coordinates': [&quot;;[.F59];&quot;] }}&quot;)" office:value-type="string" office:string-value="{'type': 'Feature', 'properties': {'name':'Mersin, Icel','quantity':176848}, 'geometry': { 'type': 'Point', 'coordinates': [34.630542,36.81275] }}">
            <text:p>{'type': 'Feature', 'properties': {'name':'Mersin, Icel','quantity':176848}, 'geometry': { 'type': 'Point', 'coordinates': [34.630542,36.81275] }}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70846</text:p>
          </table:table-cell>
          <table:table-cell/>
          <table:table-cell table:formula="of:=VLOOKUP([.B60];['file:///home/stefano/Desktop/htdocs/GenoaPortStats/top61/portstat2011.ods'#$TON.$B$3:.$F$63];5; )" office:value-type="string" office:string-value="-74.1246,40.6993">
            <text:p>-74.1246,40.6993</text:p>
          </table:table-cell>
          <table:table-cell/>
          <table:table-cell table:style-name="ce2" table:formula="of:=CONCATENATE(&quot;{'type': 'Feature', 'properties': {'name':'&quot;;[.B60];&quot;','quantity':&quot;;[.D60];&quot;}, 'geometry': { 'type': 'Point', 'coordinates': [&quot;;[.F60];&quot;] }}&quot;)" office:value-type="string" office:string-value="{'type': 'Feature', 'properties': {'name':'Newark','quantity':170846}, 'geometry': { 'type': 'Point', 'coordinates': [-74.1246,40.6993] }}">
            <text:p>{'type': 'Feature', 'properties': {'name':'Newark','quantity':170846}, 'geometry': { 'type': 'Point', 'coordinates': [-74.1246,40.6993] }}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Kulevi</text:p>
          </table:table-cell>
          <table:table-cell office:value-type="string">
            <text:p>Georgia</text:p>
          </table:table-cell>
          <table:table-cell table:style-name="ce3" office:value-type="string">
            <text:p>167582</text:p>
          </table:table-cell>
          <table:table-cell/>
          <table:table-cell table:formula="of:=VLOOKUP([.B61];['file:///home/stefano/Desktop/htdocs/GenoaPortStats/top61/portstat2011.ods'#$TON.$B$3:.$F$63];5; )" office:value-type="string" office:string-value="42.2699,41.6578">
            <text:p>42.2699,41.6578</text:p>
          </table:table-cell>
          <table:table-cell/>
          <table:table-cell table:style-name="ce2" table:formula="of:=CONCATENATE(&quot;{'type': 'Feature', 'properties': {'name':'&quot;;[.B61];&quot;','quantity':&quot;;[.D61];&quot;}, 'geometry': { 'type': 'Point', 'coordinates': [&quot;;[.F61];&quot;] }}&quot;)" office:value-type="string" office:string-value="{'type': 'Feature', 'properties': {'name':'Kulevi','quantity':167582}, 'geometry': { 'type': 'Point', 'coordinates': [42.2699,41.6578] }}">
            <text:p>{'type': 'Feature', 'properties': {'name':'Kulevi','quantity':167582}, 'geometry': { 'type': 'Point', 'coordinates': [42.2699,41.6578] }}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Karg Island</text:p>
          </table:table-cell>
          <table:table-cell office:value-type="string">
            <text:p>Iran</text:p>
          </table:table-cell>
          <table:table-cell table:style-name="ce3" office:value-type="string">
            <text:p>165397</text:p>
          </table:table-cell>
          <table:table-cell/>
          <table:table-cell office:value-type="string">
            <text:p>50.3270,29.2347</text:p>
          </table:table-cell>
          <table:table-cell/>
          <table:table-cell table:style-name="ce2" table:formula="of:=CONCATENATE(&quot;{'type': 'Feature', 'properties': {'name':'&quot;;[.B62];&quot;','quantity':&quot;;[.D62];&quot;}, 'geometry': { 'type': 'Point', 'coordinates': [&quot;;[.F62];&quot;] }}&quot;)" office:value-type="string" office:string-value="{'type': 'Feature', 'properties': {'name':'Karg Island','quantity':165397}, 'geometry': { 'type': 'Point', 'coordinates': [50.3270,29.2347] }}">
            <text:p>{'type': 'Feature', 'properties': {'name':'Karg Island','quantity':165397}, 'geometry': { 'type': 'Point', 'coordinates': [50.3270,29.2347] }}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table:style-name="ce3" office:value-type="string">
            <text:p>162636</text:p>
          </table:table-cell>
          <table:table-cell/>
          <table:table-cell office:value-type="string">
            <text:p>34.9983856,32.8191218</text:p>
          </table:table-cell>
          <table:table-cell/>
          <table:table-cell table:style-name="ce2" table:formula="of:=CONCATENATE(&quot;{'type': 'Feature', 'properties': {'name':'&quot;;[.B63];&quot;','quantity':&quot;;[.D63];&quot;}, 'geometry': { 'type': 'Point', 'coordinates': [&quot;;[.F63];&quot;] }}&quot;)" office:value-type="string" office:string-value="{'type': 'Feature', 'properties': {'name':'Haifa','quantity':162636}, 'geometry': { 'type': 'Point', 'coordinates': [34.9983856,32.8191218] }}">
            <text:p>{'type': 'Feature', 'properties': {'name':'Haifa','quantity':162636}, 'geometry': { 'type': 'Point', 'coordinates': [34.9983856,32.8191218] }}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ugusta</text:p>
          </table:table-cell>
          <table:table-cell office:value-type="string">
            <text:p>Italy</text:p>
          </table:table-cell>
          <table:table-cell table:style-name="ce3" office:value-type="string">
            <text:p>162388</text:p>
          </table:table-cell>
          <table:table-cell/>
          <table:table-cell table:formula="of:=VLOOKUP([.B64];['file:///home/stefano/Desktop/htdocs/GenoaPortStats/top61/portstat2011.ods'#$TON.$B$3:.$F$63];5; )" office:value-type="string" office:string-value="15.2059,37.2240">
            <text:p>15.2059,37.2240</text:p>
          </table:table-cell>
          <table:table-cell/>
          <table:table-cell table:style-name="ce2" table:formula="of:=CONCATENATE(&quot;{'type': 'Feature', 'properties': {'name':'&quot;;[.B64];&quot;','quantity':&quot;;[.D64];&quot;}, 'geometry': { 'type': 'Point', 'coordinates': [&quot;;[.F64];&quot;] }}&quot;)" office:value-type="string" office:string-value="{'type': 'Feature', 'properties': {'name':'Augusta','quantity':162388}, 'geometry': { 'type': 'Point', 'coordinates': [15.2059,37.2240] }}">
            <text:p>{'type': 'Feature', 'properties': {'name':'Augusta','quantity':162388}, 'geometry': { 'type': 'Point', 'coordinates': [15.2059,37.2240] }}</text:p>
          </table:table-cell>
        </table:table-row>
        <table:table-row table:style-name="ro1" table:number-rows-repeated="104850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U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CONTAINER TRAFFIC - TEU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EU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style-name="ce3" office:value-type="string">
            <text:p>150140</text:p>
          </table:table-cell>
          <table:table-cell/>
          <table:table-cell table:formula="of:=VLOOKUP([.B3];['file:///home/stefano/Desktop/htdocs/GenoaPortStats/top61/portstat2011.ods'#$TEU.$B$3:.$F$63];5; )" office:value-type="string" office:string-value="121.4915,31.2246">
            <text:p>121.4915,31.2246</text:p>
          </table:table-cell>
          <table:table-cell/>
          <table:table-cell table:style-name="ce2" table:formula="of:=CONCATENATE(&quot;{'type': 'Feature', 'properties': {'name':'&quot;;[.B3];&quot;','quantity':&quot;;[.D3];&quot;}, 'geometry': { 'type': 'Point', 'coordinates': [&quot;;[.F3];&quot;] }}&quot;)" office:value-type="string" office:string-value="{'type': 'Feature', 'properties': {'name':'Shanghai','quantity':150140}, 'geometry': { 'type': 'Point', 'coordinates': [121.4915,31.2246] }}">
            <text:p>{'type': 'Feature', 'properties': {'name':'Shanghai','quantity':150140}, 'geometry': { 'type': 'Point', 'coordinates': [121.4915,31.2246] }}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ingapore</text:p>
          </table:table-cell>
          <table:table-cell table:style-name="ce3" office:value-type="string">
            <text:p>77137</text:p>
          </table:table-cell>
          <table:table-cell/>
          <table:table-cell table:formula="of:=VLOOKUP([.B4];['file:///home/stefano/Desktop/htdocs/GenoaPortStats/top61/portstat2011.ods'#$TEU.$B$3:.$F$63];5; )" office:value-type="string" office:string-value="103.85283,1.29063">
            <text:p>103.85283,1.29063</text:p>
          </table:table-cell>
          <table:table-cell/>
          <table:table-cell table:style-name="ce2" table:formula="of:=CONCATENATE(&quot;{'type': 'Feature', 'properties': {'name':'&quot;;[.B4];&quot;','quantity':&quot;;[.D4];&quot;}, 'geometry': { 'type': 'Point', 'coordinates': [&quot;;[.F4];&quot;] }}&quot;)" office:value-type="string" office:string-value="{'type': 'Feature', 'properties': {'name':'Singapore','quantity':77137}, 'geometry': { 'type': 'Point', 'coordinates': [103.85283,1.29063] }}">
            <text:p>{'type': 'Feature', 'properties': {'name':'Singapore','quantity':77137}, 'geometry': { 'type': 'Point', 'coordinates': [103.85283,1.29063] }}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table:style-name="ce3" office:value-type="string">
            <text:p>65894</text:p>
          </table:table-cell>
          <table:table-cell/>
          <table:table-cell table:formula="of:=VLOOKUP([.B5];['file:///home/stefano/Desktop/htdocs/GenoaPortStats/top61/portstat2011.ods'#$TEU.$B$3:.$F$63];5; )" office:value-type="string" office:string-value="9.0960,39.2204">
            <text:p>9.0960,39.2204</text:p>
          </table:table-cell>
          <table:table-cell/>
          <table:table-cell table:style-name="ce2" table:formula="of:=CONCATENATE(&quot;{'type': 'Feature', 'properties': {'name':'&quot;;[.B5];&quot;','quantity':&quot;;[.D5];&quot;}, 'geometry': { 'type': 'Point', 'coordinates': [&quot;;[.F5];&quot;] }}&quot;)" office:value-type="string" office:string-value="{'type': 'Feature', 'properties': {'name':'Cagliari','quantity':65894}, 'geometry': { 'type': 'Point', 'coordinates': [9.0960,39.2204] }}">
            <text:p>{'type': 'Feature', 'properties': {'name':'Cagliari','quantity':65894}, 'geometry': { 'type': 'Point', 'coordinates': [9.0960,39.2204] }}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table:style-name="ce3" office:value-type="string">
            <text:p>64315</text:p>
          </table:table-cell>
          <table:table-cell/>
          <table:table-cell table:formula="of:=VLOOKUP([.B6];['file:///home/stefano/Desktop/htdocs/GenoaPortStats/top61/portstat2011.ods'#$TEU.$B$3:.$F$63];5; )" office:value-type="string" office:string-value="114.1229,22.3434">
            <text:p>114.1229,22.3434</text:p>
          </table:table-cell>
          <table:table-cell/>
          <table:table-cell table:style-name="ce2" table:formula="of:=CONCATENATE(&quot;{'type': 'Feature', 'properties': {'name':'&quot;;[.B6];&quot;','quantity':&quot;;[.D6];&quot;}, 'geometry': { 'type': 'Point', 'coordinates': [&quot;;[.F6];&quot;] }}&quot;)" office:value-type="string" office:string-value="{'type': 'Feature', 'properties': {'name':'Hong Kong','quantity':64315}, 'geometry': { 'type': 'Point', 'coordinates': [114.1229,22.3434] }}">
            <text:p>{'type': 'Feature', 'properties': {'name':'Hong Kong','quantity':64315}, 'geometry': { 'type': 'Point', 'coordinates': [114.1229,22.3434] }}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table:style-name="ce3" office:value-type="string">
            <text:p>52800</text:p>
          </table:table-cell>
          <table:table-cell/>
          <table:table-cell table:formula="of:=VLOOKUP([.B7];['file:///home/stefano/Desktop/htdocs/GenoaPortStats/top61/portstat2011.ods'#$TEU.$B$3:.$F$63];5; )" office:value-type="string" office:string-value="121.54988,29.87203">
            <text:p>121.54988,29.87203</text:p>
          </table:table-cell>
          <table:table-cell/>
          <table:table-cell table:style-name="ce2" table:formula="of:=CONCATENATE(&quot;{'type': 'Feature', 'properties': {'name':'&quot;;[.B7];&quot;','quantity':&quot;;[.D7];&quot;}, 'geometry': { 'type': 'Point', 'coordinates': [&quot;;[.F7];&quot;] }}&quot;)" office:value-type="string" office:string-value="{'type': 'Feature', 'properties': {'name':'Ningbo','quantity':52800}, 'geometry': { 'type': 'Point', 'coordinates': [121.54988,29.87203] }}">
            <text:p>{'type': 'Feature', 'properties': {'name':'Ningbo','quantity':52800}, 'geometry': { 'type': 'Point', 'coordinates': [121.54988,29.87203] }}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table:style-name="ce3" office:value-type="string">
            <text:p>41861</text:p>
          </table:table-cell>
          <table:table-cell/>
          <table:table-cell table:formula="of:=VLOOKUP([.B8];['file:///home/stefano/Desktop/htdocs/GenoaPortStats/top61/portstat2011.ods'#$TEU.$B$3:.$F$63];5; )" office:value-type="string" office:string-value="39.16404,21.58222">
            <text:p>39.16404,21.58222</text:p>
          </table:table-cell>
          <table:table-cell/>
          <table:table-cell table:style-name="ce2" table:formula="of:=CONCATENATE(&quot;{'type': 'Feature', 'properties': {'name':'&quot;;[.B8];&quot;','quantity':&quot;;[.D8];&quot;}, 'geometry': { 'type': 'Point', 'coordinates': [&quot;;[.F8];&quot;] }}&quot;)" office:value-type="string" office:string-value="{'type': 'Feature', 'properties': {'name':'Jeddah','quantity':41861}, 'geometry': { 'type': 'Point', 'coordinates': [39.16404,21.58222] }}">
            <text:p>{'type': 'Feature', 'properties': {'name':'Jeddah','quantity':41861}, 'geometry': { 'type': 'Point', 'coordinates': [39.16404,21.58222] }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table:style-name="ce3" office:value-type="string">
            <text:p>33478</text:p>
          </table:table-cell>
          <table:table-cell/>
          <table:table-cell table:formula="of:=VLOOKUP([.B9];['file:///home/stefano/Desktop/htdocs/GenoaPortStats/top61/portstat2011.ods'#$TEU.$B$3:.$F$63];5; )" office:value-type="string" office:string-value="29.8944,31.1990">
            <text:p>29.8944,31.1990</text:p>
          </table:table-cell>
          <table:table-cell/>
          <table:table-cell table:style-name="ce2" table:formula="of:=CONCATENATE(&quot;{'type': 'Feature', 'properties': {'name':'&quot;;[.B9];&quot;','quantity':&quot;;[.D9];&quot;}, 'geometry': { 'type': 'Point', 'coordinates': [&quot;;[.F9];&quot;] }}&quot;)" office:value-type="string" office:string-value="{'type': 'Feature', 'properties': {'name':'Alexandria','quantity':33478}, 'geometry': { 'type': 'Point', 'coordinates': [29.8944,31.1990] }}">
            <text:p>{'type': 'Feature', 'properties': {'name':'Alexandria','quantity':33478}, 'geometry': { 'type': 'Point', 'coordinates': [29.8944,31.1990] }}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33451</text:p>
          </table:table-cell>
          <table:table-cell/>
          <table:table-cell table:formula="of:=VLOOKUP([.B10];['file:///home/stefano/Desktop/htdocs/GenoaPortStats/top61/portstat2011.ods'#$TEU.$B$3:.$F$63];5; )" office:value-type="string" office:string-value="-73.9796,40.6979">
            <text:p>-73.9796,40.6979</text:p>
          </table:table-cell>
          <table:table-cell/>
          <table:table-cell table:style-name="ce2" table:formula="of:=CONCATENATE(&quot;{'type': 'Feature', 'properties': {'name':'&quot;;[.B10];&quot;','quantity':&quot;;[.D10];&quot;}, 'geometry': { 'type': 'Point', 'coordinates': [&quot;;[.F10];&quot;] }}&quot;)" office:value-type="string" office:string-value="{'type': 'Feature', 'properties': {'name':'New York','quantity':33451}, 'geometry': { 'type': 'Point', 'coordinates': [-73.9796,40.6979] }}">
            <text:p>{'type': 'Feature', 'properties': {'name':'New York','quantity':33451}, 'geometry': { 'type': 'Point', 'coordinates': [-73.9796,40.6979] }}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usan</text:p>
          </table:table-cell>
          <table:table-cell office:value-type="string">
            <text:p>South Korea</text:p>
          </table:table-cell>
          <table:table-cell table:style-name="ce3" office:value-type="string">
            <text:p>31634</text:p>
          </table:table-cell>
          <table:table-cell/>
          <table:table-cell table:formula="of:=VLOOKUP([.B11];['file:///home/stefano/Desktop/htdocs/GenoaPortStats/top61/portstat2011.ods'#$TEU.$B$3:.$F$63];5; )" office:value-type="string" office:string-value="129.0752365,35.179978">
            <text:p>129.0752365,35.179978</text:p>
          </table:table-cell>
          <table:table-cell/>
          <table:table-cell table:style-name="ce2" table:formula="of:=CONCATENATE(&quot;{'type': 'Feature', 'properties': {'name':'&quot;;[.B11];&quot;','quantity':&quot;;[.D11];&quot;}, 'geometry': { 'type': 'Point', 'coordinates': [&quot;;[.F11];&quot;] }}&quot;)" office:value-type="string" office:string-value="{'type': 'Feature', 'properties': {'name':'Pusan','quantity':31634}, 'geometry': { 'type': 'Point', 'coordinates': [129.0752365,35.179978] }}">
            <text:p>{'type': 'Feature', 'properties': {'name':'Pusan','quantity':31634}, 'geometry': { 'type': 'Point', 'coordinates': [129.0752365,35.179978] }}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 table:style-name="ce3" office:value-type="string">
            <text:p>28392</text:p>
          </table:table-cell>
          <table:table-cell/>
          <table:table-cell table:formula="of:=VLOOKUP([.B12];['file:///home/stefano/Desktop/htdocs/GenoaPortStats/top61/portstat2011.ods'#$TEU.$B$3:.$F$63];5; )" office:value-type="string" office:string-value="114.2830,22.5841">
            <text:p>114.2830,22.5841</text:p>
          </table:table-cell>
          <table:table-cell/>
          <table:table-cell table:style-name="ce2" table:formula="of:=CONCATENATE(&quot;{'type': 'Feature', 'properties': {'name':'&quot;;[.B12];&quot;','quantity':&quot;;[.D12];&quot;}, 'geometry': { 'type': 'Point', 'coordinates': [&quot;;[.F12];&quot;] }}&quot;)" office:value-type="string" office:string-value="{'type': 'Feature', 'properties': {'name':'Yantian Huangdong','quantity':28392}, 'geometry': { 'type': 'Point', 'coordinates': [114.2830,22.5841] }}">
            <text:p>{'type': 'Feature', 'properties': {'name':'Yantian Huangdong','quantity':28392}, 'geometry': { 'type': 'Point', 'coordinates': [114.2830,22.5841] }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table:style-name="ce3" office:value-type="string">
            <text:p>28182</text:p>
          </table:table-cell>
          <table:table-cell/>
          <table:table-cell table:formula="of:=VLOOKUP([.B13];['file:///home/stefano/Desktop/htdocs/GenoaPortStats/top61/portstat2011.ods'#$TEU.$B$3:.$F$63];5; )" office:value-type="string" office:string-value="120.2893,22.6015">
            <text:p>120.2893,22.6015</text:p>
          </table:table-cell>
          <table:table-cell/>
          <table:table-cell table:style-name="ce2" table:formula="of:=CONCATENATE(&quot;{'type': 'Feature', 'properties': {'name':'&quot;;[.B13];&quot;','quantity':&quot;;[.D13];&quot;}, 'geometry': { 'type': 'Point', 'coordinates': [&quot;;[.F13];&quot;] }}&quot;)" office:value-type="string" office:string-value="{'type': 'Feature', 'properties': {'name':'Kaohsiung','quantity':28182}, 'geometry': { 'type': 'Point', 'coordinates': [120.2893,22.6015] }}">
            <text:p>{'type': 'Feature', 'properties': {'name':'Kaohsiung','quantity':28182}, 'geometry': { 'type': 'Point', 'coordinates': [120.2893,22.6015] }}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table:style-name="ce3" office:value-type="string">
            <text:p>27893</text:p>
          </table:table-cell>
          <table:table-cell/>
          <table:table-cell table:formula="of:=VLOOKUP([.B14];['file:///home/stefano/Desktop/htdocs/GenoaPortStats/top61/portstat2011.ods'#$TEU.$B$3:.$F$63];5; )" office:value-type="string" office:string-value="101.3006,2.9410">
            <text:p>101.3006,2.9410</text:p>
          </table:table-cell>
          <table:table-cell/>
          <table:table-cell table:style-name="ce2" table:formula="of:=CONCATENATE(&quot;{'type': 'Feature', 'properties': {'name':'&quot;;[.B14];&quot;','quantity':&quot;;[.D14];&quot;}, 'geometry': { 'type': 'Point', 'coordinates': [&quot;;[.F14];&quot;] }}&quot;)" office:value-type="string" office:string-value="{'type': 'Feature', 'properties': {'name':'Port Kelang','quantity':27893}, 'geometry': { 'type': 'Point', 'coordinates': [101.3006,2.9410] }}">
            <text:p>{'type': 'Feature', 'properties': {'name':'Port Kelang','quantity':27893}, 'geometry': { 'type': 'Point', 'coordinates': [101.3006,2.9410] }}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table:style-name="ce3" office:value-type="string">
            <text:p>27056</text:p>
          </table:table-cell>
          <table:table-cell/>
          <table:table-cell table:formula="of:=VLOOKUP([.B15];['file:///home/stefano/Desktop/htdocs/GenoaPortStats/top61/portstat2011.ods'#$TEU.$B$3:.$F$63];5; )" office:value-type="string" office:string-value="120.3189,36.0696">
            <text:p>120.3189,36.0696</text:p>
          </table:table-cell>
          <table:table-cell/>
          <table:table-cell table:style-name="ce2" table:formula="of:=CONCATENATE(&quot;{'type': 'Feature', 'properties': {'name':'&quot;;[.B15];&quot;','quantity':&quot;;[.D15];&quot;}, 'geometry': { 'type': 'Point', 'coordinates': [&quot;;[.F15];&quot;] }}&quot;)" office:value-type="string" office:string-value="{'type': 'Feature', 'properties': {'name':'Qingdao','quantity':27056}, 'geometry': { 'type': 'Point', 'coordinates': [120.3189,36.0696] }}">
            <text:p>{'type': 'Feature', 'properties': {'name':'Qingdao','quantity':27056}, 'geometry': { 'type': 'Point', 'coordinates': [120.3189,36.0696] }}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table:style-name="ce3" office:value-type="string">
            <text:p>26947</text:p>
          </table:table-cell>
          <table:table-cell/>
          <table:table-cell table:formula="of:=VLOOKUP([.B16];['file:///home/stefano/Desktop/htdocs/GenoaPortStats/top61/portstat2011.ods'#$TEU.$B$3:.$F$63];5; )" office:value-type="string" office:string-value="55.0687,24.9959">
            <text:p>55.0687,24.9959</text:p>
          </table:table-cell>
          <table:table-cell/>
          <table:table-cell table:style-name="ce2" table:formula="of:=CONCATENATE(&quot;{'type': 'Feature', 'properties': {'name':'&quot;;[.B16];&quot;','quantity':&quot;;[.D16];&quot;}, 'geometry': { 'type': 'Point', 'coordinates': [&quot;;[.F16];&quot;] }}&quot;)" office:value-type="string" office:string-value="{'type': 'Feature', 'properties': {'name':'Jebel Ali','quantity':26947}, 'geometry': { 'type': 'Point', 'coordinates': [55.0687,24.9959] }}">
            <text:p>{'type': 'Feature', 'properties': {'name':'Jebel Ali','quantity':26947}, 'geometry': { 'type': 'Point', 'coordinates': [55.0687,24.9959] }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style-name="ce3" office:value-type="string">
            <text:p>25543</text:p>
          </table:table-cell>
          <table:table-cell/>
          <table:table-cell table:formula="of:=VLOOKUP([.B17];['file:///home/stefano/Desktop/htdocs/GenoaPortStats/top61/portstat2011.ods'#$TEU.$B$3:.$F$63];5; )" office:value-type="string" office:string-value="-73.6554,45.5027">
            <text:p>-73.6554,45.5027</text:p>
          </table:table-cell>
          <table:table-cell/>
          <table:table-cell table:style-name="ce2" table:formula="of:=CONCATENATE(&quot;{'type': 'Feature', 'properties': {'name':'&quot;;[.B17];&quot;','quantity':&quot;;[.D17];&quot;}, 'geometry': { 'type': 'Point', 'coordinates': [&quot;;[.F17];&quot;] }}&quot;)" office:value-type="string" office:string-value="{'type': 'Feature', 'properties': {'name':'Montreal','quantity':25543}, 'geometry': { 'type': 'Point', 'coordinates': [-73.6554,45.5027] }}">
            <text:p>{'type': 'Feature', 'properties': {'name':'Montreal','quantity':25543}, 'geometry': { 'type': 'Point', 'coordinates': [-73.6554,45.5027] }}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table:style-name="ce3" office:value-type="string">
            <text:p>24697</text:p>
          </table:table-cell>
          <table:table-cell/>
          <table:table-cell table:formula="of:=VLOOKUP([.B18];['file:///home/stefano/Desktop/htdocs/GenoaPortStats/top61/portstat2011.ods'#$TEU.$B$3:.$F$63];5; )" office:value-type="string" office:string-value="113.9161,22.4715">
            <text:p>113.9161,22.4715</text:p>
          </table:table-cell>
          <table:table-cell/>
          <table:table-cell table:style-name="ce2" table:formula="of:=CONCATENATE(&quot;{'type': 'Feature', 'properties': {'name':'&quot;;[.B18];&quot;','quantity':&quot;;[.D18];&quot;}, 'geometry': { 'type': 'Point', 'coordinates': [&quot;;[.F18];&quot;] }}&quot;)" office:value-type="string" office:string-value="{'type': 'Feature', 'properties': {'name':'Shekou','quantity':24697}, 'geometry': { 'type': 'Point', 'coordinates': [113.9161,22.4715] }}">
            <text:p>{'type': 'Feature', 'properties': {'name':'Shekou','quantity':24697}, 'geometry': { 'type': 'Point', 'coordinates': [113.9161,22.4715] }}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table:style-name="ce3" office:value-type="string">
            <text:p>24182</text:p>
          </table:table-cell>
          <table:table-cell/>
          <table:table-cell table:formula="of:=VLOOKUP([.B19];['file:///home/stefano/Desktop/htdocs/GenoaPortStats/top61/portstat2011.ods'#$TEU.$B$3:.$F$63];5; )" office:value-type="string" office:string-value="10.18479,36.80011">
            <text:p>10.18479,36.80011</text:p>
          </table:table-cell>
          <table:table-cell/>
          <table:table-cell table:style-name="ce2" table:formula="of:=CONCATENATE(&quot;{'type': 'Feature', 'properties': {'name':'&quot;;[.B19];&quot;','quantity':&quot;;[.D19];&quot;}, 'geometry': { 'type': 'Point', 'coordinates': [&quot;;[.F19];&quot;] }}&quot;)" office:value-type="string" office:string-value="{'type': 'Feature', 'properties': {'name':'Tunis','quantity':24182}, 'geometry': { 'type': 'Point', 'coordinates': [10.18479,36.80011] }}">
            <text:p>{'type': 'Feature', 'properties': {'name':'Tunis','quantity':24182}, 'geometry': { 'type': 'Point', 'coordinates': [10.18479,36.80011] }}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table:style-name="ce3" office:value-type="string">
            <text:p>23574</text:p>
          </table:table-cell>
          <table:table-cell/>
          <table:table-cell table:formula="of:=VLOOKUP([.B20];['file:///home/stefano/Desktop/htdocs/GenoaPortStats/top61/portstat2011.ods'#$TEU.$B$3:.$F$63];5; )" office:value-type="string" office:string-value="103.5541,1.3639">
            <text:p>103.5541,1.3639</text:p>
          </table:table-cell>
          <table:table-cell/>
          <table:table-cell table:style-name="ce2" table:formula="of:=CONCATENATE(&quot;{'type': 'Feature', 'properties': {'name':'&quot;;[.B20];&quot;','quantity':&quot;;[.D20];&quot;}, 'geometry': { 'type': 'Point', 'coordinates': [&quot;;[.F20];&quot;] }}&quot;)" office:value-type="string" office:string-value="{'type': 'Feature', 'properties': {'name':'Tanjong Pelepas','quantity':23574}, 'geometry': { 'type': 'Point', 'coordinates': [103.5541,1.3639] }}">
            <text:p>{'type': 'Feature', 'properties': {'name':'Tanjong Pelepas','quantity':23574}, 'geometry': { 'type': 'Point', 'coordinates': [103.5541,1.3639] }}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table:style-name="ce3" office:value-type="string">
            <text:p>22470</text:p>
          </table:table-cell>
          <table:table-cell/>
          <table:table-cell table:formula="of:=VLOOKUP([.B21];['file:///home/stefano/Desktop/htdocs/GenoaPortStats/top61/portstat2011.ods'#$TEU.$B$3:.$F$63];5; )" office:value-type="string" office:string-value="-81.0980,31.9996">
            <text:p>-81.0980,31.9996</text:p>
          </table:table-cell>
          <table:table-cell/>
          <table:table-cell table:style-name="ce2" table:formula="of:=CONCATENATE(&quot;{'type': 'Feature', 'properties': {'name':'&quot;;[.B21];&quot;','quantity':&quot;;[.D21];&quot;}, 'geometry': { 'type': 'Point', 'coordinates': [&quot;;[.F21];&quot;] }}&quot;)" office:value-type="string" office:string-value="{'type': 'Feature', 'properties': {'name':'Savannah','quantity':22470}, 'geometry': { 'type': 'Point', 'coordinates': [-81.0980,31.9996] }}">
            <text:p>{'type': 'Feature', 'properties': {'name':'Savannah','quantity':22470}, 'geometry': { 'type': 'Point', 'coordinates': [-81.0980,31.9996] }}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Fos-sur-Mer</text:p>
          </table:table-cell>
          <table:table-cell office:value-type="string">
            <text:p>France</text:p>
          </table:table-cell>
          <table:table-cell table:style-name="ce3" office:value-type="string">
            <text:p>22254</text:p>
          </table:table-cell>
          <table:table-cell/>
          <table:table-cell table:formula="of:=VLOOKUP([.B22];['file:///home/stefano/Desktop/htdocs/GenoaPortStats/top61/portstat2011.ods'#$TEU.$B$3:.$F$63];5; )" office:value-type="string" office:string-value="4.945595,43.4380714">
            <text:p>4.945595,43.4380714</text:p>
          </table:table-cell>
          <table:table-cell/>
          <table:table-cell table:style-name="ce2" table:formula="of:=CONCATENATE(&quot;{'type': 'Feature', 'properties': {'name':'&quot;;[.B22];&quot;','quantity':&quot;;[.D22];&quot;}, 'geometry': { 'type': 'Point', 'coordinates': [&quot;;[.F22];&quot;] }}&quot;)" office:value-type="string" office:string-value="{'type': 'Feature', 'properties': {'name':'Fos-sur-Mer','quantity':22254}, 'geometry': { 'type': 'Point', 'coordinates': [4.945595,43.4380714] }}">
            <text:p>{'type': 'Feature', 'properties': {'name':'Fos-sur-Mer','quantity':22254}, 'geometry': { 'type': 'Point', 'coordinates': [4.945595,43.4380714] }}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table:style-name="ce3" office:value-type="string">
            <text:p>21477</text:p>
          </table:table-cell>
          <table:table-cell/>
          <table:table-cell table:formula="of:=VLOOKUP([.B23];['file:///home/stefano/Desktop/htdocs/GenoaPortStats/top61/portstat2011.ods'#$TEU.$B$3:.$F$63];5; )" office:value-type="string" office:string-value="15.9207,38.4271">
            <text:p>15.9207,38.4271</text:p>
          </table:table-cell>
          <table:table-cell/>
          <table:table-cell table:style-name="ce2" table:formula="of:=CONCATENATE(&quot;{'type': 'Feature', 'properties': {'name':'&quot;;[.B23];&quot;','quantity':&quot;;[.D23];&quot;}, 'geometry': { 'type': 'Point', 'coordinates': [&quot;;[.F23];&quot;] }}&quot;)" office:value-type="string" office:string-value="{'type': 'Feature', 'properties': {'name':'Gioia Tauro','quantity':21477}, 'geometry': { 'type': 'Point', 'coordinates': [15.9207,38.4271] }}">
            <text:p>{'type': 'Feature', 'properties': {'name':'Gioia Tauro','quantity':21477}, 'geometry': { 'type': 'Point', 'coordinates': [15.9207,38.4271] }}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table:style-name="ce3" office:value-type="string">
            <text:p>21288</text:p>
          </table:table-cell>
          <table:table-cell/>
          <table:table-cell table:formula="of:=VLOOKUP([.B24];['file:///home/stefano/Desktop/htdocs/GenoaPortStats/top61/portstat2011.ods'#$TEU.$B$3:.$F$63];5; )" office:value-type="string" office:string-value="72.9644,18.9629">
            <text:p>72.9644,18.9629</text:p>
          </table:table-cell>
          <table:table-cell/>
          <table:table-cell table:style-name="ce2" table:formula="of:=CONCATENATE(&quot;{'type': 'Feature', 'properties': {'name':'&quot;;[.B24];&quot;','quantity':&quot;;[.D24];&quot;}, 'geometry': { 'type': 'Point', 'coordinates': [&quot;;[.F24];&quot;] }}&quot;)" office:value-type="string" office:string-value="{'type': 'Feature', 'properties': {'name':'Jawaharlal Neru (Nhava Sheva)','quantity':21288}, 'geometry': { 'type': 'Point', 'coordinates': [72.9644,18.9629] }}">
            <text:p>{'type': 'Feature', 'properties': {'name':'Jawaharlal Neru (Nhava Sheva)','quantity':21288}, 'geometry': { 'type': 'Point', 'coordinates': [72.9644,18.9629] }}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table:style-name="ce3" office:value-type="string">
            <text:p>20351</text:p>
          </table:table-cell>
          <table:table-cell/>
          <table:table-cell table:formula="of:=VLOOKUP([.B25];['file:///home/stefano/Desktop/htdocs/GenoaPortStats/top61/portstat2011.ods'#$TEU.$B$3:.$F$63];5; )" office:value-type="string" office:string-value="56.3709,25.3584">
            <text:p>56.3709,25.3584</text:p>
          </table:table-cell>
          <table:table-cell/>
          <table:table-cell table:style-name="ce2" table:formula="of:=CONCATENATE(&quot;{'type': 'Feature', 'properties': {'name':'&quot;;[.B25];&quot;','quantity':&quot;;[.D25];&quot;}, 'geometry': { 'type': 'Point', 'coordinates': [&quot;;[.F25];&quot;] }}&quot;)" office:value-type="string" office:string-value="{'type': 'Feature', 'properties': {'name':'Khor al Fakkan','quantity':20351}, 'geometry': { 'type': 'Point', 'coordinates': [56.3709,25.3584] }}">
            <text:p>{'type': 'Feature', 'properties': {'name':'Khor al Fakkan','quantity':20351}, 'geometry': { 'type': 'Point', 'coordinates': [56.3709,25.3584] }}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sablanca</text:p>
          </table:table-cell>
          <table:table-cell office:value-type="string">
            <text:p>Morocco</text:p>
          </table:table-cell>
          <table:table-cell table:style-name="ce3" office:value-type="string">
            <text:p>17867</text:p>
          </table:table-cell>
          <table:table-cell/>
          <table:table-cell table:formula="of:=VLOOKUP([.B26];['file:///home/stefano/Desktop/htdocs/GenoaPortStats/top61/portstat2011.ods'#$TEU.$B$3:.$F$63];5; )" office:value-type="string" office:string-value="-5.4972579,35.893452">
            <text:p>-5.4972579,35.893452</text:p>
          </table:table-cell>
          <table:table-cell/>
          <table:table-cell table:style-name="ce2" table:formula="of:=CONCATENATE(&quot;{'type': 'Feature', 'properties': {'name':'&quot;;[.B26];&quot;','quantity':&quot;;[.D26];&quot;}, 'geometry': { 'type': 'Point', 'coordinates': [&quot;;[.F26];&quot;] }}&quot;)" office:value-type="string" office:string-value="{'type': 'Feature', 'properties': {'name':'Casablanca','quantity':17867}, 'geometry': { 'type': 'Point', 'coordinates': [-5.4972579,35.893452] }}">
            <text:p>{'type': 'Feature', 'properties': {'name':'Casablanca','quantity':17867}, 'geometry': { 'type': 'Point', 'coordinates': [-5.4972579,35.893452] }}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table:style-name="ce3" office:value-type="string">
            <text:p>17525</text:p>
          </table:table-cell>
          <table:table-cell/>
          <table:table-cell table:formula="of:=VLOOKUP([.B27];['file:///home/stefano/Desktop/htdocs/GenoaPortStats/top61/portstat2011.ods'#$TEU.$B$3:.$F$63];5; )" office:value-type="string" office:string-value="34.9885,32.8184">
            <text:p>34.9885,32.8184</text:p>
          </table:table-cell>
          <table:table-cell/>
          <table:table-cell table:style-name="ce2" table:formula="of:=CONCATENATE(&quot;{'type': 'Feature', 'properties': {'name':'&quot;;[.B27];&quot;','quantity':&quot;;[.D27];&quot;}, 'geometry': { 'type': 'Point', 'coordinates': [&quot;;[.F27];&quot;] }}&quot;)" office:value-type="string" office:string-value="{'type': 'Feature', 'properties': {'name':'Haifa','quantity':17525}, 'geometry': { 'type': 'Point', 'coordinates': [34.9885,32.8184] }}">
            <text:p>{'type': 'Feature', 'properties': {'name':'Haifa','quantity':17525}, 'geometry': { 'type': 'Point', 'coordinates': [34.9885,32.8184] }}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Chiwan</text:p>
          </table:table-cell>
          <table:table-cell office:value-type="string">
            <text:p>China</text:p>
          </table:table-cell>
          <table:table-cell table:style-name="ce3" office:value-type="string">
            <text:p>17525</text:p>
          </table:table-cell>
          <table:table-cell/>
          <table:table-cell table:formula="of:=VLOOKUP([.B28];['file:///home/stefano/Desktop/htdocs/GenoaPortStats/top61/portstat2011.ods'#$TEU.$B$3:.$F$63];5; )" office:value-type="string" office:string-value="113.8925745,22.4823134">
            <text:p>113.8925745,22.4823134</text:p>
          </table:table-cell>
          <table:table-cell/>
          <table:table-cell table:style-name="ce2" table:formula="of:=CONCATENATE(&quot;{'type': 'Feature', 'properties': {'name':'&quot;;[.B28];&quot;','quantity':&quot;;[.D28];&quot;}, 'geometry': { 'type': 'Point', 'coordinates': [&quot;;[.F28];&quot;] }}&quot;)" office:value-type="string" office:string-value="{'type': 'Feature', 'properties': {'name':'Chiwan','quantity':17525}, 'geometry': { 'type': 'Point', 'coordinates': [113.8925745,22.4823134] }}">
            <text:p>{'type': 'Feature', 'properties': {'name':'Chiwan','quantity':17525}, 'geometry': { 'type': 'Point', 'coordinates': [113.8925745,22.4823134] }}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lger</text:p>
          </table:table-cell>
          <table:table-cell office:value-type="string">
            <text:p>Algeria</text:p>
          </table:table-cell>
          <table:table-cell table:style-name="ce3" office:value-type="string">
            <text:p>16840</text:p>
          </table:table-cell>
          <table:table-cell/>
          <table:table-cell table:formula="of:=VLOOKUP([.B29];['file:///home/stefano/Desktop/htdocs/GenoaPortStats/top61/portstat2011.ods'#$TEU.$B$3:.$F$63];5; )" office:value-type="string" office:string-value="3.0601,36.7753">
            <text:p>3.0601,36.7753</text:p>
          </table:table-cell>
          <table:table-cell/>
          <table:table-cell table:style-name="ce2" table:formula="of:=CONCATENATE(&quot;{'type': 'Feature', 'properties': {'name':'&quot;;[.B29];&quot;','quantity':&quot;;[.D29];&quot;}, 'geometry': { 'type': 'Point', 'coordinates': [&quot;;[.F29];&quot;] }}&quot;)" office:value-type="string" office:string-value="{'type': 'Feature', 'properties': {'name':'Alger','quantity':16840}, 'geometry': { 'type': 'Point', 'coordinates': [3.0601,36.7753] }}">
            <text:p>{'type': 'Feature', 'properties': {'name':'Alger','quantity':16840}, 'geometry': { 'type': 'Point', 'coordinates': [3.0601,36.7753] }}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6391</text:p>
          </table:table-cell>
          <table:table-cell/>
          <table:table-cell table:formula="of:=VLOOKUP([.B30];['file:///home/stefano/Desktop/htdocs/GenoaPortStats/top61/portstat2011.ods'#$TEU.$B$3:.$F$63];5; )" office:value-type="string" office:string-value="-74.1821,40.7310">
            <text:p>-74.1821,40.7310</text:p>
          </table:table-cell>
          <table:table-cell/>
          <table:table-cell table:style-name="ce2" table:formula="of:=CONCATENATE(&quot;{'type': 'Feature', 'properties': {'name':'&quot;;[.B30];&quot;','quantity':&quot;;[.D30];&quot;}, 'geometry': { 'type': 'Point', 'coordinates': [&quot;;[.F30];&quot;] }}&quot;)" office:value-type="string" office:string-value="{'type': 'Feature', 'properties': {'name':'Newark','quantity':16391}, 'geometry': { 'type': 'Point', 'coordinates': [-74.1821,40.7310] }}">
            <text:p>{'type': 'Feature', 'properties': {'name':'Newark','quantity':16391}, 'geometry': { 'type': 'Point', 'coordinates': [-74.1821,40.7310] }}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table:style-name="ce3" office:value-type="string">
            <text:p>15631</text:p>
          </table:table-cell>
          <table:table-cell/>
          <table:table-cell table:formula="of:=VLOOKUP([.B31];['file:///home/stefano/Desktop/htdocs/GenoaPortStats/top61/portstat2011.ods'#$TEU.$B$3:.$F$63];5; )" office:value-type="string" office:string-value="-46.2900,-23.8643">
            <text:p>-46.2900,-23.8643</text:p>
          </table:table-cell>
          <table:table-cell/>
          <table:table-cell table:style-name="ce2" table:formula="of:=CONCATENATE(&quot;{'type': 'Feature', 'properties': {'name':'&quot;;[.B31];&quot;','quantity':&quot;;[.D31];&quot;}, 'geometry': { 'type': 'Point', 'coordinates': [&quot;;[.F31];&quot;] }}&quot;)" office:value-type="string" office:string-value="{'type': 'Feature', 'properties': {'name':'Santos','quantity':15631}, 'geometry': { 'type': 'Point', 'coordinates': [-46.2900,-23.8643] }}">
            <text:p>{'type': 'Feature', 'properties': {'name':'Santos','quantity':15631}, 'geometry': { 'type': 'Point', 'coordinates': [-46.2900,-23.8643] }}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Xiamen</text:p>
          </table:table-cell>
          <table:table-cell office:value-type="string">
            <text:p>China</text:p>
          </table:table-cell>
          <table:table-cell table:style-name="ce3" office:value-type="string">
            <text:p>15543</text:p>
          </table:table-cell>
          <table:table-cell/>
          <table:table-cell table:formula="of:=VLOOKUP([.B32];['file:///home/stefano/Desktop/htdocs/GenoaPortStats/top61/portstat2011.ods'#$TEU.$B$3:.$F$63];5; )" office:value-type="string" office:string-value="118.1537,24.5029">
            <text:p>118.1537,24.5029</text:p>
          </table:table-cell>
          <table:table-cell/>
          <table:table-cell table:style-name="ce2" table:formula="of:=CONCATENATE(&quot;{'type': 'Feature', 'properties': {'name':'&quot;;[.B32];&quot;','quantity':&quot;;[.D32];&quot;}, 'geometry': { 'type': 'Point', 'coordinates': [&quot;;[.F32];&quot;] }}&quot;)" office:value-type="string" office:string-value="{'type': 'Feature', 'properties': {'name':'Xiamen','quantity':15543}, 'geometry': { 'type': 'Point', 'coordinates': [118.1537,24.5029] }}">
            <text:p>{'type': 'Feature', 'properties': {'name':'Xiamen','quantity':15543}, 'geometry': { 'type': 'Point', 'coordinates': [118.1537,24.5029] }}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Damietta</text:p>
          </table:table-cell>
          <table:table-cell office:value-type="string">
            <text:p>Egypt</text:p>
          </table:table-cell>
          <table:table-cell table:style-name="ce3" office:value-type="string">
            <text:p>14778</text:p>
          </table:table-cell>
          <table:table-cell/>
          <table:table-cell table:formula="of:=VLOOKUP([.B33];['file:///home/stefano/Desktop/htdocs/GenoaPortStats/top61/portstat2011.ods'#$TEU.$B$3:.$F$63];5; )" office:value-type="string" office:string-value="31.82137,31.41674">
            <text:p>31.82137,31.41674</text:p>
          </table:table-cell>
          <table:table-cell/>
          <table:table-cell table:style-name="ce2" table:formula="of:=CONCATENATE(&quot;{'type': 'Feature', 'properties': {'name':'&quot;;[.B33];&quot;','quantity':&quot;;[.D33];&quot;}, 'geometry': { 'type': 'Point', 'coordinates': [&quot;;[.F33];&quot;] }}&quot;)" office:value-type="string" office:string-value="{'type': 'Feature', 'properties': {'name':'Damietta','quantity':14778}, 'geometry': { 'type': 'Point', 'coordinates': [31.82137,31.41674] }}">
            <text:p>{'type': 'Feature', 'properties': {'name':'Damietta','quantity':14778}, 'geometry': { 'type': 'Point', 'coordinates': [31.82137,31.41674] }}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stanbul</text:p>
          </table:table-cell>
          <table:table-cell office:value-type="string">
            <text:p>Turkey</text:p>
          </table:table-cell>
          <table:table-cell table:style-name="ce3" office:value-type="string">
            <text:p>14465</text:p>
          </table:table-cell>
          <table:table-cell/>
          <table:table-cell table:formula="of:=VLOOKUP([.B34];['file:///home/stefano/Desktop/htdocs/GenoaPortStats/top61/portstat2011.ods'#$TEU.$B$3:.$F$63];5; )" office:value-type="string" office:string-value="28.9652,41.0096">
            <text:p>28.9652,41.0096</text:p>
          </table:table-cell>
          <table:table-cell/>
          <table:table-cell table:style-name="ce2" table:formula="of:=CONCATENATE(&quot;{'type': 'Feature', 'properties': {'name':'&quot;;[.B34];&quot;','quantity':&quot;;[.D34];&quot;}, 'geometry': { 'type': 'Point', 'coordinates': [&quot;;[.F34];&quot;] }}&quot;)" office:value-type="string" office:string-value="{'type': 'Feature', 'properties': {'name':'Istanbul','quantity':14465}, 'geometry': { 'type': 'Point', 'coordinates': [28.9652,41.0096] }}">
            <text:p>{'type': 'Feature', 'properties': {'name':'Istanbul','quantity':14465}, 'geometry': { 'type': 'Point', 'coordinates': [28.9652,41.0096] }}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table:style-name="ce3" office:value-type="string">
            <text:p>14139</text:p>
          </table:table-cell>
          <table:table-cell/>
          <table:table-cell table:formula="of:=VLOOKUP([.B35];['file:///home/stefano/Desktop/htdocs/GenoaPortStats/top61/portstat2011.ods'#$TEU.$B$3:.$F$63];5; )" office:value-type="string" office:string-value="-0.3525,39.4228">
            <text:p>-0.3525,39.4228</text:p>
          </table:table-cell>
          <table:table-cell/>
          <table:table-cell table:style-name="ce2" table:formula="of:=CONCATENATE(&quot;{'type': 'Feature', 'properties': {'name':'&quot;;[.B35];&quot;','quantity':&quot;;[.D35];&quot;}, 'geometry': { 'type': 'Point', 'coordinates': [&quot;;[.F35];&quot;] }}&quot;)" office:value-type="string" office:string-value="{'type': 'Feature', 'properties': {'name':'Valencia','quantity':14139}, 'geometry': { 'type': 'Point', 'coordinates': [-0.3525,39.4228] }}">
            <text:p>{'type': 'Feature', 'properties': {'name':'Valencia','quantity':14139}, 'geometry': { 'type': 'Point', 'coordinates': [-0.3525,39.4228] }}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ort Said</text:p>
          </table:table-cell>
          <table:table-cell office:value-type="string">
            <text:p>Egypt</text:p>
          </table:table-cell>
          <table:table-cell table:style-name="ce3" office:value-type="string">
            <text:p>13918</text:p>
          </table:table-cell>
          <table:table-cell/>
          <table:table-cell table:formula="of:=VLOOKUP([.B36];['file:///home/stefano/Desktop/htdocs/GenoaPortStats/top61/portstat2011.ods'#$TEU.$B$3:.$F$63];5; )" office:value-type="string" office:string-value="32.3192,31.2567">
            <text:p>32.3192,31.2567</text:p>
          </table:table-cell>
          <table:table-cell/>
          <table:table-cell table:style-name="ce2" table:formula="of:=CONCATENATE(&quot;{'type': 'Feature', 'properties': {'name':'&quot;;[.B36];&quot;','quantity':&quot;;[.D36];&quot;}, 'geometry': { 'type': 'Point', 'coordinates': [&quot;;[.F36];&quot;] }}&quot;)" office:value-type="string" office:string-value="{'type': 'Feature', 'properties': {'name':'Port Said','quantity':13918}, 'geometry': { 'type': 'Point', 'coordinates': [32.3192,31.2567] }}">
            <text:p>{'type': 'Feature', 'properties': {'name':'Port Said','quantity':13918}, 'geometry': { 'type': 'Point', 'coordinates': [32.3192,31.2567] }}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rfolk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3623</text:p>
          </table:table-cell>
          <table:table-cell/>
          <table:table-cell table:formula="of:=VLOOKUP([.B37];['file:///home/stefano/Desktop/htdocs/GenoaPortStats/top61/portstat2011.ods'#$TEU.$B$3:.$F$63];5; )" office:value-type="string" office:string-value="-76.1960,37.0127">
            <text:p>-76.1960,37.0127</text:p>
          </table:table-cell>
          <table:table-cell/>
          <table:table-cell table:style-name="ce2" table:formula="of:=CONCATENATE(&quot;{'type': 'Feature', 'properties': {'name':'&quot;;[.B37];&quot;','quantity':&quot;;[.D37];&quot;}, 'geometry': { 'type': 'Point', 'coordinates': [&quot;;[.F37];&quot;] }}&quot;)" office:value-type="string" office:string-value="{'type': 'Feature', 'properties': {'name':'Norfolk','quantity':13623}, 'geometry': { 'type': 'Point', 'coordinates': [-76.1960,37.0127] }}">
            <text:p>{'type': 'Feature', 'properties': {'name':'Norfolk','quantity':13623}, 'geometry': { 'type': 'Point', 'coordinates': [-76.1960,37.0127] }}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Tripoli</text:p>
          </table:table-cell>
          <table:table-cell office:value-type="string">
            <text:p>Libia</text:p>
          </table:table-cell>
          <table:table-cell table:style-name="ce3" office:value-type="string">
            <text:p>13576</text:p>
          </table:table-cell>
          <table:table-cell/>
          <table:table-cell table:style-name="ce4" office:value-type="string">
            <text:p>13.1800117,32.89250001</text:p>
          </table:table-cell>
          <table:table-cell/>
          <table:table-cell table:style-name="ce2" table:formula="of:=CONCATENATE(&quot;{'type': 'Feature', 'properties': {'name':'&quot;;[.B38];&quot;','quantity':&quot;;[.D38];&quot;}, 'geometry': { 'type': 'Point', 'coordinates': [&quot;;[.F38];&quot;] }}&quot;)" office:value-type="string" office:string-value="{'type': 'Feature', 'properties': {'name':'Tripoli','quantity':13576}, 'geometry': { 'type': 'Point', 'coordinates': [13.1800117,32.89250001] }}">
            <text:p>{'type': 'Feature', 'properties': {'name':'Tripoli','quantity':13576}, 'geometry': { 'type': 'Point', 'coordinates': [13.1800117,32.89250001] }}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table:style-name="ce3" office:value-type="string">
            <text:p>13472</text:p>
          </table:table-cell>
          <table:table-cell/>
          <table:table-cell table:formula="of:=VLOOKUP([.B39];['file:///home/stefano/Desktop/htdocs/GenoaPortStats/top61/portstat2011.ods'#$TEU.$B$3:.$F$63];5; )" office:value-type="string" office:string-value="-15.4357,28.0514">
            <text:p>-15.4357,28.0514</text:p>
          </table:table-cell>
          <table:table-cell/>
          <table:table-cell table:style-name="ce2" table:formula="of:=CONCATENATE(&quot;{'type': 'Feature', 'properties': {'name':'&quot;;[.B39];&quot;','quantity':&quot;;[.D39];&quot;}, 'geometry': { 'type': 'Point', 'coordinates': [&quot;;[.F39];&quot;] }}&quot;)" office:value-type="string" office:string-value="{'type': 'Feature', 'properties': {'name':'Las Palmas','quantity':13472}, 'geometry': { 'type': 'Point', 'coordinates': [-15.4357,28.0514] }}">
            <text:p>{'type': 'Feature', 'properties': {'name':'Las Palmas','quantity':13472}, 'geometry': { 'type': 'Point', 'coordinates': [-15.4357,28.0514] }}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Napoli</text:p>
          </table:table-cell>
          <table:table-cell office:value-type="string">
            <text:p>Italy</text:p>
          </table:table-cell>
          <table:table-cell table:style-name="ce3" office:value-type="string">
            <text:p>13390</text:p>
          </table:table-cell>
          <table:table-cell/>
          <table:table-cell table:formula="of:=VLOOKUP([.B40];['file:///home/stefano/Desktop/htdocs/GenoaPortStats/top61/portstat2011.ods'#$TEU.$B$3:.$F$63];5; )" office:value-type="string" office:string-value="14.2461,40.8529">
            <text:p>14.2461,40.8529</text:p>
          </table:table-cell>
          <table:table-cell/>
          <table:table-cell table:style-name="ce2" table:formula="of:=CONCATENATE(&quot;{'type': 'Feature', 'properties': {'name':'&quot;;[.B40];&quot;','quantity':&quot;;[.D40];&quot;}, 'geometry': { 'type': 'Point', 'coordinates': [&quot;;[.F40];&quot;] }}&quot;)" office:value-type="string" office:string-value="{'type': 'Feature', 'properties': {'name':'Napoli','quantity':13390}, 'geometry': { 'type': 'Point', 'coordinates': [14.2461,40.8529] }}">
            <text:p>{'type': 'Feature', 'properties': {'name':'Napoli','quantity':13390}, 'geometry': { 'type': 'Point', 'coordinates': [14.2461,40.8529] }}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eracruz</text:p>
          </table:table-cell>
          <table:table-cell office:value-type="string">
            <text:p>Mexico</text:p>
          </table:table-cell>
          <table:table-cell table:style-name="ce3" office:value-type="string">
            <text:p>13197</text:p>
          </table:table-cell>
          <table:table-cell/>
          <table:table-cell table:formula="of:=VLOOKUP([.B41];['file:///home/stefano/Desktop/htdocs/GenoaPortStats/top61/portstat2011.ods'#$TEU.$B$3:.$F$63];5; )" office:value-type="string" office:string-value="-96.1242,19.2105">
            <text:p>-96.1242,19.2105</text:p>
          </table:table-cell>
          <table:table-cell/>
          <table:table-cell table:style-name="ce2" table:formula="of:=CONCATENATE(&quot;{'type': 'Feature', 'properties': {'name':'&quot;;[.B41];&quot;','quantity':&quot;;[.D41];&quot;}, 'geometry': { 'type': 'Point', 'coordinates': [&quot;;[.F41];&quot;] }}&quot;)" office:value-type="string" office:string-value="{'type': 'Feature', 'properties': {'name':'Veracruz','quantity':13197}, 'geometry': { 'type': 'Point', 'coordinates': [-96.1242,19.2105] }}">
            <text:p>{'type': 'Feature', 'properties': {'name':'Veracruz','quantity':13197}, 'geometry': { 'type': 'Point', 'coordinates': [-96.1242,19.2105] }}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style-name="ce3" office:value-type="string">
            <text:p>12865</text:p>
          </table:table-cell>
          <table:table-cell/>
          <table:table-cell table:formula="of:=VLOOKUP([.B42];['file:///home/stefano/Desktop/htdocs/GenoaPortStats/top61/portstat2011.ods'#$TEU.$B$3:.$F$63];5; )" office:value-type="string" office:string-value="2.1889,41.3996">
            <text:p>2.1889,41.3996</text:p>
          </table:table-cell>
          <table:table-cell/>
          <table:table-cell table:style-name="ce2" table:formula="of:=CONCATENATE(&quot;{'type': 'Feature', 'properties': {'name':'&quot;;[.B42];&quot;','quantity':&quot;;[.D42];&quot;}, 'geometry': { 'type': 'Point', 'coordinates': [&quot;;[.F42];&quot;] }}&quot;)" office:value-type="string" office:string-value="{'type': 'Feature', 'properties': {'name':'Barcelona','quantity':12865}, 'geometry': { 'type': 'Point', 'coordinates': [2.1889,41.3996] }}">
            <text:p>{'type': 'Feature', 'properties': {'name':'Barcelona','quantity':12865}, 'geometry': { 'type': 'Point', 'coordinates': [2.1889,41.3996] }}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Gemlik</text:p>
          </table:table-cell>
          <table:table-cell office:value-type="string">
            <text:p>Turkey</text:p>
          </table:table-cell>
          <table:table-cell table:style-name="ce3" office:value-type="string">
            <text:p>12855</text:p>
          </table:table-cell>
          <table:table-cell/>
          <table:table-cell table:formula="of:=VLOOKUP([.B43];['file:///home/stefano/Desktop/htdocs/GenoaPortStats/top61/portstat2011.ods'#$TEU.$B$3:.$F$63];5; )" office:value-type="string" office:string-value="29.15707,40.43017">
            <text:p>29.15707,40.43017</text:p>
          </table:table-cell>
          <table:table-cell/>
          <table:table-cell table:style-name="ce2" table:formula="of:=CONCATENATE(&quot;{'type': 'Feature', 'properties': {'name':'&quot;;[.B43];&quot;','quantity':&quot;;[.D43];&quot;}, 'geometry': { 'type': 'Point', 'coordinates': [&quot;;[.F43];&quot;] }}&quot;)" office:value-type="string" office:string-value="{'type': 'Feature', 'properties': {'name':'Gemlik','quantity':12855}, 'geometry': { 'type': 'Point', 'coordinates': [29.15707,40.43017] }}">
            <text:p>{'type': 'Feature', 'properties': {'name':'Gemlik','quantity':12855}, 'geometry': { 'type': 'Point', 'coordinates': [29.15707,40.43017] }}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2683</text:p>
          </table:table-cell>
          <table:table-cell/>
          <table:table-cell table:formula="of:=VLOOKUP([.B44];['file:///home/stefano/Desktop/htdocs/GenoaPortStats/top61/portstat2011.ods'#$TEU.$B$3:.$F$63];5; )" office:value-type="string" office:string-value="-94.9171,29.7232">
            <text:p>-94.9171,29.7232</text:p>
          </table:table-cell>
          <table:table-cell/>
          <table:table-cell table:style-name="ce2" table:formula="of:=CONCATENATE(&quot;{'type': 'Feature', 'properties': {'name':'&quot;;[.B44];&quot;','quantity':&quot;;[.D44];&quot;}, 'geometry': { 'type': 'Point', 'coordinates': [&quot;;[.F44];&quot;] }}&quot;)" office:value-type="string" office:string-value="{'type': 'Feature', 'properties': {'name':'Houston','quantity':12683}, 'geometry': { 'type': 'Point', 'coordinates': [-94.9171,29.7232] }}">
            <text:p>{'type': 'Feature', 'properties': {'name':'Houston','quantity':12683}, 'geometry': { 'type': 'Point', 'coordinates': [-94.9171,29.7232] }}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arsaxlokk</text:p>
          </table:table-cell>
          <table:table-cell office:value-type="string">
            <text:p>Malta</text:p>
          </table:table-cell>
          <table:table-cell table:style-name="ce3" office:value-type="string">
            <text:p>11888</text:p>
          </table:table-cell>
          <table:table-cell/>
          <table:table-cell office:value-type="string">
            <text:p>14.5441482,35.8418502</text:p>
          </table:table-cell>
          <table:table-cell/>
          <table:table-cell table:style-name="ce2" table:formula="of:=CONCATENATE(&quot;{'type': 'Feature', 'properties': {'name':'&quot;;[.B45];&quot;','quantity':&quot;;[.D45];&quot;}, 'geometry': { 'type': 'Point', 'coordinates': [&quot;;[.F45];&quot;] }}&quot;)" office:value-type="string" office:string-value="{'type': 'Feature', 'properties': {'name':'Marsaxlokk','quantity':11888}, 'geometry': { 'type': 'Point', 'coordinates': [14.5441482,35.8418502] }}">
            <text:p>{'type': 'Feature', 'properties': {'name':'Marsaxlokk','quantity':11888}, 'geometry': { 'type': 'Point', 'coordinates': [14.5441482,35.8418502] }}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Ashdod</text:p>
          </table:table-cell>
          <table:table-cell office:value-type="string">
            <text:p>Israel</text:p>
          </table:table-cell>
          <table:table-cell table:style-name="ce3" office:value-type="string">
            <text:p>11136</text:p>
          </table:table-cell>
          <table:table-cell/>
          <table:table-cell table:formula="of:=VLOOKUP([.B46];['file:///home/stefano/Desktop/htdocs/GenoaPortStats/top61/portstat2011.ods'#$TEU.$B$3:.$F$63];5; )" office:value-type="string" office:string-value="34.6601,31.8493">
            <text:p>34.6601,31.8493</text:p>
          </table:table-cell>
          <table:table-cell/>
          <table:table-cell table:style-name="ce2" table:formula="of:=CONCATENATE(&quot;{'type': 'Feature', 'properties': {'name':'&quot;;[.B46];&quot;','quantity':&quot;;[.D46];&quot;}, 'geometry': { 'type': 'Point', 'coordinates': [&quot;;[.F46];&quot;] }}&quot;)" office:value-type="string" office:string-value="{'type': 'Feature', 'properties': {'name':'Ashdod','quantity':11136}, 'geometry': { 'type': 'Point', 'coordinates': [34.6601,31.8493] }}">
            <text:p>{'type': 'Feature', 'properties': {'name':'Ashdod','quantity':11136}, 'geometry': { 'type': 'Point', 'coordinates': [34.6601,31.8493] }}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Malta</text:p>
          </table:table-cell>
          <table:table-cell table:style-name="ce3" office:value-type="string">
            <text:p>10948</text:p>
          </table:table-cell>
          <table:table-cell/>
          <table:table-cell table:formula="of:=VLOOKUP([.B47];['file:///home/stefano/Desktop/htdocs/GenoaPortStats/top61/portstat2011.ods'#$TEU.$B$3:.$F$63];5; )" office:value-type="string" office:string-value="14.5244,35.9180">
            <text:p>14.5244,35.9180</text:p>
          </table:table-cell>
          <table:table-cell/>
          <table:table-cell table:style-name="ce2" table:formula="of:=CONCATENATE(&quot;{'type': 'Feature', 'properties': {'name':'&quot;;[.B47];&quot;','quantity':&quot;;[.D47];&quot;}, 'geometry': { 'type': 'Point', 'coordinates': [&quot;;[.F47];&quot;] }}&quot;)" office:value-type="string" office:string-value="{'type': 'Feature', 'properties': {'name':'Malta','quantity':10948}, 'geometry': { 'type': 'Point', 'coordinates': [14.5244,35.9180] }}">
            <text:p>{'type': 'Feature', 'properties': {'name':'Malta','quantity':10948}, 'geometry': { 'type': 'Point', 'coordinates': [14.5244,35.9180] }}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Salalah</text:p>
          </table:table-cell>
          <table:table-cell office:value-type="string">
            <text:p>Oman</text:p>
          </table:table-cell>
          <table:table-cell table:style-name="ce3" office:value-type="string">
            <text:p>10839</text:p>
          </table:table-cell>
          <table:table-cell/>
          <table:table-cell table:style-name="ce4" office:value-type="string">
            <text:p>54.0957066,17.0148202</text:p>
          </table:table-cell>
          <table:table-cell/>
          <table:table-cell table:style-name="ce2" table:formula="of:=CONCATENATE(&quot;{'type': 'Feature', 'properties': {'name':'&quot;;[.B48];&quot;','quantity':&quot;;[.D48];&quot;}, 'geometry': { 'type': 'Point', 'coordinates': [&quot;;[.F48];&quot;] }}&quot;)" office:value-type="string" office:string-value="{'type': 'Feature', 'properties': {'name':'Salalah','quantity':10839}, 'geometry': { 'type': 'Point', 'coordinates': [54.0957066,17.0148202] }}">
            <text:p>{'type': 'Feature', 'properties': {'name':'Salalah','quantity':10839}, 'geometry': { 'type': 'Point', 'coordinates': [54.0957066,17.0148202] }}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bidjan</text:p>
          </table:table-cell>
          <table:table-cell office:value-type="string">
            <text:p>Ivory Coast</text:p>
          </table:table-cell>
          <table:table-cell table:style-name="ce3" office:value-type="string">
            <text:p>10711</text:p>
          </table:table-cell>
          <table:table-cell/>
          <table:table-cell table:formula="of:=VLOOKUP([.B49];['file:///home/stefano/Desktop/htdocs/GenoaPortStats/top61/portstat2011.ods'#$TEU.$B$3:.$F$63];5; )" office:value-type="string" office:string-value="9.76998734,1.87000083">
            <text:p>9.76998734,1.87000083</text:p>
          </table:table-cell>
          <table:table-cell/>
          <table:table-cell table:style-name="ce2" table:formula="of:=CONCATENATE(&quot;{'type': 'Feature', 'properties': {'name':'&quot;;[.B49];&quot;','quantity':&quot;;[.D49];&quot;}, 'geometry': { 'type': 'Point', 'coordinates': [&quot;;[.F49];&quot;] }}&quot;)" office:value-type="string" office:string-value="{'type': 'Feature', 'properties': {'name':'Abidjan','quantity':10711}, 'geometry': { 'type': 'Point', 'coordinates': [9.76998734,1.87000083] }}">
            <text:p>{'type': 'Feature', 'properties': {'name':'Abidjan','quantity':10711}, 'geometry': { 'type': 'Point', 'coordinates': [9.76998734,1.87000083] }}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os Angeles</text:p>
          </table:table-cell>
          <table:table-cell office:value-type="string">
            <text:p>United States of America</text:p>
          </table:table-cell>
          <table:table-cell table:style-name="ce3" office:value-type="string">
            <text:p>10289</text:p>
          </table:table-cell>
          <table:table-cell/>
          <table:table-cell table:formula="of:=VLOOKUP([.B50];['file:///home/stefano/Desktop/htdocs/GenoaPortStats/top61/portstat2011.ods'#$TEU.$B$3:.$F$63];5; )" office:value-type="string" office:string-value="-118.2113,33.7673">
            <text:p>-118.2113,33.7673</text:p>
          </table:table-cell>
          <table:table-cell/>
          <table:table-cell table:style-name="ce2" table:formula="of:=CONCATENATE(&quot;{'type': 'Feature', 'properties': {'name':'&quot;;[.B50];&quot;','quantity':&quot;;[.D50];&quot;}, 'geometry': { 'type': 'Point', 'coordinates': [&quot;;[.F50];&quot;] }}&quot;)" office:value-type="string" office:string-value="{'type': 'Feature', 'properties': {'name':'Los Angeles','quantity':10289}, 'geometry': { 'type': 'Point', 'coordinates': [-118.2113,33.7673] }}">
            <text:p>{'type': 'Feature', 'properties': {'name':'Los Angeles','quantity':10289}, 'geometry': { 'type': 'Point', 'coordinates': [-118.2113,33.7673] }}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table:style-name="ce3" office:value-type="string">
            <text:p>10026</text:p>
          </table:table-cell>
          <table:table-cell/>
          <table:table-cell table:formula="of:=VLOOKUP([.B51];['file:///home/stefano/Desktop/htdocs/GenoaPortStats/top61/portstat2011.ods'#$TEU.$B$3:.$F$63];5; )" office:value-type="string" office:string-value="-58.44598,-34.61287">
            <text:p>-58.44598,-34.61287</text:p>
          </table:table-cell>
          <table:table-cell/>
          <table:table-cell table:style-name="ce2" table:formula="of:=CONCATENATE(&quot;{'type': 'Feature', 'properties': {'name':'&quot;;[.B51];&quot;','quantity':&quot;;[.D51];&quot;}, 'geometry': { 'type': 'Point', 'coordinates': [&quot;;[.F51];&quot;] }}&quot;)" office:value-type="string" office:string-value="{'type': 'Feature', 'properties': {'name':'Buenos Aires','quantity':10026}, 'geometry': { 'type': 'Point', 'coordinates': [-58.44598,-34.61287] }}">
            <text:p>{'type': 'Feature', 'properties': {'name':'Buenos Aires','quantity':10026}, 'geometry': { 'type': 'Point', 'coordinates': [-58.44598,-34.61287] }}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Misurata</text:p>
          </table:table-cell>
          <table:table-cell office:value-type="string">
            <text:p>Libya</text:p>
          </table:table-cell>
          <table:table-cell table:style-name="ce3" office:value-type="string">
            <text:p>9926</text:p>
          </table:table-cell>
          <table:table-cell/>
          <table:table-cell table:style-name="ce4" office:value-type="string">
            <text:p>15.0999979,32.37997316</text:p>
          </table:table-cell>
          <table:table-cell/>
          <table:table-cell table:style-name="ce2" table:formula="of:=CONCATENATE(&quot;{'type': 'Feature', 'properties': {'name':'&quot;;[.B52];&quot;','quantity':&quot;;[.D52];&quot;}, 'geometry': { 'type': 'Point', 'coordinates': [&quot;;[.F52];&quot;] }}&quot;)" office:value-type="string" office:string-value="{'type': 'Feature', 'properties': {'name':'Misurata','quantity':9926}, 'geometry': { 'type': 'Point', 'coordinates': [15.0999979,32.37997316] }}">
            <text:p>{'type': 'Feature', 'properties': {'name':'Misurata','quantity':9926}, 'geometry': { 'type': 'Point', 'coordinates': [15.0999979,32.37997316] }}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table:style-name="ce3" office:value-type="string">
            <text:p>9536</text:p>
          </table:table-cell>
          <table:table-cell/>
          <table:table-cell table:formula="of:=VLOOKUP([.B53];['file:///home/stefano/Desktop/htdocs/GenoaPortStats/top61/portstat2011.ods'#$TEU.$B$3:.$F$63];5; )" office:value-type="string" office:string-value="10.3073,43.5457">
            <text:p>10.3073,43.5457</text:p>
          </table:table-cell>
          <table:table-cell/>
          <table:table-cell table:style-name="ce2" table:formula="of:=CONCATENATE(&quot;{'type': 'Feature', 'properties': {'name':'&quot;;[.B53];&quot;','quantity':&quot;;[.D53];&quot;}, 'geometry': { 'type': 'Point', 'coordinates': [&quot;;[.F53];&quot;] }}&quot;)" office:value-type="string" office:string-value="{'type': 'Feature', 'properties': {'name':'Livorno','quantity':9536}, 'geometry': { 'type': 'Point', 'coordinates': [10.3073,43.5457] }}">
            <text:p>{'type': 'Feature', 'properties': {'name':'Livorno','quantity':9536}, 'geometry': { 'type': 'Point', 'coordinates': [10.3073,43.5457] }}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urban</text:p>
          </table:table-cell>
          <table:table-cell office:value-type="string">
            <text:p>South Africa</text:p>
          </table:table-cell>
          <table:table-cell table:style-name="ce3" office:value-type="string">
            <text:p>9533</text:p>
          </table:table-cell>
          <table:table-cell/>
          <table:table-cell table:formula="of:=VLOOKUP([.B54];['file:///home/stefano/Desktop/htdocs/GenoaPortStats/top61/portstat2011.ods'#$TEU.$B$3:.$F$63];5; )" office:value-type="string" office:string-value="39.2663959,-6.7980667">
            <text:p>39.2663959,-6.7980667</text:p>
          </table:table-cell>
          <table:table-cell/>
          <table:table-cell table:style-name="ce2" table:formula="of:=CONCATENATE(&quot;{'type': 'Feature', 'properties': {'name':'&quot;;[.B54];&quot;','quantity':&quot;;[.D54];&quot;}, 'geometry': { 'type': 'Point', 'coordinates': [&quot;;[.F54];&quot;] }}&quot;)" office:value-type="string" office:string-value="{'type': 'Feature', 'properties': {'name':'Durban','quantity':9533}, 'geometry': { 'type': 'Point', 'coordinates': [39.2663959,-6.7980667] }}">
            <text:p>{'type': 'Feature', 'properties': {'name':'Durban','quantity':9533}, 'geometry': { 'type': 'Point', 'coordinates': [39.2663959,-6.7980667] }}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table:style-name="ce3" office:value-type="string">
            <text:p>8853</text:p>
          </table:table-cell>
          <table:table-cell/>
          <table:table-cell table:formula="of:=VLOOKUP([.B55];['file:///home/stefano/Desktop/htdocs/GenoaPortStats/top61/portstat2011.ods'#$TEU.$B$3:.$F$63];5; )" office:value-type="string" office:string-value="5.3560,43.3435">
            <text:p>5.3560,43.3435</text:p>
          </table:table-cell>
          <table:table-cell/>
          <table:table-cell table:style-name="ce2" table:formula="of:=CONCATENATE(&quot;{'type': 'Feature', 'properties': {'name':'&quot;;[.B55];&quot;','quantity':&quot;;[.D55];&quot;}, 'geometry': { 'type': 'Point', 'coordinates': [&quot;;[.F55];&quot;] }}&quot;)" office:value-type="string" office:string-value="{'type': 'Feature', 'properties': {'name':'Marseille','quantity':8853}, 'geometry': { 'type': 'Point', 'coordinates': [5.3560,43.3435] }}">
            <text:p>{'type': 'Feature', 'properties': {'name':'Marseille','quantity':8853}, 'geometry': { 'type': 'Point', 'coordinates': [5.3560,43.3435] }}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Xingang</text:p>
          </table:table-cell>
          <table:table-cell office:value-type="string">
            <text:p>China</text:p>
          </table:table-cell>
          <table:table-cell table:style-name="ce3" office:value-type="string">
            <text:p>8677</text:p>
          </table:table-cell>
          <table:table-cell/>
          <table:table-cell table:style-name="ce5" office:value-type="string">
            <text:p>117.7433,38.9788</text:p>
          </table:table-cell>
          <table:table-cell/>
          <table:table-cell table:style-name="ce2" table:formula="of:=CONCATENATE(&quot;{'type': 'Feature', 'properties': {'name':'&quot;;[.B56];&quot;','quantity':&quot;;[.D56];&quot;}, 'geometry': { 'type': 'Point', 'coordinates': [&quot;;[.F56];&quot;] }}&quot;)" office:value-type="string" office:string-value="{'type': 'Feature', 'properties': {'name':'Xingang','quantity':8677}, 'geometry': { 'type': 'Point', 'coordinates': [117.7433,38.9788] }}">
            <text:p>{'type': 'Feature', 'properties': {'name':'Xingang','quantity':8677}, 'geometry': { 'type': 'Point', 'coordinates': [117.7433,38.9788] }}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Dakar</text:p>
          </table:table-cell>
          <table:table-cell office:value-type="string">
            <text:p>Senegal</text:p>
          </table:table-cell>
          <table:table-cell table:style-name="ce3" office:value-type="string">
            <text:p>8378</text:p>
          </table:table-cell>
          <table:table-cell/>
          <table:table-cell table:formula="of:=VLOOKUP([.B57];['file:///home/stefano/Desktop/htdocs/GenoaPortStats/top61/portstat2011.ods'#$TEU.$B$3:.$F$63];5; )" office:value-type="string" office:string-value="-17.44703,14.69300">
            <text:p>-17.44703,14.69300</text:p>
          </table:table-cell>
          <table:table-cell/>
          <table:table-cell table:style-name="ce2" table:formula="of:=CONCATENATE(&quot;{'type': 'Feature', 'properties': {'name':'&quot;;[.B57];&quot;','quantity':&quot;;[.D57];&quot;}, 'geometry': { 'type': 'Point', 'coordinates': [&quot;;[.F57];&quot;] }}&quot;)" office:value-type="string" office:string-value="{'type': 'Feature', 'properties': {'name':'Dakar','quantity':8378}, 'geometry': { 'type': 'Point', 'coordinates': [-17.44703,14.69300] }}">
            <text:p>{'type': 'Feature', 'properties': {'name':'Dakar','quantity':8378}, 'geometry': { 'type': 'Point', 'coordinates': [-17.44703,14.69300] }}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Massawa</text:p>
          </table:table-cell>
          <table:table-cell office:value-type="string">
            <text:p>Eritrea</text:p>
          </table:table-cell>
          <table:table-cell table:style-name="ce3" office:value-type="string">
            <text:p>8346</text:p>
          </table:table-cell>
          <table:table-cell/>
          <table:table-cell table:formula="of:=VLOOKUP([.B58];['file:///home/stefano/Desktop/htdocs/GenoaPortStats/top61/portstat2011.ods'#$TEU.$B$3:.$F$63];5; )" office:value-type="string" office:string-value="38.698058,9.0352562">
            <text:p>38.698058,9.0352562</text:p>
          </table:table-cell>
          <table:table-cell/>
          <table:table-cell table:style-name="ce2" table:formula="of:=CONCATENATE(&quot;{'type': 'Feature', 'properties': {'name':'&quot;;[.B58];&quot;','quantity':&quot;;[.D58];&quot;}, 'geometry': { 'type': 'Point', 'coordinates': [&quot;;[.F58];&quot;] }}&quot;)" office:value-type="string" office:string-value="{'type': 'Feature', 'properties': {'name':'Massawa','quantity':8346}, 'geometry': { 'type': 'Point', 'coordinates': [38.698058,9.0352562] }}">
            <text:p>{'type': 'Feature', 'properties': {'name':'Massawa','quantity':8346}, 'geometry': { 'type': 'Point', 'coordinates': [38.698058,9.0352562] }}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ort Sudan</text:p>
          </table:table-cell>
          <table:table-cell office:value-type="string">
            <text:p>Sudan</text:p>
          </table:table-cell>
          <table:table-cell table:style-name="ce3" office:value-type="string">
            <text:p>8204</text:p>
          </table:table-cell>
          <table:table-cell/>
          <table:table-cell table:style-name="ce4" office:value-type="string">
            <text:p>28.0280638,-26.1680988</text:p>
          </table:table-cell>
          <table:table-cell/>
          <table:table-cell table:style-name="ce2" table:formula="of:=CONCATENATE(&quot;{'type': 'Feature', 'properties': {'name':'&quot;;[.B59];&quot;','quantity':&quot;;[.D59];&quot;}, 'geometry': { 'type': 'Point', 'coordinates': [&quot;;[.F59];&quot;] }}&quot;)" office:value-type="string" office:string-value="{'type': 'Feature', 'properties': {'name':'Port Sudan','quantity':8204}, 'geometry': { 'type': 'Point', 'coordinates': [28.0280638,-26.1680988] }}">
            <text:p>{'type': 'Feature', 'properties': {'name':'Port Sudan','quantity':8204}, 'geometry': { 'type': 'Point', 'coordinates': [28.0280638,-26.1680988] }}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Altamira</text:p>
          </table:table-cell>
          <table:table-cell office:value-type="string">
            <text:p>Mexico</text:p>
          </table:table-cell>
          <table:table-cell table:style-name="ce3" office:value-type="string">
            <text:p>8062</text:p>
          </table:table-cell>
          <table:table-cell/>
          <table:table-cell table:formula="of:=VLOOKUP([.B60];['file:///home/stefano/Desktop/htdocs/GenoaPortStats/top61/portstat2011.ods'#$TEU.$B$3:.$F$63];5; )" office:value-type="string" office:string-value="-97.9299915,22.4061839">
            <text:p>-97.9299915,22.4061839</text:p>
          </table:table-cell>
          <table:table-cell/>
          <table:table-cell table:style-name="ce2" table:formula="of:=CONCATENATE(&quot;{'type': 'Feature', 'properties': {'name':'&quot;;[.B60];&quot;','quantity':&quot;;[.D60];&quot;}, 'geometry': { 'type': 'Point', 'coordinates': [&quot;;[.F60];&quot;] }}&quot;)" office:value-type="string" office:string-value="{'type': 'Feature', 'properties': {'name':'Altamira','quantity':8062}, 'geometry': { 'type': 'Point', 'coordinates': [-97.9299915,22.4061839] }}">
            <text:p>{'type': 'Feature', 'properties': {'name':'Altamira','quantity':8062}, 'geometry': { 'type': 'Point', 'coordinates': [-97.9299915,22.4061839] }}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table:style-name="ce3" office:value-type="string">
            <text:p>7962</text:p>
          </table:table-cell>
          <table:table-cell/>
          <table:table-cell table:formula="of:=VLOOKUP([.B61];['file:///home/stefano/Desktop/htdocs/GenoaPortStats/top61/portstat2011.ods'#$TEU.$B$3:.$F$63];5; )" office:value-type="string" office:string-value="10.2919,36.7924">
            <text:p>10.2919,36.7924</text:p>
          </table:table-cell>
          <table:table-cell/>
          <table:table-cell table:style-name="ce2" table:formula="of:=CONCATENATE(&quot;{'type': 'Feature', 'properties': {'name':'&quot;;[.B61];&quot;','quantity':&quot;;[.D61];&quot;}, 'geometry': { 'type': 'Point', 'coordinates': [&quot;;[.F61];&quot;] }}&quot;)" office:value-type="string" office:string-value="{'type': 'Feature', 'properties': {'name':'Rades','quantity':7962}, 'geometry': { 'type': 'Point', 'coordinates': [10.2919,36.7924] }}">
            <text:p>{'type': 'Feature', 'properties': {'name':'Rades','quantity':7962}, 'geometry': { 'type': 'Point', 'coordinates': [10.2919,36.7924] }}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Damman</text:p>
          </table:table-cell>
          <table:table-cell office:value-type="string">
            <text:p>Saudi <text:s/>Arabia</text:p>
          </table:table-cell>
          <table:table-cell table:style-name="ce3" office:value-type="string">
            <text:p>7666</text:p>
          </table:table-cell>
          <table:table-cell/>
          <table:table-cell table:style-name="ce4" office:value-type="string">
            <text:p>50.1571,26.4740</text:p>
          </table:table-cell>
          <table:table-cell/>
          <table:table-cell table:style-name="ce2" table:formula="of:=CONCATENATE(&quot;{'type': 'Feature', 'properties': {'name':'&quot;;[.B62];&quot;','quantity':&quot;;[.D62];&quot;}, 'geometry': { 'type': 'Point', 'coordinates': [&quot;;[.F62];&quot;] }}&quot;)" office:value-type="string" office:string-value="{'type': 'Feature', 'properties': {'name':'Damman','quantity':7666}, 'geometry': { 'type': 'Point', 'coordinates': [50.1571,26.4740] }}">
            <text:p>{'type': 'Feature', 'properties': {'name':'Damman','quantity':7666}, 'geometry': { 'type': 'Point', 'coordinates': [50.1571,26.4740] }}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Algeciras</text:p>
          </table:table-cell>
          <table:table-cell office:value-type="string">
            <text:p>Spain</text:p>
          </table:table-cell>
          <table:table-cell table:style-name="ce3" office:value-type="string">
            <text:p>7642</text:p>
          </table:table-cell>
          <table:table-cell/>
          <table:table-cell table:formula="of:=VLOOKUP([.B63];['file:///home/stefano/Desktop/htdocs/GenoaPortStats/top61/portstat2011.ods'#$TEU.$B$3:.$F$63];5; )" office:value-type="string" office:string-value="-5.4278,36.1386">
            <text:p>-5.4278,36.1386</text:p>
          </table:table-cell>
          <table:table-cell/>
          <table:table-cell table:style-name="ce2" table:formula="of:=CONCATENATE(&quot;{'type': 'Feature', 'properties': {'name':'&quot;;[.B63];&quot;','quantity':&quot;;[.D63];&quot;}, 'geometry': { 'type': 'Point', 'coordinates': [&quot;;[.F63];&quot;] }}&quot;)" office:value-type="string" office:string-value="{'type': 'Feature', 'properties': {'name':'Algeciras','quantity':7642}, 'geometry': { 'type': 'Point', 'coordinates': [-5.4278,36.1386] }}">
            <text:p>{'type': 'Feature', 'properties': {'name':'Algeciras','quantity':7642}, 'geometry': { 'type': 'Point', 'coordinates': [-5.4278,36.1386] }}</text:p>
          </table:table-cell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'file:///home/stefano/Desktop/htdocs/GenoaPortStats/top61/portstat2011.ods'#TEU" table:print="false" table:style-name="ta_extref">
        <table:table-source xlink:type="simple" xlink:href="../portstat2011.ods" table:table-name="TEU" table:mode="copy-results-only"/>
        <table:table-column table:number-columns-repeated="6"/>
        <table:table-row table:number-rows-repeated="2">
          <table:table-cell table:number-columns-repeated="6"/>
        </table:table-row>
        <table:table-row>
          <table:table-cell/>
          <table:table-cell table:style-name="ce1" office:value-type="string">
            <text:p>Shanghai</text:p>
          </table:table-cell>
          <table:table-cell table:style-name="ce1" office:value-type="string">
            <text:p>China</text:p>
          </table:table-cell>
          <table:table-cell table:style-name="ce1" office:value-type="float" office:value="144626">
            <text:p>144626</text:p>
          </table:table-cell>
          <table:table-cell/>
          <table:table-cell table:style-name="ce1" office:value-type="string">
            <text:p>121.4915,31.2246</text:p>
          </table:table-cell>
        </table:table-row>
        <table:table-row>
          <table:table-cell/>
          <table:table-cell table:style-name="ce1" office:value-type="string">
            <text:p>Singapore</text:p>
          </table:table-cell>
          <table:table-cell table:style-name="ce1" office:value-type="string">
            <text:p>Singapore</text:p>
          </table:table-cell>
          <table:table-cell table:style-name="ce1" office:value-type="float" office:value="76493">
            <text:p>76493</text:p>
          </table:table-cell>
          <table:table-cell/>
          <table:table-cell table:style-name="ce1" office:value-type="string">
            <text:p>103.85283,1.29063</text:p>
          </table:table-cell>
        </table:table-row>
        <table:table-row>
          <table:table-cell/>
          <table:table-cell table:style-name="ce1" office:value-type="string">
            <text:p>Hong Kong</text:p>
          </table:table-cell>
          <table:table-cell table:style-name="ce1" office:value-type="string">
            <text:p>China</text:p>
          </table:table-cell>
          <table:table-cell table:style-name="ce1" office:value-type="float" office:value="62343">
            <text:p>62343</text:p>
          </table:table-cell>
          <table:table-cell/>
          <table:table-cell table:style-name="ce1" office:value-type="string">
            <text:p>114.1229,22.3434</text:p>
          </table:table-cell>
        </table:table-row>
        <table:table-row>
          <table:table-cell/>
          <table:table-cell table:style-name="ce1" office:value-type="string">
            <text:p>Ningbo</text:p>
          </table:table-cell>
          <table:table-cell table:style-name="ce1" office:value-type="string">
            <text:p>China</text:p>
          </table:table-cell>
          <table:table-cell table:style-name="ce1" office:value-type="float" office:value="51713">
            <text:p>51713</text:p>
          </table:table-cell>
          <table:table-cell/>
          <table:table-cell table:style-name="ce1" office:value-type="string">
            <text:p>121.54988,29.87203</text:p>
          </table:table-cell>
        </table:table-row>
        <table:table-row>
          <table:table-cell/>
          <table:table-cell table:style-name="ce1" office:value-type="string">
            <text:p>Cagliari</text:p>
          </table:table-cell>
          <table:table-cell table:style-name="ce1" office:value-type="string">
            <text:p>Italy</text:p>
          </table:table-cell>
          <table:table-cell table:style-name="ce1" office:value-type="float" office:value="44884">
            <text:p>44884</text:p>
          </table:table-cell>
          <table:table-cell/>
          <table:table-cell table:style-name="ce1" office:value-type="string">
            <text:p>9.0960,39.2204</text:p>
          </table:table-cell>
        </table:table-row>
        <table:table-row>
          <table:table-cell/>
          <table:table-cell table:style-name="ce1" office:value-type="string">
            <text:p>New York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41822">
            <text:p>41822</text:p>
          </table:table-cell>
          <table:table-cell/>
          <table:table-cell table:style-name="ce1" office:value-type="string">
            <text:p>-73.9796,40.6979</text:p>
          </table:table-cell>
        </table:table-row>
        <table:table-row>
          <table:table-cell/>
          <table:table-cell table:style-name="ce1" office:value-type="string">
            <text:p>Jeddah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41445">
            <text:p>41445</text:p>
          </table:table-cell>
          <table:table-cell/>
          <table:table-cell table:style-name="ce1" office:value-type="string">
            <text:p>39.16404,21.58222</text:p>
          </table:table-cell>
        </table:table-row>
        <table:table-row>
          <table:table-cell/>
          <table:table-cell table:style-name="ce1" office:value-type="string">
            <text:p>Pusan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39444">
            <text:p>39444</text:p>
          </table:table-cell>
          <table:table-cell/>
          <table:table-cell table:style-name="ce1" office:value-type="string">
            <text:p>129.0752365,35.179978</text:p>
          </table:table-cell>
        </table:table-row>
        <table:table-row>
          <table:table-cell/>
          <table:table-cell table:style-name="ce1" office:value-type="string">
            <text:p>Alexandria</text:p>
          </table:table-cell>
          <table:table-cell table:style-name="ce1" office:value-type="string">
            <text:p>Egypt</text:p>
          </table:table-cell>
          <table:table-cell table:style-name="ce1" office:value-type="float" office:value="32426">
            <text:p>32426</text:p>
          </table:table-cell>
          <table:table-cell/>
          <table:table-cell table:style-name="ce1" office:value-type="string">
            <text:p>29.8944,31.1990</text:p>
          </table:table-cell>
        </table:table-row>
        <table:table-row>
          <table:table-cell/>
          <table:table-cell table:style-name="ce1" office:value-type="string">
            <text:p>Jebel Ali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31964">
            <text:p>31964</text:p>
          </table:table-cell>
          <table:table-cell/>
          <table:table-cell table:style-name="ce1" office:value-type="string">
            <text:p>55.0687,24.9959</text:p>
          </table:table-cell>
        </table:table-row>
        <table:table-row>
          <table:table-cell/>
          <table:table-cell table:style-name="ce1" office:value-type="string">
            <text:p>Savannah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27712">
            <text:p>27712</text:p>
          </table:table-cell>
          <table:table-cell/>
          <table:table-cell table:style-name="ce1" office:value-type="string">
            <text:p>-81.0980,31.9996</text:p>
          </table:table-cell>
        </table:table-row>
        <table:table-row>
          <table:table-cell/>
          <table:table-cell table:style-name="ce1" office:value-type="string">
            <text:p>Montreal</text:p>
          </table:table-cell>
          <table:table-cell table:style-name="ce1" office:value-type="string">
            <text:p>Canada</text:p>
          </table:table-cell>
          <table:table-cell table:style-name="ce1" office:value-type="float" office:value="27208">
            <text:p>27208</text:p>
          </table:table-cell>
          <table:table-cell/>
          <table:table-cell table:style-name="ce1" office:value-type="string">
            <text:p>-73.6554,45.5027</text:p>
          </table:table-cell>
        </table:table-row>
        <table:table-row>
          <table:table-cell/>
          <table:table-cell table:style-name="ce1" office:value-type="string">
            <text:p>Port Kelang</text:p>
          </table:table-cell>
          <table:table-cell table:style-name="ce1" office:value-type="string">
            <text:p>Malaysia</text:p>
          </table:table-cell>
          <table:table-cell table:style-name="ce1" office:value-type="float" office:value="27037">
            <text:p>27037</text:p>
          </table:table-cell>
          <table:table-cell/>
          <table:table-cell table:style-name="ce1" office:value-type="string">
            <text:p>101.3006,2.9410</text:p>
          </table:table-cell>
        </table:table-row>
        <table:table-row>
          <table:table-cell/>
          <table:table-cell table:style-name="ce1" office:value-type="string">
            <text:p>Qingdao</text:p>
          </table:table-cell>
          <table:table-cell table:style-name="ce1" office:value-type="string">
            <text:p>China</text:p>
          </table:table-cell>
          <table:table-cell table:style-name="ce1" office:value-type="float" office:value="26823">
            <text:p>26823</text:p>
          </table:table-cell>
          <table:table-cell/>
          <table:table-cell table:style-name="ce1" office:value-type="string">
            <text:p>120.3189,36.0696</text:p>
          </table:table-cell>
        </table:table-row>
        <table:table-row>
          <table:table-cell/>
          <table:table-cell table:style-name="ce1" office:value-type="string">
            <text:p>Kaohsiung</text:p>
          </table:table-cell>
          <table:table-cell table:style-name="ce1" office:value-type="string">
            <text:p>Taiwan</text:p>
          </table:table-cell>
          <table:table-cell table:style-name="ce1" office:value-type="float" office:value="26560">
            <text:p>26560</text:p>
          </table:table-cell>
          <table:table-cell/>
          <table:table-cell table:style-name="ce1" office:value-type="string">
            <text:p>120.2893,22.6015</text:p>
          </table:table-cell>
        </table:table-row>
        <table:table-row>
          <table:table-cell/>
          <table:table-cell table:style-name="ce1" office:value-type="string">
            <text:p>Jawaharlal Neru (Nhava Sheva)</text:p>
          </table:table-cell>
          <table:table-cell table:style-name="ce1" office:value-type="string">
            <text:p>India</text:p>
          </table:table-cell>
          <table:table-cell table:style-name="ce1" office:value-type="float" office:value="24510">
            <text:p>24510</text:p>
          </table:table-cell>
          <table:table-cell/>
          <table:table-cell table:style-name="ce1" office:value-type="string">
            <text:p>72.9644,18.9629</text:p>
          </table:table-cell>
        </table:table-row>
        <table:table-row>
          <table:table-cell/>
          <table:table-cell table:style-name="ce1" office:value-type="string">
            <text:p>Yantian Huangdong</text:p>
          </table:table-cell>
          <table:table-cell table:style-name="ce1" office:value-type="string">
            <text:p>China</text:p>
          </table:table-cell>
          <table:table-cell table:style-name="ce1" office:value-type="float" office:value="24464">
            <text:p>24464</text:p>
          </table:table-cell>
          <table:table-cell/>
          <table:table-cell table:style-name="ce1" office:value-type="string">
            <text:p>114.2830,22.5841</text:p>
          </table:table-cell>
        </table:table-row>
        <table:table-row>
          <table:table-cell/>
          <table:table-cell table:style-name="ce1" office:value-type="string">
            <text:p>Shekou</text:p>
          </table:table-cell>
          <table:table-cell table:style-name="ce1" office:value-type="string">
            <text:p>China</text:p>
          </table:table-cell>
          <table:table-cell table:style-name="ce1" office:value-type="float" office:value="24017">
            <text:p>24017</text:p>
          </table:table-cell>
          <table:table-cell/>
          <table:table-cell table:style-name="ce1" office:value-type="string">
            <text:p>113.9161,22.4715</text:p>
          </table:table-cell>
        </table:table-row>
        <table:table-row>
          <table:table-cell/>
          <table:table-cell table:style-name="ce1" office:value-type="string">
            <text:p>Valencia</text:p>
          </table:table-cell>
          <table:table-cell table:style-name="ce1" office:value-type="string">
            <text:p>Spain</text:p>
          </table:table-cell>
          <table:table-cell table:style-name="ce1" office:value-type="float" office:value="23501">
            <text:p>23501</text:p>
          </table:table-cell>
          <table:table-cell/>
          <table:table-cell table:style-name="ce1" office:value-type="string">
            <text:p>-0.3525,39.4228</text:p>
          </table:table-cell>
        </table:table-row>
        <table:table-row>
          <table:table-cell/>
          <table:table-cell table:style-name="ce1" office:value-type="string">
            <text:p>Livorno</text:p>
          </table:table-cell>
          <table:table-cell table:style-name="ce1" office:value-type="string">
            <text:p>Italy</text:p>
          </table:table-cell>
          <table:table-cell table:style-name="ce1" office:value-type="float" office:value="23346">
            <text:p>23346</text:p>
          </table:table-cell>
          <table:table-cell/>
          <table:table-cell table:style-name="ce1" office:value-type="string">
            <text:p>10.3073,43.5457</text:p>
          </table:table-cell>
        </table:table-row>
        <table:table-row>
          <table:table-cell/>
          <table:table-cell table:style-name="ce1" office:value-type="string">
            <text:p>Santos</text:p>
          </table:table-cell>
          <table:table-cell table:style-name="ce1" office:value-type="string">
            <text:p>Brazil</text:p>
          </table:table-cell>
          <table:table-cell table:style-name="ce1" office:value-type="float" office:value="22072">
            <text:p>22072</text:p>
          </table:table-cell>
          <table:table-cell/>
          <table:table-cell table:style-name="ce1" office:value-type="string">
            <text:p>-46.2900,-23.8643</text:p>
          </table:table-cell>
        </table:table-row>
        <table:table-row>
          <table:table-cell/>
          <table:table-cell table:style-name="ce1" office:value-type="string">
            <text:p>Gioia Tauro</text:p>
          </table:table-cell>
          <table:table-cell table:style-name="ce1" office:value-type="string">
            <text:p>Italy</text:p>
          </table:table-cell>
          <table:table-cell table:style-name="ce1" office:value-type="float" office:value="22006">
            <text:p>22006</text:p>
          </table:table-cell>
          <table:table-cell/>
          <table:table-cell table:style-name="ce1" office:value-type="string">
            <text:p>15.9207,38.4271</text:p>
          </table:table-cell>
        </table:table-row>
        <table:table-row>
          <table:table-cell/>
          <table:table-cell table:style-name="ce1" office:value-type="string">
            <text:p>Khor al Fakkan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21701">
            <text:p>21701</text:p>
          </table:table-cell>
          <table:table-cell/>
          <table:table-cell table:style-name="ce1" office:value-type="string">
            <text:p>56.3709,25.3584</text:p>
          </table:table-cell>
        </table:table-row>
        <table:table-row>
          <table:table-cell/>
          <table:table-cell table:style-name="ce1" office:value-type="string">
            <text:p>Tanjong Pelepas</text:p>
          </table:table-cell>
          <table:table-cell table:style-name="ce1" office:value-type="string">
            <text:p>Malaysia</text:p>
          </table:table-cell>
          <table:table-cell table:style-name="ce1" office:value-type="float" office:value="21484">
            <text:p>21484</text:p>
          </table:table-cell>
          <table:table-cell/>
          <table:table-cell table:style-name="ce1" office:value-type="string">
            <text:p>103.5541,1.3639</text:p>
          </table:table-cell>
        </table:table-row>
        <table:table-row>
          <table:table-cell/>
          <table:table-cell table:style-name="ce1" office:value-type="string">
            <text:p>Tunis</text:p>
          </table:table-cell>
          <table:table-cell table:style-name="ce1" office:value-type="string">
            <text:p>Tunisia</text:p>
          </table:table-cell>
          <table:table-cell table:style-name="ce1" office:value-type="float" office:value="19819">
            <text:p>19819</text:p>
          </table:table-cell>
          <table:table-cell/>
          <table:table-cell table:style-name="ce1" office:value-type="string">
            <text:p>10.18479,36.80011</text:p>
          </table:table-cell>
        </table:table-row>
        <table:table-row>
          <table:table-cell/>
          <table:table-cell table:style-name="ce1" office:value-type="string">
            <text:p>Newark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18282">
            <text:p>18282</text:p>
          </table:table-cell>
          <table:table-cell/>
          <table:table-cell table:style-name="ce1" office:value-type="string">
            <text:p>-74.1821,40.7310</text:p>
          </table:table-cell>
        </table:table-row>
        <table:table-row>
          <table:table-cell/>
          <table:table-cell table:style-name="ce1" office:value-type="string">
            <text:p>Port Said</text:p>
          </table:table-cell>
          <table:table-cell table:style-name="ce1" office:value-type="string">
            <text:p>Egypt</text:p>
          </table:table-cell>
          <table:table-cell table:style-name="ce1" office:value-type="float" office:value="17361">
            <text:p>17361</text:p>
          </table:table-cell>
          <table:table-cell/>
          <table:table-cell table:style-name="ce1" office:value-type="string">
            <text:p>32.3192,31.2567</text:p>
          </table:table-cell>
        </table:table-row>
        <table:table-row>
          <table:table-cell/>
          <table:table-cell table:style-name="ce1" office:value-type="string">
            <text:p>Algeciras</text:p>
          </table:table-cell>
          <table:table-cell table:style-name="ce1" office:value-type="string">
            <text:p>Spain</text:p>
          </table:table-cell>
          <table:table-cell table:style-name="ce1" office:value-type="float" office:value="17064">
            <text:p>17064</text:p>
          </table:table-cell>
          <table:table-cell/>
          <table:table-cell table:style-name="ce1" office:value-type="string">
            <text:p>-5.4278,36.1386</text:p>
          </table:table-cell>
        </table:table-row>
        <table:table-row>
          <table:table-cell/>
          <table:table-cell table:style-name="ce1" office:value-type="string">
            <text:p>Damietta</text:p>
          </table:table-cell>
          <table:table-cell table:style-name="ce1" office:value-type="string">
            <text:p>Egypt</text:p>
          </table:table-cell>
          <table:table-cell table:style-name="ce1" office:value-type="float" office:value="16251">
            <text:p>16251</text:p>
          </table:table-cell>
          <table:table-cell/>
          <table:table-cell table:style-name="ce1" office:value-type="string">
            <text:p>31.82137,31.41674</text:p>
          </table:table-cell>
        </table:table-row>
        <table:table-row>
          <table:table-cell/>
          <table:table-cell table:style-name="ce1" office:value-type="string">
            <text:p>Houston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16207">
            <text:p>16207</text:p>
          </table:table-cell>
          <table:table-cell/>
          <table:table-cell table:style-name="ce1" office:value-type="string">
            <text:p>-94.9171,29.7232</text:p>
          </table:table-cell>
        </table:table-row>
        <table:table-row>
          <table:table-cell/>
          <table:table-cell table:style-name="ce1" office:value-type="string">
            <text:p>Malta</text:p>
          </table:table-cell>
          <table:table-cell table:style-name="ce1" office:value-type="string">
            <text:p>Malta</text:p>
          </table:table-cell>
          <table:table-cell table:style-name="ce1" office:value-type="float" office:value="15698">
            <text:p>15698</text:p>
          </table:table-cell>
          <table:table-cell/>
          <table:table-cell table:style-name="ce1" office:value-type="string">
            <text:p>14.5244,35.9180</text:p>
          </table:table-cell>
        </table:table-row>
        <table:table-row>
          <table:table-cell/>
          <table:table-cell table:style-name="ce1" office:value-type="string">
            <text:p>Barcelona</text:p>
          </table:table-cell>
          <table:table-cell table:style-name="ce1" office:value-type="string">
            <text:p>Spain</text:p>
          </table:table-cell>
          <table:table-cell table:style-name="ce1" office:value-type="float" office:value="15324">
            <text:p>15324</text:p>
          </table:table-cell>
          <table:table-cell/>
          <table:table-cell table:style-name="ce1" office:value-type="string">
            <text:p>2.1889,41.3996</text:p>
          </table:table-cell>
        </table:table-row>
        <table:table-row>
          <table:table-cell/>
          <table:table-cell table:style-name="ce1" office:value-type="string">
            <text:p>Buenos Aires</text:p>
          </table:table-cell>
          <table:table-cell table:style-name="ce1" office:value-type="string">
            <text:p>Argentina</text:p>
          </table:table-cell>
          <table:table-cell table:style-name="ce1" office:value-type="float" office:value="15187">
            <text:p>15187</text:p>
          </table:table-cell>
          <table:table-cell/>
          <table:table-cell table:style-name="ce1" office:value-type="string">
            <text:p>-58.44598,-34.61287</text:p>
          </table:table-cell>
        </table:table-row>
        <table:table-row>
          <table:table-cell/>
          <table:table-cell table:style-name="ce1" office:value-type="string">
            <text:p>Norfolk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15056">
            <text:p>15056</text:p>
          </table:table-cell>
          <table:table-cell/>
          <table:table-cell table:style-name="ce1" office:value-type="string">
            <text:p>-76.1960,37.0127</text:p>
          </table:table-cell>
        </table:table-row>
        <table:table-row>
          <table:table-cell/>
          <table:table-cell table:style-name="ce1" office:value-type="string">
            <text:p>Napoli</text:p>
          </table:table-cell>
          <table:table-cell table:style-name="ce1" office:value-type="string">
            <text:p>Italy</text:p>
          </table:table-cell>
          <table:table-cell table:style-name="ce1" office:value-type="float" office:value="14934">
            <text:p>14934</text:p>
          </table:table-cell>
          <table:table-cell/>
          <table:table-cell table:style-name="ce1" office:value-type="string">
            <text:p>14.2461,40.8529</text:p>
          </table:table-cell>
        </table:table-row>
        <table:table-row>
          <table:table-cell/>
          <table:table-cell table:style-name="ce1" office:value-type="string">
            <text:p>Xiamen</text:p>
          </table:table-cell>
          <table:table-cell table:style-name="ce1" office:value-type="string">
            <text:p>China</text:p>
          </table:table-cell>
          <table:table-cell table:style-name="ce1" office:value-type="float" office:value="14695">
            <text:p>14695</text:p>
          </table:table-cell>
          <table:table-cell/>
          <table:table-cell table:style-name="ce1" office:value-type="string">
            <text:p>118.1537,24.5029</text:p>
          </table:table-cell>
        </table:table-row>
        <table:table-row>
          <table:table-cell/>
          <table:table-cell table:style-name="ce1" office:value-type="string">
            <text:p>Istanbul</text:p>
          </table:table-cell>
          <table:table-cell table:style-name="ce1" office:value-type="string">
            <text:p>Turkey</text:p>
          </table:table-cell>
          <table:table-cell table:style-name="ce1" office:value-type="float" office:value="14361">
            <text:p>14361</text:p>
          </table:table-cell>
          <table:table-cell/>
          <table:table-cell table:style-name="ce1" office:value-type="string">
            <text:p>28.9652,41.0096</text:p>
          </table:table-cell>
        </table:table-row>
        <table:table-row>
          <table:table-cell/>
          <table:table-cell table:style-name="ce1" office:value-type="string">
            <text:p>Gemlik</text:p>
          </table:table-cell>
          <table:table-cell table:style-name="ce1" office:value-type="string">
            <text:p>Turkey</text:p>
          </table:table-cell>
          <table:table-cell table:style-name="ce1" office:value-type="float" office:value="14292">
            <text:p>14292</text:p>
          </table:table-cell>
          <table:table-cell/>
          <table:table-cell table:style-name="ce1" office:value-type="string">
            <text:p>29.15707,40.43017</text:p>
          </table:table-cell>
        </table:table-row>
        <table:table-row>
          <table:table-cell/>
          <table:table-cell table:style-name="ce1" office:value-type="string">
            <text:p>Haifa</text:p>
          </table:table-cell>
          <table:table-cell table:style-name="ce1" office:value-type="string">
            <text:p>Israel</text:p>
          </table:table-cell>
          <table:table-cell table:style-name="ce1" office:value-type="float" office:value="14030">
            <text:p>14030</text:p>
          </table:table-cell>
          <table:table-cell/>
          <table:table-cell table:style-name="ce1" office:value-type="string">
            <text:p>34.9885,32.8184</text:p>
          </table:table-cell>
        </table:table-row>
        <table:table-row>
          <table:table-cell/>
          <table:table-cell table:style-name="ce1" office:value-type="string">
            <text:p>Piraeus</text:p>
          </table:table-cell>
          <table:table-cell table:style-name="ce1" office:value-type="string">
            <text:p>Greece</text:p>
          </table:table-cell>
          <table:table-cell table:style-name="ce1" office:value-type="float" office:value="13959">
            <text:p>13959</text:p>
          </table:table-cell>
          <table:table-cell/>
          <table:table-cell table:style-name="ce1" office:value-type="string">
            <text:p>23.6486,37.9442</text:p>
          </table:table-cell>
        </table:table-row>
        <table:table-row>
          <table:table-cell/>
          <table:table-cell table:style-name="ce1" office:value-type="string">
            <text:p>Ashdod</text:p>
          </table:table-cell>
          <table:table-cell table:style-name="ce1" office:value-type="string">
            <text:p>Israel</text:p>
          </table:table-cell>
          <table:table-cell table:style-name="ce1" office:value-type="float" office:value="13888">
            <text:p>13888</text:p>
          </table:table-cell>
          <table:table-cell/>
          <table:table-cell table:style-name="ce1" office:value-type="string">
            <text:p>34.6601,31.8493</text:p>
          </table:table-cell>
        </table:table-row>
        <table:table-row>
          <table:table-cell/>
          <table:table-cell table:style-name="ce1" office:value-type="string">
            <text:p>Colombo</text:p>
          </table:table-cell>
          <table:table-cell table:style-name="ce1" office:value-type="string">
            <text:p>Sri Lanka</text:p>
          </table:table-cell>
          <table:table-cell table:style-name="ce1" office:value-type="float" office:value="13803">
            <text:p>13803</text:p>
          </table:table-cell>
          <table:table-cell/>
          <table:table-cell table:style-name="ce1" office:value-type="string">
            <text:p>79.8532704,6.934287</text:p>
          </table:table-cell>
        </table:table-row>
        <table:table-row>
          <table:table-cell/>
          <table:table-cell table:style-name="ce1" office:value-type="string">
            <text:p>Alger</text:p>
          </table:table-cell>
          <table:table-cell table:style-name="ce1" office:value-type="string">
            <text:p>Algeria</text:p>
          </table:table-cell>
          <table:table-cell table:style-name="ce1" office:value-type="float" office:value="13462">
            <text:p>13462</text:p>
          </table:table-cell>
          <table:table-cell/>
          <table:table-cell table:style-name="ce1" office:value-type="string">
            <text:p>3.0601,36.7753</text:p>
          </table:table-cell>
        </table:table-row>
        <table:table-row>
          <table:table-cell/>
          <table:table-cell table:style-name="ce1" office:value-type="string">
            <text:p>Casablanca</text:p>
          </table:table-cell>
          <table:table-cell table:style-name="ce1" office:value-type="string">
            <text:p>Morocco</text:p>
          </table:table-cell>
          <table:table-cell table:style-name="ce1" office:value-type="float" office:value="13313">
            <text:p>13313</text:p>
          </table:table-cell>
          <table:table-cell/>
          <table:table-cell table:style-name="ce1" office:value-type="string">
            <text:p>-5.4972579,35.893452</text:p>
          </table:table-cell>
        </table:table-row>
        <table:table-row>
          <table:table-cell/>
          <table:table-cell table:style-name="ce1" office:value-type="string">
            <text:p>Las Palmas</text:p>
          </table:table-cell>
          <table:table-cell table:style-name="ce1" office:value-type="string">
            <text:p>Spain</text:p>
          </table:table-cell>
          <table:table-cell table:style-name="ce1" office:value-type="float" office:value="12430">
            <text:p>12430</text:p>
          </table:table-cell>
          <table:table-cell/>
          <table:table-cell table:style-name="ce1" office:value-type="string">
            <text:p>-15.4357,28.0514</text:p>
          </table:table-cell>
        </table:table-row>
        <table:table-row>
          <table:table-cell/>
          <table:table-cell table:style-name="ce1" office:value-type="string">
            <text:p>Veracruz</text:p>
          </table:table-cell>
          <table:table-cell table:style-name="ce1" office:value-type="string">
            <text:p>Mexico</text:p>
          </table:table-cell>
          <table:table-cell table:style-name="ce1" office:value-type="float" office:value="11491">
            <text:p>11491</text:p>
          </table:table-cell>
          <table:table-cell/>
          <table:table-cell table:style-name="ce1" office:value-type="string">
            <text:p>-96.1242,19.2105</text:p>
          </table:table-cell>
        </table:table-row>
        <table:table-row>
          <table:table-cell/>
          <table:table-cell table:style-name="ce1" office:value-type="string">
            <text:p>Rades</text:p>
          </table:table-cell>
          <table:table-cell table:style-name="ce1" office:value-type="string">
            <text:p>Tunisia</text:p>
          </table:table-cell>
          <table:table-cell table:style-name="ce1" office:value-type="float" office:value="11443">
            <text:p>11443</text:p>
          </table:table-cell>
          <table:table-cell/>
          <table:table-cell table:style-name="ce1" office:value-type="string">
            <text:p>10.2919,36.7924</text:p>
          </table:table-cell>
        </table:table-row>
        <table:table-row>
          <table:table-cell/>
          <table:table-cell table:style-name="ce1" office:value-type="string">
            <text:p>Chiwan</text:p>
          </table:table-cell>
          <table:table-cell table:style-name="ce1" office:value-type="string">
            <text:p>China</text:p>
          </table:table-cell>
          <table:table-cell table:style-name="ce1" office:value-type="float" office:value="11279">
            <text:p>11279</text:p>
          </table:table-cell>
          <table:table-cell/>
          <table:table-cell table:style-name="ce1" office:value-type="string">
            <text:p>113.8925745,22.4823134</text:p>
          </table:table-cell>
        </table:table-row>
        <table:table-row>
          <table:table-cell/>
          <table:table-cell table:style-name="ce1" office:value-type="string">
            <text:p>Bandar Abbas</text:p>
          </table:table-cell>
          <table:table-cell table:style-name="ce1" office:value-type="string">
            <text:p>Iran</text:p>
          </table:table-cell>
          <table:table-cell table:style-name="ce1" office:value-type="float" office:value="10955">
            <text:p>10955</text:p>
          </table:table-cell>
          <table:table-cell/>
          <table:table-cell table:style-name="ce1" office:value-type="string">
            <text:p>56.2823,27.1762</text:p>
          </table:table-cell>
        </table:table-row>
        <table:table-row>
          <table:table-cell/>
          <table:table-cell table:style-name="ce1" office:value-type="string">
            <text:p>Durban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10763">
            <text:p>10763</text:p>
          </table:table-cell>
          <table:table-cell/>
          <table:table-cell table:style-name="ce1" office:value-type="string">
            <text:p>39.2663959,-6.7980667</text:p>
          </table:table-cell>
        </table:table-row>
        <table:table-row>
          <table:table-cell/>
          <table:table-cell table:style-name="ce1" office:value-type="string">
            <text:p>Fos-sur-Mer</text:p>
          </table:table-cell>
          <table:table-cell table:style-name="ce1" office:value-type="string">
            <text:p>France</text:p>
          </table:table-cell>
          <table:table-cell table:style-name="ce1" office:value-type="float" office:value="10690">
            <text:p>10690</text:p>
          </table:table-cell>
          <table:table-cell/>
          <table:table-cell table:style-name="ce1" office:value-type="string">
            <text:p>4.945595,43.4380714</text:p>
          </table:table-cell>
        </table:table-row>
        <table:table-row>
          <table:table-cell/>
          <table:table-cell table:style-name="ce1" office:value-type="string">
            <text:p>Marseille</text:p>
          </table:table-cell>
          <table:table-cell table:style-name="ce1" office:value-type="string">
            <text:p>France</text:p>
          </table:table-cell>
          <table:table-cell table:style-name="ce1" office:value-type="float" office:value="10215">
            <text:p>10215</text:p>
          </table:table-cell>
          <table:table-cell/>
          <table:table-cell table:style-name="ce1" office:value-type="string">
            <text:p>5.3560,43.3435</text:p>
          </table:table-cell>
        </table:table-row>
        <table:table-row>
          <table:table-cell/>
          <table:table-cell table:style-name="ce1" office:value-type="string">
            <text:p>Massawa</text:p>
          </table:table-cell>
          <table:table-cell table:style-name="ce1" office:value-type="string">
            <text:p>Eritrea</text:p>
          </table:table-cell>
          <table:table-cell table:style-name="ce1" office:value-type="float" office:value="10057">
            <text:p>10057</text:p>
          </table:table-cell>
          <table:table-cell/>
          <table:table-cell table:style-name="ce1" office:value-type="string">
            <text:p>38.698058,9.0352562</text:p>
          </table:table-cell>
        </table:table-row>
        <table:table-row>
          <table:table-cell/>
          <table:table-cell table:style-name="ce1" office:value-type="string">
            <text:p>Los Angeles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9546">
            <text:p>9546</text:p>
          </table:table-cell>
          <table:table-cell/>
          <table:table-cell table:style-name="ce1" office:value-type="string">
            <text:p>-118.2113,33.7673</text:p>
          </table:table-cell>
        </table:table-row>
        <table:table-row>
          <table:table-cell/>
          <table:table-cell table:style-name="ce1" office:value-type="string">
            <text:p>Dakar</text:p>
          </table:table-cell>
          <table:table-cell table:style-name="ce1" office:value-type="string">
            <text:p>Senegal</text:p>
          </table:table-cell>
          <table:table-cell table:style-name="ce1" office:value-type="float" office:value="9267">
            <text:p>9267</text:p>
          </table:table-cell>
          <table:table-cell/>
          <table:table-cell table:style-name="ce1" office:value-type="string">
            <text:p>-17.44703,14.69300</text:p>
          </table:table-cell>
        </table:table-row>
        <table:table-row>
          <table:table-cell/>
          <table:table-cell table:style-name="ce1" office:value-type="string">
            <text:p>Tokyo</text:p>
          </table:table-cell>
          <table:table-cell table:style-name="ce1" office:value-type="string">
            <text:p>Japan</text:p>
          </table:table-cell>
          <table:table-cell table:style-name="ce1" office:value-type="float" office:value="8742">
            <text:p>8742</text:p>
          </table:table-cell>
          <table:table-cell/>
          <table:table-cell table:style-name="ce1" office:value-type="string">
            <text:p>139.7685224,35.6800712</text:p>
          </table:table-cell>
        </table:table-row>
        <table:table-row>
          <table:table-cell/>
          <table:table-cell table:style-name="ce1" office:value-type="string">
            <text:p>Altamira</text:p>
          </table:table-cell>
          <table:table-cell table:style-name="ce1" office:value-type="string">
            <text:p>Mexico</text:p>
          </table:table-cell>
          <table:table-cell table:style-name="ce1" office:value-type="float" office:value="8656">
            <text:p>8656</text:p>
          </table:table-cell>
          <table:table-cell/>
          <table:table-cell table:style-name="ce1" office:value-type="string">
            <text:p>-97.9299915,22.4061839</text:p>
          </table:table-cell>
        </table:table-row>
        <table:table-row>
          <table:table-cell/>
          <table:table-cell table:style-name="ce1" office:value-type="string">
            <text:p>Port Everglades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8633">
            <text:p>8633</text:p>
          </table:table-cell>
          <table:table-cell/>
          <table:table-cell table:style-name="ce1" office:value-type="string">
            <text:p>-80.1083,26.0927</text:p>
          </table:table-cell>
        </table:table-row>
        <table:table-row>
          <table:table-cell/>
          <table:table-cell table:style-name="ce1" office:value-type="string">
            <text:p>Abidjan</text:p>
          </table:table-cell>
          <table:table-cell table:style-name="ce1" office:value-type="string">
            <text:p>Ivory Coast</text:p>
          </table:table-cell>
          <table:table-cell table:style-name="ce1" office:value-type="float" office:value="8093">
            <text:p>8093</text:p>
          </table:table-cell>
          <table:table-cell/>
          <table:table-cell table:style-name="ce1" office:value-type="string">
            <text:p>9.76998734,1.87000083</text:p>
          </table:table-cell>
        </table:table-row>
        <table:table-row>
          <table:table-cell/>
          <table:table-cell table:style-name="ce1" office:value-type="string">
            <text:p>Tianjinxingang</text:p>
          </table:table-cell>
          <table:table-cell table:style-name="ce1" office:value-type="string">
            <text:p>China</text:p>
          </table:table-cell>
          <table:table-cell table:style-name="ce1" office:value-type="float" office:value="7875">
            <text:p>7875</text:p>
          </table:table-cell>
          <table:table-cell/>
          <table:table-cell table:style-name="ce1" office:value-type="string">
            <text:p>117.1980785,39.1235635</text:p>
          </table:table-cell>
        </table:table-row>
        <table:table-row>
          <table:table-cell/>
          <table:table-cell table:style-name="ce1" office:value-type="string">
            <text:p>Beirut</text:p>
          </table:table-cell>
          <table:table-cell table:style-name="ce1" office:value-type="string">
            <text:p>Lebanon</text:p>
          </table:table-cell>
          <table:table-cell table:style-name="ce1" office:value-type="float" office:value="7581">
            <text:p>7581</text:p>
          </table:table-cell>
          <table:table-cell/>
          <table:table-cell table:style-name="ce1" office:value-type="string">
            <text:p>35.47843,33.8959203</text:p>
          </table:table-cell>
        </table:table-row>
      </table:table>
      <table:table table:name="'file:///home/stefano/Desktop/htdocs/GenoaPortStats/top61/portstat2011.ods'#TON" table:print="false" table:style-name="ta_extref">
        <table:table-source xlink:type="simple" xlink:href="../portstat2011.ods" table:table-name="TON" table:mode="copy-results-only"/>
        <table:table-column table:number-columns-repeated="6"/>
        <table:table-row table:number-rows-repeated="2">
          <table:table-cell table:number-columns-repeated="6"/>
        </table:table-row>
        <table:table-row>
          <table:table-cell/>
          <table:table-cell table:style-name="ce1" office:value-type="string">
            <text:p>PORTS</text:p>
          </table:table-cell>
          <table:table-cell table:style-name="ce1" office:value-type="string">
            <text:p>Nations</text:p>
          </table:table-cell>
          <table:table-cell table:style-name="ce1" office:value-type="string">
            <text:p>TONS</text:p>
          </table:table-cell>
        </table:table-row>
        <table:table-row>
          <table:table-cell/>
          <table:table-cell table:style-name="ce1" office:value-type="string">
            <text:p>Novorossiysk</text:p>
          </table:table-cell>
          <table:table-cell table:style-name="ce1" office:value-type="string">
            <text:p>Russia</text:p>
          </table:table-cell>
          <table:table-cell table:style-name="ce1" office:value-type="float" office:value="4360659">
            <text:p>4360659</text:p>
          </table:table-cell>
          <table:table-cell/>
          <table:table-cell table:style-name="ce1" office:value-type="string">
            <text:p>37.7874,44.7108</text:p>
          </table:table-cell>
        </table:table-row>
        <table:table-row>
          <table:table-cell/>
          <table:table-cell table:style-name="ce1" office:value-type="string">
            <text:p>Taranto</text:p>
          </table:table-cell>
          <table:table-cell table:style-name="ce1" office:value-type="string">
            <text:p>Italy</text:p>
          </table:table-cell>
          <table:table-cell table:style-name="ce1" office:value-type="float" office:value="3348987">
            <text:p>3348987</text:p>
          </table:table-cell>
          <table:table-cell/>
          <table:table-cell table:style-name="ce1" office:value-type="string">
            <text:p>17.2997,40.4618</text:p>
          </table:table-cell>
        </table:table-row>
        <table:table-row>
          <table:table-cell/>
          <table:table-cell table:style-name="ce1" office:value-type="string">
            <text:p>Ceyhan</text:p>
          </table:table-cell>
          <table:table-cell table:style-name="ce1" office:value-type="string">
            <text:p>Turkey</text:p>
          </table:table-cell>
          <table:table-cell table:style-name="ce1" office:value-type="float" office:value="2038546">
            <text:p>2038546</text:p>
          </table:table-cell>
          <table:table-cell/>
          <table:table-cell table:style-name="ce1" office:value-type="string">
            <text:p>35.8331,37.0562</text:p>
          </table:table-cell>
        </table:table-row>
        <table:table-row>
          <table:table-cell/>
          <table:table-cell table:style-name="ce1" office:value-type="string">
            <text:p>Palermo</text:p>
          </table:table-cell>
          <table:table-cell table:style-name="ce1" office:value-type="string">
            <text:p>Italy</text:p>
          </table:table-cell>
          <table:table-cell table:style-name="ce1" office:value-type="float" office:value="1873263">
            <text:p>1873263</text:p>
          </table:table-cell>
          <table:table-cell/>
          <table:table-cell table:style-name="ce1" office:value-type="string">
            <text:p>13.3473,38.1373</text:p>
          </table:table-cell>
        </table:table-row>
        <table:table-row>
          <table:table-cell/>
          <table:table-cell table:style-name="ce1" office:value-type="string">
            <text:p>Porto Torres</text:p>
          </table:table-cell>
          <table:table-cell table:style-name="ce1" office:value-type="string">
            <text:p>Italy</text:p>
          </table:table-cell>
          <table:table-cell table:style-name="ce1" office:value-type="float" office:value="1399715">
            <text:p>1399715</text:p>
          </table:table-cell>
          <table:table-cell/>
          <table:table-cell table:style-name="ce1" office:value-type="string">
            <text:p>8.3338,40.9513</text:p>
          </table:table-cell>
        </table:table-row>
        <table:table-row>
          <table:table-cell/>
          <table:table-cell table:style-name="ce1" office:value-type="string">
            <text:p>Shanghai</text:p>
          </table:table-cell>
          <table:table-cell table:style-name="ce1" office:value-type="string">
            <text:p>China</text:p>
          </table:table-cell>
          <table:table-cell table:style-name="ce1" office:value-type="float" office:value="1310122">
            <text:p>1310122</text:p>
          </table:table-cell>
          <table:table-cell/>
          <table:table-cell table:style-name="ce1" office:value-type="string">
            <text:p>121.4915,31.2246</text:p>
          </table:table-cell>
        </table:table-row>
        <table:table-row>
          <table:table-cell/>
          <table:table-cell table:style-name="ce1" office:value-type="string">
            <text:p>Cagliari</text:p>
          </table:table-cell>
          <table:table-cell table:style-name="ce1" office:value-type="string">
            <text:p>Italy</text:p>
          </table:table-cell>
          <table:table-cell table:style-name="ce1" office:value-type="float" office:value="1156357">
            <text:p>1156357</text:p>
          </table:table-cell>
          <table:table-cell/>
          <table:table-cell table:style-name="ce1" office:value-type="string">
            <text:p>9.0960,39.2204</text:p>
          </table:table-cell>
        </table:table-row>
        <table:table-row>
          <table:table-cell/>
          <table:table-cell table:style-name="ce1" office:value-type="string">
            <text:p>Catania</text:p>
          </table:table-cell>
          <table:table-cell table:style-name="ce1" office:value-type="string">
            <text:p>Italy</text:p>
          </table:table-cell>
          <table:table-cell table:style-name="ce1" office:value-type="float" office:value="1125597">
            <text:p>1125597</text:p>
          </table:table-cell>
          <table:table-cell/>
          <table:table-cell table:style-name="ce1" office:value-type="string">
            <text:p>15.0306,37.4603</text:p>
          </table:table-cell>
        </table:table-row>
        <table:table-row>
          <table:table-cell/>
          <table:table-cell table:style-name="ce1" office:value-type="string">
            <text:p>Singapore</text:p>
          </table:table-cell>
          <table:table-cell table:style-name="ce1" office:value-type="string">
            <text:p>Singapore</text:p>
          </table:table-cell>
          <table:table-cell table:style-name="ce1" office:value-type="float" office:value="888937">
            <text:p>888937</text:p>
          </table:table-cell>
          <table:table-cell/>
          <table:table-cell table:style-name="ce1" office:value-type="string">
            <text:p>103.85283,1.29063</text:p>
          </table:table-cell>
        </table:table-row>
        <table:table-row>
          <table:table-cell/>
          <table:table-cell table:style-name="ce1" office:value-type="string">
            <text:p>Rades</text:p>
          </table:table-cell>
          <table:table-cell table:style-name="ce1" office:value-type="string">
            <text:p>Tunisia</text:p>
          </table:table-cell>
          <table:table-cell table:style-name="ce1" office:value-type="float" office:value="888127">
            <text:p>888127</text:p>
          </table:table-cell>
          <table:table-cell/>
          <table:table-cell table:style-name="ce1" office:value-type="string">
            <text:p>10.27697,36.77440</text:p>
          </table:table-cell>
        </table:table-row>
        <table:table-row>
          <table:table-cell/>
          <table:table-cell table:style-name="ce1" office:value-type="string">
            <text:p>Malta</text:p>
          </table:table-cell>
          <table:table-cell table:style-name="ce1" office:value-type="string">
            <text:p>Malta</text:p>
          </table:table-cell>
          <table:table-cell table:style-name="ce1" office:value-type="float" office:value="870504">
            <text:p>870504</text:p>
          </table:table-cell>
          <table:table-cell/>
          <table:table-cell table:style-name="ce1" office:value-type="string">
            <text:p>14.5244,35.9180</text:p>
          </table:table-cell>
        </table:table-row>
        <table:table-row>
          <table:table-cell/>
          <table:table-cell table:style-name="ce1" office:value-type="string">
            <text:p>New York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722183">
            <text:p>722183</text:p>
          </table:table-cell>
          <table:table-cell/>
          <table:table-cell table:style-name="ce1" office:value-type="string">
            <text:p>-73.9796,40.6979</text:p>
          </table:table-cell>
        </table:table-row>
        <table:table-row>
          <table:table-cell/>
          <table:table-cell table:style-name="ce1" office:value-type="string">
            <text:p>Barcelona</text:p>
          </table:table-cell>
          <table:table-cell table:style-name="ce1" office:value-type="string">
            <text:p>Spain</text:p>
          </table:table-cell>
          <table:table-cell table:style-name="ce1" office:value-type="float" office:value="702240">
            <text:p>702240</text:p>
          </table:table-cell>
          <table:table-cell/>
          <table:table-cell table:style-name="ce1" office:value-type="string">
            <text:p>2.1889,41.3996</text:p>
          </table:table-cell>
        </table:table-row>
        <table:table-row>
          <table:table-cell/>
          <table:table-cell table:style-name="ce1" office:value-type="string">
            <text:p>Houston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696142">
            <text:p>696142</text:p>
          </table:table-cell>
          <table:table-cell/>
          <table:table-cell table:style-name="ce1" office:value-type="string">
            <text:p>-94.9171,29.7232</text:p>
          </table:table-cell>
        </table:table-row>
        <table:table-row>
          <table:table-cell/>
          <table:table-cell table:style-name="ce1" office:value-type="string">
            <text:p>Hong Kong</text:p>
          </table:table-cell>
          <table:table-cell table:style-name="ce1" office:value-type="string">
            <text:p>China</text:p>
          </table:table-cell>
          <table:table-cell table:style-name="ce1" office:value-type="float" office:value="605208">
            <text:p>605208</text:p>
          </table:table-cell>
          <table:table-cell/>
          <table:table-cell table:style-name="ce1" office:value-type="string">
            <text:p>114.1229,22.3434</text:p>
          </table:table-cell>
        </table:table-row>
        <table:table-row>
          <table:table-cell/>
          <table:table-cell table:style-name="ce1" office:value-type="string">
            <text:p>Milazzo</text:p>
          </table:table-cell>
          <table:table-cell table:style-name="ce1" office:value-type="string">
            <text:p>Italy</text:p>
          </table:table-cell>
          <table:table-cell table:style-name="ce1" office:value-type="float" office:value="581887">
            <text:p>581887</text:p>
          </table:table-cell>
          <table:table-cell/>
          <table:table-cell table:style-name="ce1" office:value-type="string">
            <text:p>15.2734,38.2144</text:p>
          </table:table-cell>
        </table:table-row>
        <table:table-row>
          <table:table-cell/>
          <table:table-cell table:style-name="ce1" office:value-type="string">
            <text:p>Livorno</text:p>
          </table:table-cell>
          <table:table-cell table:style-name="ce1" office:value-type="string">
            <text:p>Italy</text:p>
          </table:table-cell>
          <table:table-cell table:style-name="ce1" office:value-type="float" office:value="548428">
            <text:p>548428</text:p>
          </table:table-cell>
          <table:table-cell/>
          <table:table-cell table:style-name="ce1" office:value-type="string">
            <text:p>10.3073,43.5457</text:p>
          </table:table-cell>
        </table:table-row>
        <table:table-row>
          <table:table-cell/>
          <table:table-cell table:style-name="ce1" office:value-type="string">
            <text:p>Jeddah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464244">
            <text:p>464244</text:p>
          </table:table-cell>
          <table:table-cell/>
          <table:table-cell table:style-name="ce1" office:value-type="string">
            <text:p>39.16404,21.58222</text:p>
          </table:table-cell>
        </table:table-row>
        <table:table-row>
          <table:table-cell/>
          <table:table-cell table:style-name="ce1" office:value-type="string">
            <text:p>Jebel Ali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452030">
            <text:p>452030</text:p>
          </table:table-cell>
          <table:table-cell/>
          <table:table-cell table:style-name="ce1" office:value-type="string">
            <text:p>55.0687,24.9959</text:p>
          </table:table-cell>
        </table:table-row>
        <table:table-row>
          <table:table-cell/>
          <table:table-cell table:style-name="ce1" office:value-type="string">
            <text:p>Busan (Pusan)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450712">
            <text:p>450712</text:p>
          </table:table-cell>
          <table:table-cell/>
          <table:table-cell table:style-name="ce1" office:value-type="string">
            <text:p>129.0176,35.0803</text:p>
          </table:table-cell>
        </table:table-row>
        <table:table-row>
          <table:table-cell/>
          <table:table-cell table:style-name="ce1" office:value-type="string">
            <text:p>Ningbo</text:p>
          </table:table-cell>
          <table:table-cell table:style-name="ce1" office:value-type="string">
            <text:p>China</text:p>
          </table:table-cell>
          <table:table-cell table:style-name="ce1" office:value-type="float" office:value="447702">
            <text:p>447702</text:p>
          </table:table-cell>
          <table:table-cell/>
          <table:table-cell table:style-name="ce1" office:value-type="string">
            <text:p>121.54988,29.87203</text:p>
          </table:table-cell>
        </table:table-row>
        <table:table-row>
          <table:table-cell/>
          <table:table-cell table:style-name="ce1" office:value-type="string">
            <text:p>Abo Terminal</text:p>
          </table:table-cell>
          <table:table-cell table:style-name="ce1" office:value-type="string">
            <text:p>Nigeria</text:p>
          </table:table-cell>
          <table:table-cell table:style-name="ce1" office:value-type="float" office:value="434774">
            <text:p>434774</text:p>
          </table:table-cell>
          <table:table-cell/>
          <table:table-cell table:style-name="ce1" office:value-type="string">
            <text:p>5.6840,4.7849</text:p>
          </table:table-cell>
        </table:table-row>
        <table:table-row>
          <table:table-cell/>
          <table:table-cell table:style-name="ce1" office:value-type="string">
            <text:p>Port Kelang</text:p>
          </table:table-cell>
          <table:table-cell table:style-name="ce1" office:value-type="string">
            <text:p>Malaysia</text:p>
          </table:table-cell>
          <table:table-cell table:style-name="ce1" office:value-type="float" office:value="432633">
            <text:p>432633</text:p>
          </table:table-cell>
          <table:table-cell/>
          <table:table-cell table:style-name="ce1" office:value-type="string">
            <text:p>101.3006,2.9410</text:p>
          </table:table-cell>
        </table:table-row>
        <table:table-row>
          <table:table-cell/>
          <table:table-cell table:style-name="ce1" office:value-type="string">
            <text:p>Alexandria</text:p>
          </table:table-cell>
          <table:table-cell table:style-name="ce1" office:value-type="string">
            <text:p>Egypt</text:p>
          </table:table-cell>
          <table:table-cell table:style-name="ce1" office:value-type="float" office:value="431061">
            <text:p>431061</text:p>
          </table:table-cell>
          <table:table-cell/>
          <table:table-cell table:style-name="ce1" office:value-type="string">
            <text:p>29.8944,31.1990</text:p>
          </table:table-cell>
        </table:table-row>
        <table:table-row>
          <table:table-cell/>
          <table:table-cell table:style-name="ce1" office:value-type="string">
            <text:p>Tunis </text:p>
          </table:table-cell>
          <table:table-cell table:style-name="ce1" office:value-type="string">
            <text:p>Tunisia</text:p>
          </table:table-cell>
          <table:table-cell table:style-name="ce1" office:value-type="float" office:value="429372">
            <text:p>429372</text:p>
          </table:table-cell>
          <table:table-cell/>
          <table:table-cell table:style-name="ce1" office:value-type="string">
            <text:p>10.18479,36.80011</text:p>
          </table:table-cell>
        </table:table-row>
        <table:table-row>
          <table:table-cell/>
          <table:table-cell table:style-name="ce1" office:value-type="string">
            <text:p>La Skirra</text:p>
          </table:table-cell>
          <table:table-cell table:style-name="ce1" office:value-type="string">
            <text:p>Tunisia</text:p>
          </table:table-cell>
          <table:table-cell table:style-name="ce1" office:value-type="float" office:value="390936">
            <text:p>390936</text:p>
          </table:table-cell>
          <table:table-cell/>
          <table:table-cell table:style-name="ce1" office:value-type="string">
            <text:p>10.16544,34.334289</text:p>
          </table:table-cell>
        </table:table-row>
        <table:table-row>
          <table:table-cell/>
          <table:table-cell table:style-name="ce1" office:value-type="string">
            <text:p>Porto Foxi</text:p>
          </table:table-cell>
          <table:table-cell table:style-name="ce1" office:value-type="string">
            <text:p>Italy</text:p>
          </table:table-cell>
          <table:table-cell table:style-name="ce1" office:value-type="float" office:value="380238">
            <text:p>380238</text:p>
          </table:table-cell>
          <table:table-cell/>
          <table:table-cell table:style-name="ce1" office:value-type="string">
            <text:p>9.0293,39.0797</text:p>
          </table:table-cell>
        </table:table-row>
        <table:table-row>
          <table:table-cell/>
          <table:table-cell table:style-name="ce1" office:value-type="string">
            <text:p>Moudi Terminal</text:p>
          </table:table-cell>
          <table:table-cell table:style-name="ce1" office:value-type="string">
            <text:p>Cameroon</text:p>
          </table:table-cell>
          <table:table-cell table:style-name="ce1" office:value-type="float" office:value="355742">
            <text:p>355742</text:p>
          </table:table-cell>
          <table:table-cell/>
          <table:table-cell table:style-name="ce1" office:value-type="string">
            <text:p>4.3611,8.4488</text:p>
          </table:table-cell>
        </table:table-row>
        <table:table-row>
          <table:table-cell/>
          <table:table-cell table:style-name="ce1" office:value-type="string">
            <text:p>Batumi</text:p>
          </table:table-cell>
          <table:table-cell table:style-name="ce1" office:value-type="string">
            <text:p>Georgia</text:p>
          </table:table-cell>
          <table:table-cell table:style-name="ce1" office:value-type="float" office:value="344830">
            <text:p>344830</text:p>
          </table:table-cell>
          <table:table-cell/>
          <table:table-cell table:style-name="ce1" office:value-type="string">
            <text:p>41.6658,41.6568</text:p>
          </table:table-cell>
        </table:table-row>
        <table:table-row>
          <table:table-cell/>
          <table:table-cell table:style-name="ce1" office:value-type="string">
            <text:p>Termini Imerese</text:p>
          </table:table-cell>
          <table:table-cell table:style-name="ce1" office:value-type="string">
            <text:p>Italy</text:p>
          </table:table-cell>
          <table:table-cell table:style-name="ce1" office:value-type="float" office:value="334332">
            <text:p>334332</text:p>
          </table:table-cell>
          <table:table-cell/>
          <table:table-cell table:style-name="ce1" office:value-type="string">
            <text:p>37.9872,13.7101</text:p>
          </table:table-cell>
        </table:table-row>
        <table:table-row>
          <table:table-cell/>
          <table:table-cell table:style-name="ce1" office:value-type="string">
            <text:p>Augusta</text:p>
          </table:table-cell>
          <table:table-cell table:style-name="ce1" office:value-type="string">
            <text:p>Italy</text:p>
          </table:table-cell>
          <table:table-cell table:style-name="ce1" office:value-type="float" office:value="330119">
            <text:p>330119</text:p>
          </table:table-cell>
          <table:table-cell/>
          <table:table-cell table:style-name="ce1" office:value-type="string">
            <text:p>15.2059,37.2240</text:p>
          </table:table-cell>
        </table:table-row>
        <table:table-row>
          <table:table-cell/>
          <table:table-cell table:style-name="ce1" office:value-type="string">
            <text:p>Jawaharlal Neru (Nhava Sheva)</text:p>
          </table:table-cell>
          <table:table-cell table:style-name="ce1" office:value-type="string">
            <text:p>India</text:p>
          </table:table-cell>
          <table:table-cell table:style-name="ce1" office:value-type="float" office:value="310655">
            <text:p>310655</text:p>
          </table:table-cell>
          <table:table-cell/>
          <table:table-cell table:style-name="ce1" office:value-type="string">
            <text:p>72.9644,18.9629</text:p>
          </table:table-cell>
        </table:table-row>
        <table:table-row>
          <table:table-cell/>
          <table:table-cell table:style-name="ce1" office:value-type="string">
            <text:p>Tuapse</text:p>
          </table:table-cell>
          <table:table-cell table:style-name="ce1" office:value-type="string">
            <text:p>Russia</text:p>
          </table:table-cell>
          <table:table-cell table:style-name="ce1" office:value-type="float" office:value="308939">
            <text:p>308939</text:p>
          </table:table-cell>
          <table:table-cell/>
          <table:table-cell table:style-name="ce1" office:value-type="string">
            <text:p>44.0959,39.0691</text:p>
          </table:table-cell>
        </table:table-row>
        <table:table-row>
          <table:table-cell/>
          <table:table-cell table:style-name="ce1" office:value-type="string">
            <text:p>Olbia</text:p>
          </table:table-cell>
          <table:table-cell table:style-name="ce1" office:value-type="string">
            <text:p>Italy</text:p>
          </table:table-cell>
          <table:table-cell table:style-name="ce1" office:value-type="float" office:value="297845">
            <text:p>297845</text:p>
          </table:table-cell>
          <table:table-cell/>
          <table:table-cell table:style-name="ce1" office:value-type="string">
            <text:p>9.5397,40.9206</text:p>
          </table:table-cell>
        </table:table-row>
        <table:table-row>
          <table:table-cell/>
          <table:table-cell table:style-name="ce1" office:value-type="string">
            <text:p>Sikda</text:p>
          </table:table-cell>
          <table:table-cell table:style-name="ce1" office:value-type="string">
            <text:p>Algeria</text:p>
          </table:table-cell>
          <table:table-cell table:style-name="ce1" office:value-type="float" office:value="287176">
            <text:p>287176</text:p>
          </table:table-cell>
          <table:table-cell/>
          <table:table-cell table:style-name="ce1" office:value-type="string">
            <text:p>6.9065,36.8891</text:p>
          </table:table-cell>
        </table:table-row>
        <table:table-row>
          <table:table-cell/>
          <table:table-cell table:style-name="ce1" office:value-type="string">
            <text:p>Sidi Kerir Terminal</text:p>
          </table:table-cell>
          <table:table-cell table:style-name="ce1" office:value-type="string">
            <text:p>Egypt</text:p>
          </table:table-cell>
          <table:table-cell table:style-name="ce1" office:value-type="float" office:value="286705">
            <text:p>286705</text:p>
          </table:table-cell>
          <table:table-cell/>
          <table:table-cell table:style-name="ce1" office:value-type="string">
            <text:p>29.6734,31.0516</text:p>
          </table:table-cell>
        </table:table-row>
        <table:table-row>
          <table:table-cell/>
          <table:table-cell table:style-name="ce1" office:value-type="string">
            <text:p>Savannah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280893">
            <text:p>280893</text:p>
          </table:table-cell>
          <table:table-cell/>
          <table:table-cell table:style-name="ce1" office:value-type="string">
            <text:p>-81.0980,31.9996</text:p>
          </table:table-cell>
        </table:table-row>
        <table:table-row>
          <table:table-cell/>
          <table:table-cell table:style-name="ce1" office:value-type="string">
            <text:p>Qingdao</text:p>
          </table:table-cell>
          <table:table-cell table:style-name="ce1" office:value-type="string">
            <text:p>China</text:p>
          </table:table-cell>
          <table:table-cell table:style-name="ce1" office:value-type="float" office:value="279263">
            <text:p>279263</text:p>
          </table:table-cell>
          <table:table-cell/>
          <table:table-cell table:style-name="ce1" office:value-type="string">
            <text:p>120.3189,36.0696</text:p>
          </table:table-cell>
        </table:table-row>
        <table:table-row>
          <table:table-cell/>
          <table:table-cell table:style-name="ce1" office:value-type="string">
            <text:p>Algeciras</text:p>
          </table:table-cell>
          <table:table-cell table:style-name="ce1" office:value-type="string">
            <text:p>Spain</text:p>
          </table:table-cell>
          <table:table-cell table:style-name="ce1" office:value-type="float" office:value="276613">
            <text:p>276613</text:p>
          </table:table-cell>
          <table:table-cell/>
          <table:table-cell table:style-name="ce1" office:value-type="string">
            <text:p>-5.4278,36.1386</text:p>
          </table:table-cell>
        </table:table-row>
        <table:table-row>
          <table:table-cell/>
          <table:table-cell table:style-name="ce1" office:value-type="string">
            <text:p>Montreal</text:p>
          </table:table-cell>
          <table:table-cell table:style-name="ce1" office:value-type="string">
            <text:p>Canada</text:p>
          </table:table-cell>
          <table:table-cell table:style-name="ce1" office:value-type="float" office:value="273893">
            <text:p>273893</text:p>
          </table:table-cell>
          <table:table-cell/>
          <table:table-cell table:style-name="ce1" office:value-type="string">
            <text:p>-73.6554,45.5027</text:p>
          </table:table-cell>
        </table:table-row>
        <table:table-row>
          <table:table-cell/>
          <table:table-cell table:style-name="ce1" office:value-type="string">
            <text:p>Santos</text:p>
          </table:table-cell>
          <table:table-cell table:style-name="ce1" office:value-type="string">
            <text:p>Brazil</text:p>
          </table:table-cell>
          <table:table-cell table:style-name="ce1" office:value-type="float" office:value="273025">
            <text:p>273025</text:p>
          </table:table-cell>
          <table:table-cell/>
          <table:table-cell table:style-name="ce1" office:value-type="string">
            <text:p>-46.2900,-23.8643</text:p>
          </table:table-cell>
        </table:table-row>
        <table:table-row>
          <table:table-cell/>
          <table:table-cell table:style-name="ce1" office:value-type="string">
            <text:p>Piraeus</text:p>
          </table:table-cell>
          <table:table-cell table:style-name="ce1" office:value-type="string">
            <text:p>Greece</text:p>
          </table:table-cell>
          <table:table-cell table:style-name="ce1" office:value-type="float" office:value="269430">
            <text:p>269430</text:p>
          </table:table-cell>
          <table:table-cell/>
          <table:table-cell table:style-name="ce1" office:value-type="string">
            <text:p>23.6486215,37.9441517</text:p>
          </table:table-cell>
        </table:table-row>
        <table:table-row>
          <table:table-cell/>
          <table:table-cell table:style-name="ce1" office:value-type="string">
            <text:p>Kaohsiung</text:p>
          </table:table-cell>
          <table:table-cell table:style-name="ce1" office:value-type="string">
            <text:p>Taiwan</text:p>
          </table:table-cell>
          <table:table-cell table:style-name="ce1" office:value-type="float" office:value="264109">
            <text:p>264109</text:p>
          </table:table-cell>
          <table:table-cell/>
          <table:table-cell table:style-name="ce1" office:value-type="string">
            <text:p>120.2893,22.6015</text:p>
          </table:table-cell>
        </table:table-row>
        <table:table-row>
          <table:table-cell/>
          <table:table-cell table:style-name="ce1" office:value-type="string">
            <text:p>Gioia Tauro</text:p>
          </table:table-cell>
          <table:table-cell table:style-name="ce1" office:value-type="string">
            <text:p>Italy</text:p>
          </table:table-cell>
          <table:table-cell table:style-name="ce1" office:value-type="float" office:value="258950">
            <text:p>258950</text:p>
          </table:table-cell>
          <table:table-cell/>
          <table:table-cell table:style-name="ce1" office:value-type="string">
            <text:p>15.9207,38.4271</text:p>
          </table:table-cell>
        </table:table-row>
        <table:table-row>
          <table:table-cell/>
          <table:table-cell table:style-name="ce1" office:value-type="string">
            <text:p>Tartous</text:p>
          </table:table-cell>
          <table:table-cell table:style-name="ce1" office:value-type="string">
            <text:p>Syria</text:p>
          </table:table-cell>
          <table:table-cell table:style-name="ce1" office:value-type="float" office:value="255223">
            <text:p>255223</text:p>
          </table:table-cell>
          <table:table-cell/>
          <table:table-cell table:style-name="ce1" office:value-type="string">
            <text:p>35.8851686,34.8936203</text:p>
          </table:table-cell>
        </table:table-row>
        <table:table-row>
          <table:table-cell/>
          <table:table-cell table:style-name="ce1" office:value-type="string">
            <text:p>Zawia Terminal</text:p>
          </table:table-cell>
          <table:table-cell table:style-name="ce1" office:value-type="string">
            <text:p>Libya</text:p>
          </table:table-cell>
          <table:table-cell table:style-name="ce1" office:value-type="float" office:value="248560">
            <text:p>248560</text:p>
          </table:table-cell>
          <table:table-cell/>
          <table:table-cell table:style-name="ce1" office:value-type="string">
            <text:p>12.7224,32.7706</text:p>
          </table:table-cell>
        </table:table-row>
        <table:table-row>
          <table:table-cell/>
          <table:table-cell table:style-name="ce1" office:value-type="string">
            <text:p>Khor al Fakkan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247725">
            <text:p>247725</text:p>
          </table:table-cell>
          <table:table-cell/>
          <table:table-cell table:style-name="ce1" office:value-type="string">
            <text:p>56.3709,25.3584</text:p>
          </table:table-cell>
        </table:table-row>
        <table:table-row>
          <table:table-cell/>
          <table:table-cell table:style-name="ce1" office:value-type="string">
            <text:p>Kulevi</text:p>
          </table:table-cell>
          <table:table-cell table:style-name="ce1" office:value-type="string">
            <text:p>Georgia</text:p>
          </table:table-cell>
          <table:table-cell table:style-name="ce1" office:value-type="float" office:value="237364">
            <text:p>237364</text:p>
          </table:table-cell>
          <table:table-cell/>
          <table:table-cell table:style-name="ce1" office:value-type="string">
            <text:p>42.2699,41.6578</text:p>
          </table:table-cell>
        </table:table-row>
        <table:table-row>
          <table:table-cell/>
          <table:table-cell table:style-name="ce1" office:value-type="string">
            <text:p>Port Said</text:p>
          </table:table-cell>
          <table:table-cell table:style-name="ce1" office:value-type="string">
            <text:p>Egypt</text:p>
          </table:table-cell>
          <table:table-cell table:style-name="ce1" office:value-type="float" office:value="234310">
            <text:p>234310</text:p>
          </table:table-cell>
          <table:table-cell/>
          <table:table-cell table:style-name="ce1" office:value-type="string">
            <text:p>32.3192,31.2567</text:p>
          </table:table-cell>
        </table:table-row>
        <table:table-row>
          <table:table-cell/>
          <table:table-cell table:style-name="ce1" office:value-type="string">
            <text:p>Tanjong Pelepas</text:p>
          </table:table-cell>
          <table:table-cell table:style-name="ce1" office:value-type="string">
            <text:p>Malaysia</text:p>
          </table:table-cell>
          <table:table-cell table:style-name="ce1" office:value-type="float" office:value="210705">
            <text:p>210705</text:p>
          </table:table-cell>
          <table:table-cell/>
          <table:table-cell table:style-name="ce1" office:value-type="string">
            <text:p>103.54571,1.3570015</text:p>
          </table:table-cell>
        </table:table-row>
        <table:table-row>
          <table:table-cell/>
          <table:table-cell table:style-name="ce1" office:value-type="string">
            <text:p>Baniyas</text:p>
          </table:table-cell>
          <table:table-cell table:style-name="ce1" office:value-type="string">
            <text:p>Syria</text:p>
          </table:table-cell>
          <table:table-cell table:style-name="ce1" office:value-type="float" office:value="210279">
            <text:p>210279</text:p>
          </table:table-cell>
          <table:table-cell/>
          <table:table-cell table:style-name="ce1" office:value-type="string">
            <text:p>35.944906,35.1820319</text:p>
          </table:table-cell>
        </table:table-row>
        <table:table-row>
          <table:table-cell/>
          <table:table-cell table:style-name="ce1" office:value-type="string">
            <text:p>Valencia</text:p>
          </table:table-cell>
          <table:table-cell table:style-name="ce1" office:value-type="string">
            <text:p>Spain</text:p>
          </table:table-cell>
          <table:table-cell table:style-name="ce1" office:value-type="float" office:value="209864">
            <text:p>209864</text:p>
          </table:table-cell>
          <table:table-cell/>
          <table:table-cell table:style-name="ce1" office:value-type="string">
            <text:p>-0.3525,39.4228</text:p>
          </table:table-cell>
        </table:table-row>
        <table:table-row>
          <table:table-cell/>
          <table:table-cell table:style-name="ce1" office:value-type="string">
            <text:p>Shekou</text:p>
          </table:table-cell>
          <table:table-cell table:style-name="ce1" office:value-type="string">
            <text:p>China</text:p>
          </table:table-cell>
          <table:table-cell table:style-name="ce1" office:value-type="float" office:value="207283">
            <text:p>207283</text:p>
          </table:table-cell>
          <table:table-cell/>
          <table:table-cell table:style-name="ce1" office:value-type="string">
            <text:p>113.9161,22.4715</text:p>
          </table:table-cell>
        </table:table-row>
        <table:table-row>
          <table:table-cell/>
          <table:table-cell table:style-name="ce1" office:value-type="string">
            <text:p>Dumai, Sumatra</text:p>
          </table:table-cell>
          <table:table-cell table:style-name="ce1" office:value-type="string">
            <text:p>Indonesia</text:p>
          </table:table-cell>
          <table:table-cell table:style-name="ce1" office:value-type="float" office:value="203796">
            <text:p>203796</text:p>
          </table:table-cell>
          <table:table-cell/>
          <table:table-cell table:style-name="ce1" office:value-type="string">
            <text:p>101.4532617,1.6815017</text:p>
          </table:table-cell>
        </table:table-row>
        <table:table-row>
          <table:table-cell/>
          <table:table-cell table:style-name="ce1" office:value-type="string">
            <text:p>Newark</text:p>
          </table:table-cell>
          <table:table-cell table:style-name="ce1" office:value-type="string">
            <text:p>United States of America</text:p>
          </table:table-cell>
          <table:table-cell table:style-name="ce1" office:value-type="float" office:value="200084">
            <text:p>200084</text:p>
          </table:table-cell>
          <table:table-cell/>
          <table:table-cell table:style-name="ce1" office:value-type="string">
            <text:p>-74.1246,40.6993</text:p>
          </table:table-cell>
        </table:table-row>
        <table:table-row>
          <table:table-cell/>
          <table:table-cell table:style-name="ce1" office:value-type="string">
            <text:p>Damietta</text:p>
          </table:table-cell>
          <table:table-cell table:style-name="ce1" office:value-type="string">
            <text:p>Egypt</text:p>
          </table:table-cell>
          <table:table-cell table:style-name="ce1" office:value-type="float" office:value="198140">
            <text:p>198140</text:p>
          </table:table-cell>
          <table:table-cell/>
          <table:table-cell table:style-name="ce1" office:value-type="string">
            <text:p>31.82137,31.41674</text:p>
          </table:table-cell>
        </table:table-row>
        <table:table-row>
          <table:table-cell/>
          <table:table-cell table:style-name="ce1" office:value-type="string">
            <text:p>Alger</text:p>
          </table:table-cell>
          <table:table-cell table:style-name="ce1" office:value-type="string">
            <text:p>Algeria</text:p>
          </table:table-cell>
          <table:table-cell table:style-name="ce1" office:value-type="float" office:value="195132">
            <text:p>195132</text:p>
          </table:table-cell>
          <table:table-cell/>
          <table:table-cell table:style-name="ce1" office:value-type="string">
            <text:p>7.7599808,36.920006</text:p>
          </table:table-cell>
        </table:table-row>
        <table:table-row>
          <table:table-cell/>
          <table:table-cell table:style-name="ce1" office:value-type="string">
            <text:p>Las Palmas</text:p>
          </table:table-cell>
          <table:table-cell table:style-name="ce1" office:value-type="string">
            <text:p>Spain</text:p>
          </table:table-cell>
          <table:table-cell table:style-name="ce1" office:value-type="float" office:value="193387">
            <text:p>193387</text:p>
          </table:table-cell>
          <table:table-cell/>
          <table:table-cell table:style-name="ce1" office:value-type="string">
            <text:p>-15.4357,28.0514</text:p>
          </table:table-cell>
        </table:table-row>
        <table:table-row>
          <table:table-cell/>
          <table:table-cell table:style-name="ce1" office:value-type="string">
            <text:p>Fos-sur-Mer</text:p>
          </table:table-cell>
          <table:table-cell table:style-name="ce1" office:value-type="string">
            <text:p>France</text:p>
          </table:table-cell>
          <table:table-cell table:style-name="ce1" office:value-type="float" office:value="193196">
            <text:p>193196</text:p>
          </table:table-cell>
          <table:table-cell/>
          <table:table-cell table:style-name="ce1" office:value-type="string">
            <text:p>4.945595,43.4380714</text:p>
          </table:table-cell>
        </table:table-row>
        <table:table-row>
          <table:table-cell/>
          <table:table-cell table:style-name="ce1" office:value-type="string">
            <text:p>Buenos Aires</text:p>
          </table:table-cell>
          <table:table-cell table:style-name="ce1" office:value-type="string">
            <text:p>Argentina</text:p>
          </table:table-cell>
          <table:table-cell table:style-name="ce1" office:value-type="float" office:value="185072">
            <text:p>185072</text:p>
          </table:table-cell>
          <table:table-cell/>
          <table:table-cell table:style-name="ce1" office:value-type="string">
            <text:p>-58.44598,-34.61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3:15:07</dc:date>
    <dc:creator>Stefano </dc:creator>
    <meta:generator>LibreOffice/4.0.2.2$Linux_X86_64 LibreOffice_project/400m0$Build-2</meta:generator>
    <meta:editing-duration>PT5M27S</meta:editing-duration>
    <meta:editing-cycles>2</meta:editing-cycles>
    <meta:document-statistic meta:table-count="2" meta:cell-count="741" meta:object-count="0"/>
  </office:meta>
</office:document-meta>
</file>